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8CB000005DDFA6F9DF75F6C4B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svg:stroke-linecap="butt" draw:fill="solid" draw:fill-color="#c9211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2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2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5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7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7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1.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1.011cm"/>
    </style:style>
    <style:style style:name="gr11" style:family="graphic" style:parent-style-name="standard">
      <style:graphic-properties draw:stroke="none" draw:fill="none" fo:min-height="0.514cm"/>
    </style:style>
    <style:style style:name="gr1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stroke-dash="Dashed_20__28_var_29__20_1" svg:stroke-width="0cm" draw:stroke-linejoin="none" svg:stroke-linecap="butt" draw:fill="solid" draw:fill-color="#ff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fill-color="#ffff6d" draw:textarea-horizontal-align="justify" draw:textarea-vertical-align="middle" draw:auto-grow-height="false" fo:min-height="0.89cm" fo:min-width="1.5cm"/>
    </style:style>
    <style:style style:name="gr18" style:family="graphic" style:parent-style-name="standard">
      <style:graphic-properties draw:fill-color="#5eb91e" draw:textarea-horizontal-align="justify" draw:textarea-vertical-align="middle" draw:auto-grow-height="false" fo:min-height="0.89cm" fo:min-width="1.5cm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0.89cm" fo:min-width="10.2cm"/>
    </style:style>
    <style:style style:name="gr20" style:family="graphic" style:parent-style-name="Arrow_20_Line">
      <style:graphic-properties draw:textarea-vertical-align="middle"/>
    </style:style>
    <style:style style:name="gr21" style:family="graphic" style:parent-style-name="objectwithoutfill">
      <style:graphic-properties svg:stroke-width="0.3cm" svg:stroke-color="#ffffff" draw:marker-start-width="0.65cm" draw:marker-end-width="0.65cm" draw:fill="solid" draw:fill-color="#ffffff" draw:textarea-vertical-align="middle" fo:padding-top="0.275cm" fo:padding-bottom="0.275cm" fo:padding-left="0.4cm" fo:padding-right="0.4cm"/>
    </style:style>
    <style:style style:name="gr22" style:family="graphic" style:parent-style-name="objectwithoutfill">
      <style:graphic-properties svg:stroke-width="0cm" svg:stroke-color="#000000" draw:marker-start-width="0.2cm" draw:marker-end-width="0.2cm" draw:fill="solid" draw:fill-color="#ffffff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svg:stroke-color="#2f4f4f" draw:fill-color="#d3d3d3" draw:textarea-horizontal-align="justify" draw:textarea-vertical-align="middle" draw:auto-grow-height="false" fo:min-height="2.713cm" fo:min-width="1.623cm"/>
    </style:style>
    <style:style style:name="gr24" style:family="graphic" style:parent-style-name="standard">
      <style:graphic-properties svg:stroke-color="#d3d3d3" draw:fill-color="#f0f8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d3d3d3" draw:fill-color="#c9211e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2f4f4f" draw:fill-color="#d3d3d3" draw:textarea-horizontal-align="justify" draw:textarea-vertical-align="middle" draw:auto-grow-height="false" fo:min-height="2.713cm" fo:min-width="1.622cm"/>
    </style:style>
    <style:style style:name="gr27" style:family="graphic" style:parent-style-name="standard">
      <style:graphic-properties svg:stroke-color="#d3d3d3" draw:fill-color="#f0f8ff" draw:textarea-horizontal-align="justify" draw:textarea-vertical-align="middle" draw:auto-grow-height="false" fo:min-height="0.03cm" fo:min-width="0cm"/>
    </style:style>
    <style:style style:name="gr28" style:family="graphic" style:parent-style-name="standard">
      <style:graphic-properties svg:stroke-color="#d3d3d3" draw:fill-color="#c9211e" draw:textarea-horizontal-align="justify" draw:textarea-vertical-align="middle" draw:auto-grow-height="false" fo:min-height="0.03cm" fo:min-width="0cm"/>
    </style:style>
    <style:style style:name="gr29" style:family="graphic" style:parent-style-name="standard">
      <style:graphic-properties svg:stroke-color="#d3d3d3" draw:fill-color="#f0f8ff" draw:textarea-horizontal-align="justify" draw:textarea-vertical-align="middle" draw:auto-grow-height="false" fo:min-height="0.029cm" fo:min-width="0cm"/>
    </style:style>
    <style:style style:name="gr30" style:family="graphic" style:parent-style-name="standard">
      <style:graphic-properties svg:stroke-color="#d3d3d3" draw:fill-color="#c9211e" draw:textarea-horizontal-align="justify" draw:textarea-vertical-align="middle" draw:auto-grow-height="false" fo:min-height="0.02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solid" svg:stroke-width="0cm" svg:stroke-color="#a9a9a9" draw:fill-color="#c9211e" draw:textarea-horizontal-align="justify" draw:textarea-vertical-align="middle" draw:auto-grow-height="false" fo:min-height="11.582cm" fo:min-width="6.832cm"/>
    </style:style>
    <style:style style:name="gr33" style:family="graphic" style:parent-style-name="standard">
      <style:graphic-properties svg:stroke-color="#2f4f4f" draw:fill-color="#d3d3d3" draw:textarea-horizontal-align="justify" draw:textarea-vertical-align="middle" draw:auto-grow-height="false" fo:min-height="10.35cm" fo:min-width="7.1cm"/>
    </style:style>
    <style:style style:name="gr34" style:family="graphic" style:parent-style-name="standard">
      <style:graphic-properties svg:stroke-color="#d3d3d3" draw:fill-color="#f0f8ff" draw:textarea-horizontal-align="justify" draw:textarea-vertical-align="middle" draw:auto-grow-height="false" fo:min-height="0.458cm" fo:min-width="0.208cm"/>
    </style:style>
    <style:style style:name="gr35" style:family="graphic" style:parent-style-name="standard">
      <style:graphic-properties svg:stroke-color="#d3d3d3" draw:fill-color="#c9211e" draw:textarea-horizontal-align="justify" draw:textarea-vertical-align="middle" draw:auto-grow-height="false" fo:min-height="0.458cm" fo:min-width="0.208cm"/>
    </style:style>
    <style:style style:name="gr36" style:family="graphic" style:parent-style-name="standard">
      <style:graphic-properties svg:stroke-color="#2f4f4f" draw:fill-color="#c0c0c0" draw:textarea-horizontal-align="justify" draw:textarea-vertical-align="middle" draw:auto-grow-height="false" fo:min-height="0.878cm" fo:min-width="0.628cm"/>
    </style:style>
    <style:style style:name="gr37" style:family="graphic" style:parent-style-name="standard">
      <style:graphic-properties svg:stroke-color="#2f4f4f" draw:fill-color="#c0c0c0" draw:textarea-horizontal-align="justify" draw:textarea-vertical-align="middle" draw:auto-grow-height="false" fo:min-height="0.193cm" fo:min-width="0cm"/>
    </style:style>
    <style:style style:name="gr38" style:family="graphic" style:parent-style-name="standard">
      <style:graphic-properties svg:stroke-color="#d3d3d3" draw:fill-color="#c9211e" draw:textarea-horizontal-align="justify" draw:textarea-vertical-align="middle" draw:auto-grow-height="false" fo:min-height="0.458cm" fo:min-width="0.20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cm"/>
    </style:style>
    <style:style style:name="gr40" style:family="graphic" style:parent-style-name="standard">
      <style:graphic-properties draw:stroke="solid" svg:stroke-width="0cm" svg:stroke-color="#a9a9a9" draw:fill-color="#c9211e" draw:textarea-horizontal-align="justify" draw:textarea-vertical-align="middle" draw:auto-grow-height="false" fo:min-height="5.537cm" fo:min-width="3.084cm"/>
    </style:style>
    <style:style style:name="gr41" style:family="graphic" style:parent-style-name="standard">
      <style:graphic-properties svg:stroke-color="#2f4f4f" draw:fill-color="#d3d3d3" draw:textarea-horizontal-align="justify" draw:textarea-vertical-align="middle" draw:auto-grow-height="false" fo:min-height="4.933cm" fo:min-width="3.214cm"/>
    </style:style>
    <style:style style:name="gr42" style:family="graphic" style:parent-style-name="standard">
      <style:graphic-properties svg:stroke-color="#d3d3d3" draw:fill-color="#f0f8ff" draw:textarea-horizontal-align="justify" draw:textarea-vertical-align="middle" draw:auto-grow-height="false" fo:min-height="0.097cm" fo:min-width="0cm"/>
    </style:style>
    <style:style style:name="gr43" style:family="graphic" style:parent-style-name="standard">
      <style:graphic-properties svg:stroke-color="#d3d3d3" draw:fill-color="#c9211e" draw:textarea-horizontal-align="justify" draw:textarea-vertical-align="middle" draw:auto-grow-height="false" fo:min-height="0.096cm" fo:min-width="0cm"/>
    </style:style>
    <style:style style:name="gr44" style:family="graphic" style:parent-style-name="standard">
      <style:graphic-properties svg:stroke-color="#d3d3d3" draw:fill-color="#f0f8ff" draw:textarea-horizontal-align="justify" draw:textarea-vertical-align="middle" draw:auto-grow-height="false" fo:min-height="0.096cm" fo:min-width="0cm"/>
    </style:style>
    <style:style style:name="gr45" style:family="graphic" style:parent-style-name="standard">
      <style:graphic-properties svg:stroke-color="#d3d3d3" draw:fill-color="#c9211e" draw:textarea-horizontal-align="justify" draw:textarea-vertical-align="middle" draw:auto-grow-height="false" fo:min-height="0.097cm" fo:min-width="0cm"/>
    </style:style>
    <style:style style:name="gr46" style:family="graphic" style:parent-style-name="standard">
      <style:graphic-properties svg:stroke-color="#d3d3d3" draw:fill-color="#c9211e" draw:textarea-horizontal-align="justify" draw:textarea-vertical-align="middle" draw:auto-grow-height="false" fo:min-height="0.097cm" fo:min-width="0cm"/>
    </style:style>
    <style:style style:name="gr47" style:family="graphic" style:parent-style-name="standard">
      <style:graphic-properties svg:stroke-color="#2f4f4f" draw:fill-color="#c0c0c0" draw:textarea-horizontal-align="justify" draw:textarea-vertical-align="middle" draw:auto-grow-height="false" fo:min-height="0.303cm" fo:min-width="0.053cm"/>
    </style:style>
    <style:style style:name="gr48" style:family="graphic" style:parent-style-name="standard">
      <style:graphic-properties svg:stroke-color="#2f4f4f" draw:fill-color="#c0c0c0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svg:stroke-color="#2f4f4f" draw:fill-color="#c0c0c0" draw:textarea-horizontal-align="justify" draw:textarea-vertical-align="middle" draw:auto-grow-height="false" fo:min-height="0.304cm" fo:min-width="0.052cm"/>
    </style:style>
    <style:style style:name="gr50" style:family="graphic" style:parent-style-name="standard">
      <style:graphic-properties svg:stroke-color="#d3d3d3" draw:fill-color="#c9211e" draw:textarea-horizontal-align="justify" draw:textarea-vertical-align="middle" draw:auto-grow-height="false" fo:min-height="0.096cm" fo:min-width="0cm"/>
    </style:style>
    <style:style style:name="gr51" style:family="graphic" style:parent-style-name="standard">
      <style:graphic-properties svg:stroke-color="#2f4f4f" draw:fill-color="#c0c0c0" draw:textarea-horizontal-align="justify" draw:textarea-vertical-align="middle" draw:auto-grow-height="false" fo:min-height="0.304cm" fo:min-width="0.05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cm" fo:min-width="1.36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cm" fo:min-width="1.19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cm" fo:min-width="0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-color="#ffff6d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5eb91e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b4c7dc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-color="#d3d3d3"/>
      <style:paragraph-properties fo:text-align="center"/>
    </style:style>
    <style:style style:name="P18" style:family="paragraph">
      <loext:graphic-properties draw:fill-color="#f0f8ff"/>
      <style:paragraph-properties fo:text-align="center"/>
    </style:style>
    <style:style style:name="P19" style:family="paragraph">
      <loext:graphic-properties draw:fill-color="#c9211e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-color="#c0c0c0"/>
      <style:paragraph-properties fo:text-align="center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text-align="center"/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g>
            <draw:polygon draw:style-name="gr1" draw:text-style-name="P1" draw:layer="layout" svg:width="1.523cm" svg:height="2.222cm" draw:transform="rotate (-1.5707963267949) translate (15.9694339264718cm 0.999999007152762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5.7623133364112cm 1.45893271423111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5.7623133364112cm 1.92392179661119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4.9284056294338cm 1.3387813200863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4.9274482153041cm 1.78337334881845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4.0925830941971cm 1.1740113710866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4.0925830941971cm 1.64250619706246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5.7016771081962cm 1.2670729283553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5.5740218909016cm 1.51598072365266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5.6719972701752cm 1.741304425669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5.5711496485124cm 1.80281429057663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5.6981665897206cm 2.15115772240763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4.8371321490681cm 2.0096531627251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4.816707314301cm 1.79261576375267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4.8371321490681cm 1.56537983795623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4.816707314301cm 1.3043612920554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4.8371321490681cm 1.1201504012975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4.1171567235263cm 2.25154947083102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5.9694339264718cm 2.53009574186328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5.7623133364112cm 2.98902944894163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5.7623133364112cm 3.45401853132171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4.9284056294338cm 2.8688780547968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4.9274482153041cm 3.31347008352898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4.0925830941971cm 2.70410810579716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4.0925830941971cm 3.1726029317729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5.7016771081962cm 2.79716966306582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5.5740218909016cm 3.04607745836318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5.6719972701752cm 3.27140116038011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5.5711496485124cm 3.33291102528715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5.6981665897206cm 3.68125445711816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4.8371321490681cm 3.53974989743566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4.816707314301cm 3.3227124984631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4.8371321490681cm 3.09547657266674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4.816707314301cm 2.83445802676594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4.8371321490681cm 2.6502471360081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4.1171567235263cm 3.78164620554153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5.0793222098505cm 4.77418094079302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4.87220161978992cm 5.23311464787138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4.87220161978992cm 5.6981037302514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4.03829391281257cm 5.11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4.03733649868286cm 5.55755528245871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3.2024713775758cm 4.94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3.2024713775758cm 5.41668813070272cm)" svg:viewBox="0 0 424 140" draw:points="84,0 342,0 424,99 376,140 56,140 0,72">
              <text:p/>
            </draw:polygon>
            <draw:polygon draw:style-name="gr3" draw:text-style-name="P3" draw:layer="layout" svg:width="0.247cm" svg:height="0.819cm" draw:transform="rotate (-1.5707963267949) translate (4.81156539157496cm 5.04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4.6839101742803cm 5.29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4.78188555355395cm 5.51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4.68103793189117cm 5.5769962242168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4.80805487309936cm 5.9253396560478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3.94702043244689cm 5.78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3.92659559767975cm 5.56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3.94702043244689cm 5.33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3.92659559767975cm 5.07854322569568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3.94702043244689cm 4.89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3.22704500690503cm 6.02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5.0793222098505cm 6.30427767550354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4.87220161978992cm 6.7632113825818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4.87220161978992cm 7.22820046496197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4.03829391281257cm 6.64305998843707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4.03733649868286cm 7.08765201716924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3.2024713775758cm 6.47829003943742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3.2024713775758cm 6.94678486541323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4.81156539157496cm 6.57135159670608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4.6839101742803cm 6.82025939200343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4.78188555355395cm 7.04558309402037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4.68103793189117cm 7.10709295892741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4.80805487309936cm 7.45543639075842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3.94702043244689cm 7.31393183107592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3.92659559767975cm 7.0968944321034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3.94702043244689cm 6.86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3.92659559767975cm 6.60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3.94702043244689cm 6.42442906964836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3.22704500690503cm 7.55582813918179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7.81066825889683cm 4.77418094079302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7.60354766883624cm 5.23311464787138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7.60354766883624cm 5.69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6.7696399618589cm 5.11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6.76868254772919cm 5.55755528245871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5.93381742662213cm 4.94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5.93381742662213cm 5.4166881307027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7.54291144062128cm 5.04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7.41525622332662cm 5.29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7.51323160260028cm 5.51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7.4123839809375cm 5.57699622421689cm)" svg:viewBox="0 0 421 666" draw:points="269,128 421,0 392,169 139,586 0,666 147,327">
              <text:p/>
            </draw:polygon>
            <draw:polygon draw:style-name="gr3" draw:text-style-name="P3" draw:layer="layout" svg:width="0.255cm" svg:height="0.815cm" draw:transform="rotate (-1.5707963267949) translate (7.53940092214568cm 5.9253396560478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6.67836648149322cm 5.78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6.65794164672607cm 5.56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6.67836648149322cm 5.33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6.65794164672607cm 5.07854322569568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6.67836648149322cm 4.89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5.95839105595135cm 6.02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7.81066825889683cm 6.30427767550354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7.60354766883624cm 6.7632113825818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7.60354766883624cm 7.22820046496197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6.7696399618589cm 6.64305998843707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6.76868254772919cm 7.08765201716924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5.93381742662213cm 6.47829003943742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5.93381742662213cm 6.94678486541323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7.54291144062128cm 6.57135159670608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7.41525622332662cm 6.82025939200343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7.51323160260028cm 7.04558309402037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7.41238398093749cm 7.10709295892741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7.53940092214568cm 7.45543639075842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6.67836648149322cm 7.31393183107592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6.65794164672607cm 7.0968944321034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6.67836648149322cm 6.86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6.65794164672607cm 6.60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6.67836648149322cm 6.42442906964836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5.95839105595135cm 7.55582813918179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0.5300143079431cm 4.77418094079302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0.3228937178826cm 5.23311464787138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0.3228937178826cm 5.69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9.48898601090522cm 5.11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9.48802859677551cm 5.55755528245871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8.65316347566845cm 4.94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8.65316347566845cm 5.4166881307027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0.2622574896676cm 5.04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0.1346022723729cm 5.29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0.2325776516466cm 5.51548635930986cm)" svg:viewBox="0 0 213 786" draw:points="77,70 158,0 213,67 137,524 23,786 0,522">
              <text:p/>
            </draw:polygon>
            <draw:polygon draw:style-name="gr3" draw:text-style-name="P3" draw:layer="layout" svg:width="0.42cm" svg:height="0.665cm" draw:transform="rotate (-1.5707963267949) translate (10.1317300299838cm 5.5769962242168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0.258746971192cm 5.9253396560478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9.39771253053954cm 5.78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9.37728769577239cm 5.56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9.39771253053954cm 5.33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9.37728769577239cm 5.07854322569568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9.39771253053954cm 4.89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8.67773710499767cm 6.02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0.5300143079431cm 6.30427767550354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0.3228937178826cm 6.7632113825818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0.3228937178826cm 7.22820046496197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9.48898601090522cm 6.64305998843707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9.48802859677551cm 7.08765201716924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8.65316347566845cm 6.47829003943742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8.65316347566845cm 6.94678486541323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0.2622574896676cm 6.57135159670608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0.1346022723729cm 6.82025939200343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0.2325776516466cm 7.04558309402037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0.1317300299838cm 7.10709295892741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0.258746971192cm 7.45543639075842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9.39771253053954cm 7.31393183107592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9.37728769577239cm 7.0968944321034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9.39771253053954cm 6.86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9.37728769577239cm 6.60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9.39771253053954cm 6.42442906964836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8.67773710499767cm 7.55582813918179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3.2493603569895cm 4.77418094079302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3.0422397669289cm 5.23311464787138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3.0422397669289cm 5.69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2.2083320599515cm 5.11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2.2073746458218cm 5.55755528245871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1.3725095247148cm 4.94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1.3725095247148cm 5.4166881307027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2.9816035387139cm 5.04125486199556cm)" svg:viewBox="0 0 248 820" draw:points="120,39 167,0 248,96 141,745 51,820 0,759">
              <text:p/>
            </draw:polygon>
            <draw:polygon draw:style-name="gr3" draw:text-style-name="P3" draw:layer="layout" svg:width="0.212cm" svg:height="0.663cm" draw:transform="rotate (-1.5707963267949) translate (12.8539483214193cm 5.29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2.9519237006929cm 5.51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2.8510760790301cm 5.5769962242168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2.9780930202383cm 5.9253396560478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2.1170585795859cm 5.78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2.0966337448187cm 5.56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2.1170585795859cm 5.33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2.0966337448187cm 5.07854322569568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2.1170585795859cm 4.89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1.397083154044cm 6.02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3.2493603569895cm 6.30427767550354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3.0422397669289cm 6.7632113825818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3.0422397669289cm 7.22820046496197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2.2083320599515cm 6.64305998843707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2.2073746458218cm 7.08765201716924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1.3725095247148cm 6.47829003943742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1.3725095247148cm 6.94678486541323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2.9816035387139cm 6.57135159670608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2.8539483214193cm 6.82025939200343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2.9519237006929cm 7.04558309402037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2.8510760790301cm 7.10709295892741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2.9780930202383cm 7.45543639075842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2.1170585795859cm 7.31393183107592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2.0966337448187cm 7.0968944321034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2.1170585795859cm 6.86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2.0966337448187cm 6.60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2.1170585795859cm 6.42442906964836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1.397083154044cm 7.55582813918179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5.9687064060358cm 4.77418094079302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5.7615858159752cm 5.23311464787138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5.7615858159752cm 5.69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4.9276781089979cm 5.11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4.9267206948682cm 5.55755528245871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4.0918555737611cm 4.94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4.0918555737611cm 5.41668813070272cm)" svg:viewBox="0 0 424 140" draw:points="84,0 342,0 424,99 376,140 56,140 0,72">
              <text:p/>
            </draw:polygon>
            <draw:polygon draw:style-name="gr3" draw:text-style-name="P3" draw:layer="layout" svg:width="0.247cm" svg:height="0.819cm" draw:transform="rotate (-1.5707963267949) translate (15.7009495877602cm 5.04125486199556cm)" svg:viewBox="0 0 248 820" draw:points="120,39 167,0 248,96 141,745 51,820 0,759">
              <text:p/>
            </draw:polygon>
            <draw:polygon draw:style-name="gr3" draw:text-style-name="P3" draw:layer="layout" svg:width="0.212cm" svg:height="0.663cm" draw:transform="rotate (-1.5707963267949) translate (15.5732943704656cm 5.29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5.6712697497392cm 5.51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5.5704221280765cm 5.5769962242168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5.6974390692846cm 5.9253396560478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4.8364046286322cm 5.78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4.815979793865cm 5.56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4.8364046286322cm 5.33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4.815979793865cm 5.07854322569568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4.8364046286322cm 4.89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4.1164292030903cm 6.02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5.9687064060358cm 6.30427767550354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5.7615858159752cm 6.7632113825818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5.7615858159752cm 7.22820046496197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4.9276781089979cm 6.64305998843707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4.9267206948682cm 7.08765201716924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4.0918555737611cm 6.47829003943742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4.0918555737611cm 6.94678486541323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5.7009495877602cm 6.57135159670608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5.5732943704656cm 6.82025939200343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5.6712697497392cm 7.04558309402037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5.5704221280765cm 7.10709295892741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5.6974390692846cm 7.45543639075842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4.8364046286322cm 7.31393183107592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4.815979793865cm 7.0968944321034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4.8364046286322cm 6.86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4.815979793865cm 6.60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4.8364046286322cm 6.42442906964836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4.1164292030903cm 7.55582813918179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8.6880524550821cm 4.77418094079302cm)" svg:viewBox="0 0 1524 2223" draw:points="0,0 1524,0 1524,2223 0,2223">
              <text:p/>
            </draw:polygon>
            <draw:polygon draw:style-name="gr3" draw:text-style-name="P3" draw:layer="layout" svg:width="0.419cm" svg:height="0.135cm" draw:transform="rotate (-1.5707963267949) translate (18.4809318650215cm 5.23311464787138cm)" svg:viewBox="0 0 420 136" draw:points="47,0 365,0 420,66 338,136 81,136 0,40">
              <text:p/>
            </draw:polygon>
            <draw:polygon draw:style-name="gr3" draw:text-style-name="P3" draw:layer="layout" svg:width="0.429cm" svg:height="0.135cm" draw:transform="rotate (-1.5707963267949) translate (18.4809318650215cm 5.69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7.6470241580442cm 5.11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7.6460667439145cm 5.55755528245871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6.8112016228074cm 4.94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6.8112016228074cm 5.4166881307027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8.4202956368066cm 5.04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8.2926404195119cm 5.29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8.3906157987856cm 5.51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8.2897681771228cm 5.5769962242168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8.416785118331cm 5.9253396560478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7.5557506776785cm 5.78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7.5353258429114cm 5.56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7.5557506776785cm 5.33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7.5353258429114cm 5.07854322569568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7.5557506776785cm 4.89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6.8357752521366cm 6.02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8.6880524550821cm 6.30427767550354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8.4809318650215cm 6.7632113825818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8.4809318650215cm 7.22820046496197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7.6470241580442cm 6.64305998843707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7.6460667439145cm 7.08765201716924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6.8112016228074cm 6.47829003943742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6.8112016228074cm 6.94678486541323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8.4202956368066cm 6.57135159670608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8.2926404195119cm 6.82025939200343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8.3906157987856cm 7.04558309402037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8.2897681771228cm 7.10709295892741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8.416785118331cm 7.45543639075842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7.5557506776785cm 7.31393183107592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7.5353258429114cm 7.0968944321034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7.5557506776785cm 6.86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7.5353258429114cm 6.60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7.5557506776785cm 6.42442906964836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6.8357752521366cm 7.55582813918179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21.4073985041284cm 4.77418094079302cm)" svg:viewBox="0 0 1524 2223" draw:points="0,0 1524,0 1524,2223 0,2223">
              <text:p/>
            </draw:polygon>
            <draw:polygon draw:style-name="gr3" draw:text-style-name="P3" draw:layer="layout" svg:width="0.419cm" svg:height="0.135cm" draw:transform="rotate (-1.5707963267949) translate (21.2002779140678cm 5.23311464787138cm)" svg:viewBox="0 0 420 136" draw:points="47,0 365,0 420,66 338,136 81,136 0,40">
              <text:p/>
            </draw:polygon>
            <draw:polygon draw:style-name="gr3" draw:text-style-name="P3" draw:layer="layout" svg:width="0.429cm" svg:height="0.135cm" draw:transform="rotate (-1.5707963267949) translate (21.2002779140678cm 5.69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0.3663702070905cm 5.11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0.3654127929608cm 5.55755528245871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9.5305476718537cm 4.94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9.5305476718537cm 5.41668813070272cm)" svg:viewBox="0 0 424 140" draw:points="84,0 342,0 424,99 376,140 56,140 0,72">
              <text:p/>
            </draw:polygon>
            <draw:polygon draw:style-name="gr3" draw:text-style-name="P3" draw:layer="layout" svg:width="0.247cm" svg:height="0.819cm" draw:transform="rotate (-1.5707963267949) translate (21.1396416858529cm 5.04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1.0119864685582cm 5.29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1.1099618478319cm 5.51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1.0091142261691cm 5.5769962242168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1.1361311673773cm 5.9253396560478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0.2750967267248cm 5.78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0.2546718919577cm 5.56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0.2750967267248cm 5.33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0.2546718919577cm 5.07854322569568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0.2750967267248cm 4.89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9.555121301183cm 6.02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21.4073985041284cm 6.30427767550354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1.2002779140678cm 6.7632113825818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1.2002779140678cm 7.22820046496197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0.3663702070905cm 6.64305998843707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0.3654127929608cm 7.08765201716924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9.5305476718537cm 6.47829003943742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9.5305476718537cm 6.94678486541323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1.1396416858529cm 6.57135159670608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1.0119864685582cm 6.82025939200343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1.1099618478319cm 7.04558309402037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1.0091142261691cm 7.10709295892741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1.1361311673773cm 7.45543639075842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0.2750967267248cm 7.31393183107592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0.2546718919577cm 7.0968944321034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0.2750967267248cm 6.86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0.2546718919577cm 6.60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0.2750967267248cm 6.42442906964836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9.555121301183cm 7.55582813918179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24.1267445531748cm 4.77418094079302cm)" svg:viewBox="0 0 1524 2223" draw:points="0,0 1524,0 1524,2223 0,2223">
              <text:p/>
            </draw:polygon>
            <draw:polygon draw:style-name="gr3" draw:text-style-name="P3" draw:layer="layout" svg:width="0.419cm" svg:height="0.135cm" draw:transform="rotate (-1.5707963267949) translate (23.9196239631142cm 5.23311464787138cm)" svg:viewBox="0 0 420 136" draw:points="47,0 365,0 420,66 338,136 81,136 0,40">
              <text:p/>
            </draw:polygon>
            <draw:polygon draw:style-name="gr3" draw:text-style-name="P3" draw:layer="layout" svg:width="0.429cm" svg:height="0.135cm" draw:transform="rotate (-1.5707963267949) translate (23.9196239631142cm 5.69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3.0857162561368cm 5.11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3.0847588420071cm 5.55755528245871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22.2498937209001cm 4.94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22.2498937209001cm 5.4166881307027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3.8589877348992cm 5.04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3.7313325176046cm 5.29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3.8293078968782cm 5.51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3.7284602752154cm 5.57699622421689cm)" svg:viewBox="0 0 421 666" draw:points="269,128 421,0 392,169 139,586 0,666 147,327">
              <text:p/>
            </draw:polygon>
            <draw:polygon draw:style-name="gr3" draw:text-style-name="P3" draw:layer="layout" svg:width="0.255cm" svg:height="0.815cm" draw:transform="rotate (-1.5707963267949) translate (23.8554772164236cm 5.9253396560478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2.9944427757711cm 5.78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2.974017941004cm 5.56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2.9944427757711cm 5.33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2.974017941004cm 5.07854322569568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2.9944427757711cm 4.89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2.2744673502293cm 6.02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24.1267445531748cm 6.30427767550354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3.9196239631142cm 6.7632113825818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3.9196239631142cm 7.22820046496197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3.0857162561368cm 6.64305998843707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3.0847588420071cm 7.08765201716924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22.2498937209001cm 6.47829003943742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22.2498937209001cm 6.94678486541323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3.8589877348992cm 6.57135159670608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3.7313325176046cm 6.82025939200343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3.8293078968782cm 7.04558309402037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3.7284602752154cm 7.10709295892741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3.8554772164236cm 7.45543639075842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2.9944427757711cm 7.31393183107592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2.974017941004cm 7.0968944321034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2.9944427757711cm 6.86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2.974017941004cm 6.60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2.9944427757711cm 6.42442906964836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2.2744673502293cm 7.55582813918179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26.8450006839649cm 4.77418094079302cm)" svg:viewBox="0 0 1524 2223" draw:points="0,0 1524,0 1524,2223 0,2223">
              <text:p/>
            </draw:polygon>
            <draw:polygon draw:style-name="gr3" draw:text-style-name="P3" draw:layer="layout" svg:width="0.419cm" svg:height="0.135cm" draw:transform="rotate (-1.5707963267949) translate (26.6378800939044cm 5.23311464787138cm)" svg:viewBox="0 0 420 136" draw:points="47,0 365,0 420,66 338,136 81,136 0,40">
              <text:p/>
            </draw:polygon>
            <draw:polygon draw:style-name="gr3" draw:text-style-name="P3" draw:layer="layout" svg:width="0.429cm" svg:height="0.135cm" draw:transform="rotate (-1.5707963267949) translate (26.6378800939044cm 5.69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5.803972386927cm 5.11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5.8030149727973cm 5.55755528245871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24.9681498516902cm 4.94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24.9681498516902cm 5.41668813070272cm)" svg:viewBox="0 0 424 140" draw:points="84,0 342,0 424,99 376,140 56,140 0,72">
              <text:p/>
            </draw:polygon>
            <draw:polygon draw:style-name="gr3" draw:text-style-name="P3" draw:layer="layout" svg:width="0.247cm" svg:height="0.819cm" draw:transform="rotate (-1.5707963267949) translate (26.5772438656894cm 5.04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6.4495886483947cm 5.29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6.5475640276684cm 5.51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6.4467164060056cm 5.57699622421689cm)" svg:viewBox="0 0 421 666" draw:points="269,128 421,0 392,169 139,586 0,666 147,327">
              <text:p/>
            </draw:polygon>
            <draw:polygon draw:style-name="gr3" draw:text-style-name="P3" draw:layer="layout" svg:width="0.255cm" svg:height="0.815cm" draw:transform="rotate (-1.5707963267949) translate (26.5737333472138cm 5.9253396560478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5.7126989065613cm 5.78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5.6922740717942cm 5.56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5.7126989065613cm 5.33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5.6922740717942cm 5.07854322569568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5.7126989065613cm 4.89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4.9927234810195cm 6.02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26.8450006839649cm 6.30427767550354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6.6378800939044cm 6.7632113825818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6.6378800939044cm 7.22820046496197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5.803972386927cm 6.64305998843707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5.8030149727973cm 7.08765201716924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24.9681498516902cm 6.47829003943742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24.9681498516902cm 6.94678486541323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6.5772438656894cm 6.57135159670608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6.4495886483947cm 6.82025939200343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6.5475640276684cm 7.04558309402037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6.4467164060056cm 7.10709295892741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6.5737333472138cm 7.45543639075842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5.7126989065613cm 7.31393183107592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5.6922740717942cm 7.0968944321034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5.7126989065613cm 6.86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5.6922740717942cm 6.60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5.7126989065613cm 6.42442906964836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4.9927234810195cm 7.55582813918179cm)" svg:viewBox="0 0 175 176" svg:d="M175 88c0 48-39 88-87 88-49 0-88-40-88-88 0-49 39-88 88-88 48 0 87 39 87 88z">
              <text:p/>
            </draw:path>
          </draw:g>
          <draw:frame draw:style-name="gr4" draw:text-style-name="P5" draw:layer="layout" svg:width="0.756cm" svg:height="0.763cm" svg:x="3.589cm" svg:y="7.757cm">
            <draw:text-box>
              <text:p text:style-name="P4"><text:span text:style-name="T1">1</text:span></text:p>
            </draw:text-box>
          </draw:frame>
          <draw:frame draw:style-name="gr4" draw:text-style-name="P5" draw:layer="layout" svg:width="0.756cm" svg:height="0.763cm" svg:x="6.321cm" svg:y="7.757cm">
            <draw:text-box>
              <text:p text:style-name="P4"><text:span text:style-name="T1">2</text:span></text:p>
            </draw:text-box>
          </draw:frame>
          <draw:frame draw:style-name="gr4" draw:text-style-name="P5" draw:layer="layout" svg:width="0.756cm" svg:height="0.763cm" svg:x="9.04cm" svg:y="7.757cm">
            <draw:text-box>
              <text:p text:style-name="P4"><text:span text:style-name="T1">3</text:span></text:p>
            </draw:text-box>
          </draw:frame>
          <draw:frame draw:style-name="gr5" draw:text-style-name="P5" draw:layer="layout" svg:width="0.756cm" svg:height="0.763cm" svg:x="11.759cm" svg:y="7.757cm">
            <draw:text-box>
              <text:p text:style-name="P4"><text:span text:style-name="T1">4</text:span></text:p>
            </draw:text-box>
          </draw:frame>
          <draw:frame draw:style-name="gr4" draw:text-style-name="P5" draw:layer="layout" svg:width="0.756cm" svg:height="0.763cm" svg:x="14.479cm" svg:y="7.757cm">
            <draw:text-box>
              <text:p text:style-name="P4"><text:span text:style-name="T1">5</text:span></text:p>
            </draw:text-box>
          </draw:frame>
          <draw:frame draw:style-name="gr4" draw:text-style-name="P5" draw:layer="layout" svg:width="0.756cm" svg:height="0.763cm" svg:x="17.198cm" svg:y="7.757cm">
            <draw:text-box>
              <text:p text:style-name="P4"><text:span text:style-name="T1">6</text:span></text:p>
            </draw:text-box>
          </draw:frame>
          <draw:frame draw:style-name="gr4" draw:text-style-name="P5" draw:layer="layout" svg:width="0.756cm" svg:height="0.763cm" svg:x="19.917cm" svg:y="7.757cm">
            <draw:text-box>
              <text:p text:style-name="P4"><text:span text:style-name="T1">7</text:span></text:p>
            </draw:text-box>
          </draw:frame>
          <draw:frame draw:style-name="gr4" draw:text-style-name="P5" draw:layer="layout" svg:width="0.756cm" svg:height="0.763cm" svg:x="22.637cm" svg:y="7.757cm">
            <draw:text-box>
              <text:p text:style-name="P4"><text:span text:style-name="T1">8</text:span></text:p>
            </draw:text-box>
          </draw:frame>
          <draw:frame draw:style-name="gr5" draw:text-style-name="P5" draw:layer="layout" svg:width="0.756cm" svg:height="0.763cm" svg:x="25.355cm" svg:y="7.757cm">
            <draw:text-box>
              <text:p text:style-name="P4"><text:span text:style-name="T1">9</text:span></text:p>
            </draw:text-box>
          </draw:frame>
          <draw:frame draw:style-name="gr6" draw:text-style-name="P5" draw:layer="layout" svg:width="1.01cm" svg:height="0.763cm" svg:x="3.462cm" svg:y="11.637cm">
            <draw:text-box>
              <text:p text:style-name="P4"><text:span text:style-name="T1">10</text:span></text:p>
            </draw:text-box>
          </draw:frame>
          <draw:frame draw:style-name="gr6" draw:text-style-name="P5" draw:layer="layout" svg:width="1.01cm" svg:height="0.763cm" svg:x="6.194cm" svg:y="11.637cm">
            <draw:text-box>
              <text:p text:style-name="P4"><text:span text:style-name="T1">20</text:span></text:p>
            </draw:text-box>
          </draw:frame>
          <draw:frame draw:style-name="gr6" draw:text-style-name="P5" draw:layer="layout" svg:width="1.01cm" svg:height="0.763cm" svg:x="8.913cm" svg:y="11.637cm">
            <draw:text-box>
              <text:p text:style-name="P4"><text:span text:style-name="T1">30</text:span></text:p>
            </draw:text-box>
          </draw:frame>
          <draw:frame draw:style-name="gr6" draw:text-style-name="P5" draw:layer="layout" svg:width="1.01cm" svg:height="0.763cm" svg:x="11.632cm" svg:y="11.637cm">
            <draw:text-box>
              <text:p text:style-name="P4"><text:span text:style-name="T1">40</text:span></text:p>
            </draw:text-box>
          </draw:frame>
          <draw:frame draw:style-name="gr6" draw:text-style-name="P5" draw:layer="layout" svg:width="1.01cm" svg:height="0.763cm" svg:x="14.352cm" svg:y="11.637cm">
            <draw:text-box>
              <text:p text:style-name="P4"><text:span text:style-name="T1">50</text:span></text:p>
            </draw:text-box>
          </draw:frame>
          <draw:frame draw:style-name="gr6" draw:text-style-name="P5" draw:layer="layout" svg:width="1.01cm" svg:height="0.763cm" svg:x="17.071cm" svg:y="11.637cm">
            <draw:text-box>
              <text:p text:style-name="P4"><text:span text:style-name="T1">60</text:span></text:p>
            </draw:text-box>
          </draw:frame>
          <draw:frame draw:style-name="gr6" draw:text-style-name="P5" draw:layer="layout" svg:width="1.01cm" svg:height="0.763cm" svg:x="19.79cm" svg:y="11.637cm">
            <draw:text-box>
              <text:p text:style-name="P4"><text:span text:style-name="T1">70</text:span></text:p>
            </draw:text-box>
          </draw:frame>
          <draw:frame draw:style-name="gr6" draw:text-style-name="P5" draw:layer="layout" svg:width="1.01cm" svg:height="0.763cm" svg:x="22.51cm" svg:y="11.637cm">
            <draw:text-box>
              <text:p text:style-name="P4"><text:span text:style-name="T1">80</text:span></text:p>
            </draw:text-box>
          </draw:frame>
          <draw:frame draw:style-name="gr6" draw:text-style-name="P5" draw:layer="layout" svg:width="1.01cm" svg:height="0.763cm" svg:x="25.228cm" svg:y="11.637cm">
            <draw:text-box>
              <text:p text:style-name="P4"><text:span text:style-name="T1">90</text:span></text:p>
            </draw:text-box>
          </draw:frame>
          <draw:frame draw:style-name="gr7" draw:text-style-name="P5" draw:layer="layout" svg:width="1.264cm" svg:height="0.763cm" svg:x="3.335cm" svg:y="15.487cm">
            <draw:text-box>
              <text:p text:style-name="P4"><text:span text:style-name="T1">100</text:span></text:p>
            </draw:text-box>
          </draw:frame>
          <draw:frame draw:style-name="gr8" draw:text-style-name="P5" draw:layer="layout" svg:width="1.264cm" svg:height="0.763cm" svg:x="6.067cm" svg:y="15.487cm">
            <draw:text-box>
              <text:p text:style-name="P4"><text:span text:style-name="T1">200</text:span></text:p>
            </draw:text-box>
          </draw:frame>
          <draw:frame draw:style-name="gr7" draw:text-style-name="P5" draw:layer="layout" svg:width="1.264cm" svg:height="0.763cm" svg:x="8.786cm" svg:y="15.487cm">
            <draw:text-box>
              <text:p text:style-name="P4"><text:span text:style-name="T1">300</text:span></text:p>
            </draw:text-box>
          </draw:frame>
          <draw:frame draw:style-name="gr8" draw:text-style-name="P5" draw:layer="layout" svg:width="1.264cm" svg:height="0.763cm" svg:x="11.505cm" svg:y="15.487cm">
            <draw:text-box>
              <text:p text:style-name="P4"><text:span text:style-name="T1">400</text:span></text:p>
            </draw:text-box>
          </draw:frame>
          <draw:frame draw:style-name="gr7" draw:text-style-name="P5" draw:layer="layout" svg:width="1.264cm" svg:height="0.763cm" svg:x="14.225cm" svg:y="15.487cm">
            <draw:text-box>
              <text:p text:style-name="P4"><text:span text:style-name="T1">500</text:span></text:p>
            </draw:text-box>
          </draw:frame>
          <draw:frame draw:style-name="gr7" draw:text-style-name="P5" draw:layer="layout" svg:width="1.264cm" svg:height="0.763cm" svg:x="16.944cm" svg:y="15.487cm">
            <draw:text-box>
              <text:p text:style-name="P4"><text:span text:style-name="T1">600</text:span></text:p>
            </draw:text-box>
          </draw:frame>
          <draw:frame draw:style-name="gr8" draw:text-style-name="P5" draw:layer="layout" svg:width="1.264cm" svg:height="0.763cm" svg:x="19.663cm" svg:y="15.487cm">
            <draw:text-box>
              <text:p text:style-name="P4"><text:span text:style-name="T1">700</text:span></text:p>
            </draw:text-box>
          </draw:frame>
          <draw:frame draw:style-name="gr7" draw:text-style-name="P5" draw:layer="layout" svg:width="1.264cm" svg:height="0.763cm" svg:x="22.383cm" svg:y="15.487cm">
            <draw:text-box>
              <text:p text:style-name="P4"><text:span text:style-name="T1">800</text:span></text:p>
            </draw:text-box>
          </draw:frame>
          <draw:frame draw:style-name="gr7" draw:text-style-name="P5" draw:layer="layout" svg:width="1.264cm" svg:height="0.763cm" svg:x="25.101cm" svg:y="15.487cm">
            <draw:text-box>
              <text:p text:style-name="P4"><text:span text:style-name="T1">900</text:span></text:p>
            </draw:text-box>
          </draw:frame>
          <draw:frame draw:style-name="gr9" draw:text-style-name="P5" draw:layer="layout" svg:width="1.518cm" svg:height="0.763cm" svg:x="3.208cm" svg:y="19.437cm">
            <draw:text-box>
              <text:p text:style-name="P4"><text:span text:style-name="T1">1000</text:span></text:p>
            </draw:text-box>
          </draw:frame>
          <draw:frame draw:style-name="gr9" draw:text-style-name="P5" draw:layer="layout" svg:width="1.518cm" svg:height="0.763cm" svg:x="5.94cm" svg:y="19.437cm">
            <draw:text-box>
              <text:p text:style-name="P4"><text:span text:style-name="T1">2000</text:span></text:p>
            </draw:text-box>
          </draw:frame>
          <draw:frame draw:style-name="gr9" draw:text-style-name="P5" draw:layer="layout" svg:width="1.518cm" svg:height="0.763cm" svg:x="8.659cm" svg:y="19.437cm">
            <draw:text-box>
              <text:p text:style-name="P4"><text:span text:style-name="T1">3000</text:span></text:p>
            </draw:text-box>
          </draw:frame>
          <draw:frame draw:style-name="gr9" draw:text-style-name="P5" draw:layer="layout" svg:width="1.518cm" svg:height="0.763cm" svg:x="11.378cm" svg:y="19.437cm">
            <draw:text-box>
              <text:p text:style-name="P4"><text:span text:style-name="T1">4000</text:span></text:p>
            </draw:text-box>
          </draw:frame>
          <draw:frame draw:style-name="gr10" draw:text-style-name="P5" draw:layer="layout" svg:width="1.518cm" svg:height="0.763cm" svg:x="14.098cm" svg:y="19.437cm">
            <draw:text-box>
              <text:p text:style-name="P4"><text:span text:style-name="T1">5000</text:span></text:p>
            </draw:text-box>
          </draw:frame>
          <draw:frame draw:style-name="gr9" draw:text-style-name="P5" draw:layer="layout" svg:width="1.518cm" svg:height="0.763cm" svg:x="16.817cm" svg:y="19.437cm">
            <draw:text-box>
              <text:p text:style-name="P4"><text:span text:style-name="T1">6000</text:span></text:p>
            </draw:text-box>
          </draw:frame>
          <draw:frame draw:style-name="gr9" draw:text-style-name="P5" draw:layer="layout" svg:width="1.518cm" svg:height="0.763cm" svg:x="19.536cm" svg:y="19.437cm">
            <draw:text-box>
              <text:p text:style-name="P4"><text:span text:style-name="T1">7000</text:span></text:p>
            </draw:text-box>
          </draw:frame>
          <draw:frame draw:style-name="gr10" draw:text-style-name="P5" draw:layer="layout" svg:width="1.518cm" svg:height="0.763cm" svg:x="22.256cm" svg:y="19.437cm">
            <draw:text-box>
              <text:p text:style-name="P4"><text:span text:style-name="T1">8000</text:span></text:p>
            </draw:text-box>
          </draw:frame>
          <draw:frame draw:style-name="gr9" draw:text-style-name="P5" draw:layer="layout" svg:width="1.518cm" svg:height="0.763cm" svg:x="24.974cm" svg:y="19.437cm">
            <draw:text-box>
              <text:p text:style-name="P4"><text:span text:style-name="T1">9000</text:span></text:p>
            </draw:text-box>
          </draw:frame>
          <draw:g>
            <draw:polygon draw:style-name="gr1" draw:text-style-name="P1" draw:layer="layout" svg:width="1.523cm" svg:height="2.222cm" draw:transform="rotate (-1.5707963267949) translate (5.0793222098505cm 8.65418094079302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4.87220161978992cm 9.11311464787137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4.87220161978992cm 9.57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4.03829391281257cm 8.99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4.03733649868286cm 9.43755528245871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3.2024713775758cm 8.8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3.2024713775758cm 9.2966881307027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4.81156539157496cm 8.92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4.6839101742803cm 9.17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4.78188555355395cm 9.39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4.68103793189117cm 9.4569962242168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4.80805487309936cm 9.8053396560478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3.94702043244689cm 9.6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3.92659559767975cm 9.44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3.94702043244689cm 9.21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3.92659559767975cm 8.95854322569568cm)" svg:viewBox="0 0 413 672" draw:points="135,558 0,672 29,497 281,77 413,0 272,335">
              <text:p/>
            </draw:polygon>
            <draw:polygon draw:style-name="gr3" draw:text-style-name="P3" draw:layer="layout" svg:width="0.255cm" svg:height="0.818cm" draw:transform="rotate (-1.5707963267949) translate (3.94702043244689cm 8.77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3.22704500690503cm 9.90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5.0793222098505cm 10.1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4.87220161978992cm 10.6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4.87220161978992cm 11.1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4.03829391281257cm 10.5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4.03733649868286cm 10.9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3.2024713775758cm 10.3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3.2024713775758cm 10.8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4.81156539157496cm 10.4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4.6839101742803cm 10.7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4.78188555355395cm 10.9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4.68103793189117cm 10.9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4.80805487309936cm 11.3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3.94702043244689cm 11.1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3.92659559767975cm 10.9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3.94702043244689cm 10.7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3.92659559767975cm 10.4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3.94702043244689cm 10.3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3.22704500690503cm 11.4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7.81066825889683cm 8.65418094079302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7.60354766883624cm 9.11311464787137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7.60354766883624cm 9.57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6.7696399618589cm 8.99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6.76868254772919cm 9.43755528245871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5.93381742662213cm 8.8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5.93381742662213cm 9.2966881307027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7.54291144062128cm 8.92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7.41525622332662cm 9.17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7.51323160260028cm 9.39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7.4123839809375cm 9.4569962242168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7.53940092214568cm 9.80533965604789cm)" svg:viewBox="0 0 256 816" draw:points="110,95 223,0 256,39 137,753 62,816 0,744">
              <text:p/>
            </draw:polygon>
            <draw:polygon draw:style-name="gr3" draw:text-style-name="P3" draw:layer="layout" svg:width="0.249cm" svg:height="0.821cm" draw:transform="rotate (-1.5707963267949) translate (6.67836648149322cm 9.6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6.65794164672607cm 9.44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6.67836648149322cm 9.21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6.65794164672607cm 8.95854322569568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6.67836648149322cm 8.77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5.95839105595135cm 9.90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7.81066825889683cm 10.1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7.60354766883624cm 10.6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7.60354766883624cm 11.1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6.7696399618589cm 10.5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6.76868254772919cm 10.9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5.93381742662213cm 10.3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5.93381742662213cm 10.8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7.54291144062128cm 10.4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7.41525622332662cm 10.7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7.51323160260028cm 10.9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7.41238398093749cm 10.9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7.53940092214568cm 11.3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6.67836648149322cm 11.1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6.65794164672607cm 10.9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6.67836648149322cm 10.7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6.65794164672607cm 10.4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6.67836648149322cm 10.3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5.95839105595135cm 11.4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0.5300143079431cm 8.65418094079302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0.3228937178826cm 9.11311464787137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0.3228937178826cm 9.57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9.48898601090522cm 8.99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9.48802859677551cm 9.43755528245871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8.65316347566845cm 8.8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8.65316347566845cm 9.2966881307027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0.2622574896676cm 8.92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0.1346022723729cm 9.17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0.2325776516466cm 9.39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0.1317300299838cm 9.4569962242168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0.258746971192cm 9.8053396560478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9.39771253053954cm 9.6638350963654cm)" svg:viewBox="0 0 250 822" draw:points="129,783 82,822 0,725 109,75 199,0 250,61">
              <text:p/>
            </draw:polygon>
            <draw:polygon draw:style-name="gr3" draw:text-style-name="P3" draw:layer="layout" svg:width="0.215cm" svg:height="0.672cm" draw:transform="rotate (-1.5707963267949) translate (9.37728769577239cm 9.44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9.39771253053954cm 9.21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9.37728769577239cm 8.95854322569568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9.39771253053954cm 8.77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8.67773710499767cm 9.90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0.5300143079431cm 10.1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0.3228937178826cm 10.6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0.3228937178826cm 11.1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9.48898601090522cm 10.5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9.48802859677551cm 10.9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8.65316347566845cm 10.3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8.65316347566845cm 10.8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0.2622574896676cm 10.4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0.1346022723729cm 10.7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0.2325776516466cm 10.9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0.1317300299838cm 10.9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0.258746971192cm 11.3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9.39771253053954cm 11.1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9.37728769577239cm 10.9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9.39771253053954cm 10.7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9.37728769577239cm 10.4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9.39771253053954cm 10.3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8.67773710499767cm 11.4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3.2493603569895cm 8.65418094079302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3.0422397669289cm 9.11311464787137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3.0422397669289cm 9.57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2.2083320599515cm 8.99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2.2073746458218cm 9.43755528245871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1.3725095247148cm 8.8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1.3725095247148cm 9.2966881307027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2.9816035387139cm 8.92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2.8539483214193cm 9.17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2.9519237006929cm 9.39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2.8510760790301cm 9.4569962242168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2.9780930202383cm 9.8053396560478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2.1170585795859cm 9.6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2.0966337448187cm 9.44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2.1170585795859cm 9.21956177159649cm)" svg:viewBox="0 0 216 792" draw:points="141,720 57,792 0,724 78,264 194,0 216,265">
              <text:p/>
            </draw:polygon>
            <draw:polygon draw:style-name="gr3" draw:text-style-name="P3" draw:layer="layout" svg:width="0.412cm" svg:height="0.671cm" draw:transform="rotate (-1.5707963267949) translate (12.0966337448187cm 8.95854322569568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2.1170585795859cm 8.77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1.397083154044cm 9.90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3.2493603569895cm 10.1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3.0422397669289cm 10.6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3.0422397669289cm 11.1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2.2083320599515cm 10.5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2.2073746458218cm 10.9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1.3725095247148cm 10.3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1.3725095247148cm 10.8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2.9816035387139cm 10.4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2.8539483214193cm 10.7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2.9519237006929cm 10.9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2.8510760790301cm 10.9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2.9780930202383cm 11.3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2.1170585795859cm 11.1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2.0966337448187cm 10.9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2.1170585795859cm 10.7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2.0966337448187cm 10.4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2.1170585795859cm 10.3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1.397083154044cm 11.4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5.9687064060358cm 8.65418094079302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5.7615858159752cm 9.11311464787137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5.7615858159752cm 9.57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4.9276781089979cm 8.99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4.9267206948682cm 9.43755528245871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4.0918555737611cm 8.8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4.0918555737611cm 9.2966881307027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5.7009495877602cm 8.92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5.5732943704656cm 9.17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5.6712697497392cm 9.39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5.5704221280765cm 9.4569962242168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5.6974390692846cm 9.8053396560478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4.8364046286322cm 9.6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4.815979793865cm 9.44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4.8364046286322cm 9.21956177159649cm)" svg:viewBox="0 0 216 792" draw:points="141,720 57,792 0,724 78,264 194,0 216,265">
              <text:p/>
            </draw:polygon>
            <draw:polygon draw:style-name="gr3" draw:text-style-name="P3" draw:layer="layout" svg:width="0.412cm" svg:height="0.671cm" draw:transform="rotate (-1.5707963267949) translate (14.815979793865cm 8.95854322569568cm)" svg:viewBox="0 0 413 672" draw:points="135,558 0,672 29,497 281,77 413,0 272,335">
              <text:p/>
            </draw:polygon>
            <draw:polygon draw:style-name="gr3" draw:text-style-name="P3" draw:layer="layout" svg:width="0.255cm" svg:height="0.818cm" draw:transform="rotate (-1.5707963267949) translate (14.8364046286322cm 8.77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4.1164292030903cm 9.90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5.9687064060358cm 10.1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5.7615858159752cm 10.6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5.7615858159752cm 11.1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4.9276781089979cm 10.5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4.9267206948682cm 10.9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4.0918555737611cm 10.3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4.0918555737611cm 10.8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5.7009495877602cm 10.4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5.5732943704656cm 10.7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5.6712697497392cm 10.9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5.5704221280765cm 10.9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5.6974390692846cm 11.3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4.8364046286322cm 11.1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4.815979793865cm 10.9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4.8364046286322cm 10.7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4.815979793865cm 10.4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4.8364046286322cm 10.3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4.1164292030903cm 11.4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8.6880524550821cm 8.65418094079302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8.4809318650215cm 9.11311464787137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8.4809318650215cm 9.57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7.6470241580442cm 8.99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7.6460667439145cm 9.43755528245871cm)" svg:viewBox="0 0 405 139" draw:points="124,0 349,0 405,66 318,139 80,139 0,71">
              <text:p/>
            </draw:polygon>
            <draw:polygon draw:style-name="gr3" draw:text-style-name="P3" draw:layer="layout" svg:width="0.423cm" svg:height="0.139cm" draw:transform="rotate (-1.5707963267949) translate (16.8112016228074cm 8.8281933047269cm)" svg:viewBox="0 0 424 140" draw:points="117,0 368,0 424,68 340,140 34,140 0,99">
              <text:p/>
            </draw:polygon>
            <draw:polygon draw:style-name="gr3" draw:text-style-name="P3" draw:layer="layout" svg:width="0.423cm" svg:height="0.139cm" draw:transform="rotate (-1.5707963267949) translate (16.8112016228074cm 9.2966881307027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8.4202956368066cm 8.92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8.2926404195119cm 9.17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8.3906157987856cm 9.39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8.2897681771228cm 9.4569962242168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8.416785118331cm 9.8053396560478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7.5557506776785cm 9.6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7.5353258429114cm 9.44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7.5557506776785cm 9.21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7.5353258429114cm 8.95854322569568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7.5557506776785cm 8.77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6.8357752521366cm 9.90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8.6880524550821cm 10.1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8.4809318650215cm 10.6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8.4809318650215cm 11.1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7.6470241580442cm 10.5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7.6460667439145cm 10.9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6.8112016228074cm 10.3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6.8112016228074cm 10.8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8.4202956368066cm 10.4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8.2926404195119cm 10.7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8.3906157987856cm 10.9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8.2897681771228cm 10.9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8.416785118331cm 11.3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7.5557506776785cm 11.1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7.5353258429114cm 10.9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7.5557506776785cm 10.7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7.5353258429114cm 10.4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7.5557506776785cm 10.3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6.8357752521366cm 11.4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21.4073985041284cm 8.65418094079302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1.2002779140678cm 9.11311464787137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1.2002779140678cm 9.57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0.3663702070905cm 8.99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0.3654127929608cm 9.43755528245871cm)" svg:viewBox="0 0 405 139" draw:points="124,0 349,0 405,66 318,139 80,139 0,71">
              <text:p/>
            </draw:polygon>
            <draw:polygon draw:style-name="gr3" draw:text-style-name="P3" draw:layer="layout" svg:width="0.423cm" svg:height="0.139cm" draw:transform="rotate (-1.5707963267949) translate (19.5305476718537cm 8.8281933047269cm)" svg:viewBox="0 0 424 140" draw:points="117,0 368,0 424,68 340,140 34,140 0,99">
              <text:p/>
            </draw:polygon>
            <draw:polygon draw:style-name="gr3" draw:text-style-name="P3" draw:layer="layout" svg:width="0.423cm" svg:height="0.139cm" draw:transform="rotate (-1.5707963267949) translate (19.5305476718537cm 9.2966881307027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1.1396416858529cm 8.92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1.0119864685582cm 9.17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1.1099618478319cm 9.39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1.0091142261691cm 9.4569962242168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1.1361311673773cm 9.8053396560478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0.2750967267248cm 9.6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0.2546718919577cm 9.44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0.2750967267248cm 9.21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0.2546718919577cm 8.95854322569568cm)" svg:viewBox="0 0 413 672" draw:points="135,558 0,672 29,497 281,77 413,0 272,335">
              <text:p/>
            </draw:polygon>
            <draw:polygon draw:style-name="gr3" draw:text-style-name="P3" draw:layer="layout" svg:width="0.255cm" svg:height="0.818cm" draw:transform="rotate (-1.5707963267949) translate (20.2750967267248cm 8.77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9.555121301183cm 9.90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21.4073985041284cm 10.1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1.2002779140678cm 10.6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1.2002779140678cm 11.1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0.3663702070905cm 10.5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0.3654127929608cm 10.9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9.5305476718537cm 10.3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9.5305476718537cm 10.8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1.1396416858529cm 10.4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1.0119864685582cm 10.7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1.1099618478319cm 10.9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1.0091142261691cm 10.9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1.1361311673773cm 11.3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0.2750967267248cm 11.1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0.2546718919577cm 10.9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0.2750967267248cm 10.7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0.2546718919577cm 10.4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0.2750967267248cm 10.3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9.555121301183cm 11.4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24.1267445531748cm 8.65418094079302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3.9196239631142cm 9.11311464787137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3.9196239631142cm 9.57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3.0857162561368cm 8.99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3.0847588420071cm 9.43755528245871cm)" svg:viewBox="0 0 405 139" draw:points="124,0 349,0 405,66 318,139 80,139 0,71">
              <text:p/>
            </draw:polygon>
            <draw:polygon draw:style-name="gr3" draw:text-style-name="P3" draw:layer="layout" svg:width="0.423cm" svg:height="0.139cm" draw:transform="rotate (-1.5707963267949) translate (22.2498937209001cm 8.8281933047269cm)" svg:viewBox="0 0 424 140" draw:points="117,0 368,0 424,68 340,140 34,140 0,99">
              <text:p/>
            </draw:polygon>
            <draw:polygon draw:style-name="gr3" draw:text-style-name="P3" draw:layer="layout" svg:width="0.423cm" svg:height="0.139cm" draw:transform="rotate (-1.5707963267949) translate (22.2498937209001cm 9.2966881307027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3.8589877348992cm 8.92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3.7313325176046cm 9.17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3.8293078968782cm 9.39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3.7284602752154cm 9.4569962242168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3.8554772164236cm 9.80533965604789cm)" svg:viewBox="0 0 256 816" draw:points="110,95 223,0 256,39 137,753 62,816 0,744">
              <text:p/>
            </draw:polygon>
            <draw:polygon draw:style-name="gr3" draw:text-style-name="P3" draw:layer="layout" svg:width="0.249cm" svg:height="0.821cm" draw:transform="rotate (-1.5707963267949) translate (22.9944427757711cm 9.6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2.974017941004cm 9.44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2.9944427757711cm 9.21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2.974017941004cm 8.95854322569568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2.9944427757711cm 8.77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2.2744673502293cm 9.90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24.1267445531748cm 10.1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3.9196239631142cm 10.6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3.9196239631142cm 11.1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3.0857162561368cm 10.5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3.0847588420071cm 10.9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22.2498937209001cm 10.3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22.2498937209001cm 10.8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3.8589877348992cm 10.4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3.7313325176046cm 10.7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3.8293078968782cm 10.9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3.7284602752154cm 10.9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3.8554772164236cm 11.3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2.9944427757711cm 11.1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2.974017941004cm 10.9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2.9944427757711cm 10.7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2.974017941004cm 10.4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2.9944427757711cm 10.3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2.2744673502293cm 11.4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26.8450006839649cm 8.65418094079302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6.6378800939044cm 9.11311464787137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6.6378800939044cm 9.57810373025146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5.803972386927cm 8.9929632537265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5.8030149727973cm 9.43755528245871cm)" svg:viewBox="0 0 405 139" draw:points="124,0 349,0 405,66 318,139 80,139 0,71">
              <text:p/>
            </draw:polygon>
            <draw:polygon draw:style-name="gr3" draw:text-style-name="P3" draw:layer="layout" svg:width="0.423cm" svg:height="0.139cm" draw:transform="rotate (-1.5707963267949) translate (24.9681498516902cm 8.8281933047269cm)" svg:viewBox="0 0 424 140" draw:points="117,0 368,0 424,68 340,140 34,140 0,99">
              <text:p/>
            </draw:polygon>
            <draw:polygon draw:style-name="gr3" draw:text-style-name="P3" draw:layer="layout" svg:width="0.423cm" svg:height="0.139cm" draw:transform="rotate (-1.5707963267949) translate (24.9681498516902cm 9.2966881307027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6.5772438656894cm 8.921254861995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6.4495886483947cm 9.17016265729292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6.5475640276684cm 9.39548635930986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6.4467164060056cm 9.4569962242168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6.5737333472138cm 9.80533965604789cm)" svg:viewBox="0 0 256 816" draw:points="110,95 223,0 256,39 137,753 62,816 0,744">
              <text:p/>
            </draw:polygon>
            <draw:polygon draw:style-name="gr3" draw:text-style-name="P3" draw:layer="layout" svg:width="0.249cm" svg:height="0.821cm" draw:transform="rotate (-1.5707963267949) translate (25.7126989065613cm 9.6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5.6922740717942cm 9.44679769739293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5.7126989065613cm 9.21956177159649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5.6922740717942cm 8.95854322569568cm)" svg:viewBox="0 0 413 672" draw:points="135,558 0,672 29,497 281,77 413,0 272,335">
              <text:p/>
            </draw:polygon>
            <draw:polygon draw:style-name="gr3" draw:text-style-name="P3" draw:layer="layout" svg:width="0.255cm" svg:height="0.818cm" draw:transform="rotate (-1.5707963267949) translate (25.7126989065613cm 8.774332334937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4.9927234810195cm 9.90573140447128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26.8450006839649cm 10.1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6.6378800939044cm 10.6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6.6378800939044cm 11.1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5.803972386927cm 10.5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5.8030149727973cm 10.9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24.9681498516902cm 10.3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24.9681498516902cm 10.8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6.5772438656894cm 10.4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6.4495886483947cm 10.7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6.5475640276684cm 10.9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6.4467164060056cm 10.9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6.5737333472138cm 11.3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5.7126989065613cm 11.1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5.6922740717942cm 10.9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5.7126989065613cm 10.7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5.6922740717942cm 10.4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5.7126989065613cm 10.3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4.9927234810195cm 11.4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5.0793222098505cm 12.5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4.87220161978992cm 13.0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4.87220161978992cm 13.4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4.03829391281257cm 12.8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4.03733649868286cm 13.3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3.2024713775758cm 12.7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3.2024713775758cm 13.1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4.81156539157496cm 12.8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4.6839101742803cm 13.0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4.78188555355395cm 13.2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4.68103793189117cm 13.3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4.80805487309936cm 13.7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3.94702043244689cm 13.5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3.92659559767975cm 13.3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3.94702043244689cm 13.1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3.92659559767975cm 12.8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3.94702043244689cm 12.6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3.22704500690503cm 13.8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5.0793222098505cm 14.0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4.87220161978992cm 14.5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4.87220161978992cm 15.0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4.03829391281257cm 14.4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4.03733649868286cm 14.8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3.2024713775758cm 14.2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3.2024713775758cm 14.7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4.81156539157496cm 14.3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4.6839101742803cm 14.6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4.78188555355395cm 14.8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4.68103793189117cm 14.8870929589274cm)" svg:viewBox="0 0 421 666" draw:points="269,128 421,0 392,169 139,586 0,666 147,327">
              <text:p/>
            </draw:polygon>
            <draw:polygon draw:style-name="gr3" draw:text-style-name="P3" draw:layer="layout" svg:width="0.255cm" svg:height="0.815cm" draw:transform="rotate (-1.5707963267949) translate (4.80805487309936cm 15.2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3.94702043244689cm 15.0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3.92659559767975cm 14.8768944321034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3.94702043244689cm 14.6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3.92659559767975cm 14.3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3.94702043244689cm 14.2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3.22704500690503cm 15.3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7.81066825889683cm 12.5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7.60354766883624cm 13.0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7.60354766883624cm 13.4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6.7696399618589cm 12.8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6.76868254772919cm 13.3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5.93381742662213cm 12.7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5.93381742662213cm 13.1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7.54291144062128cm 12.8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7.41525622332662cm 13.0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7.51323160260028cm 13.2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7.4123839809375cm 13.3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7.53940092214568cm 13.7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6.67836648149322cm 13.5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6.65794164672607cm 13.3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6.67836648149322cm 13.1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6.65794164672607cm 12.8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6.67836648149322cm 12.6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5.95839105595135cm 13.8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7.81066825889683cm 14.0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7.60354766883624cm 14.5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7.60354766883624cm 15.0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6.76963996185889cm 14.4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6.76868254772919cm 14.8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5.93381742662213cm 14.2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5.93381742662213cm 14.7267848654132cm)" svg:viewBox="0 0 424 140" draw:points="84,0 342,0 424,99 376,140 56,140 0,72">
              <text:p/>
            </draw:polygon>
            <draw:polygon draw:style-name="gr3" draw:text-style-name="P3" draw:layer="layout" svg:width="0.247cm" svg:height="0.819cm" draw:transform="rotate (-1.5707963267949) translate (7.54291144062128cm 14.3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7.41525622332662cm 14.6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7.51323160260028cm 14.8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7.41238398093749cm 14.8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7.53940092214568cm 15.2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6.67836648149322cm 15.0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6.65794164672607cm 14.8768944321034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6.67836648149322cm 14.6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6.65794164672607cm 14.3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6.67836648149322cm 14.2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5.95839105595135cm 15.3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0.5300143079431cm 12.5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0.3228937178826cm 13.0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0.3228937178826cm 13.4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9.48898601090522cm 12.8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9.48802859677551cm 13.3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8.65316347566845cm 12.7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8.65316347566845cm 13.1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0.2622574896676cm 12.8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0.1346022723729cm 13.0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0.2325776516466cm 13.2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0.1317300299838cm 13.3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0.258746971192cm 13.7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9.39771253053954cm 13.5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9.37728769577239cm 13.3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9.39771253053954cm 13.1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9.37728769577239cm 12.8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9.39771253053954cm 12.6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8.67773710499767cm 13.8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0.5300143079431cm 14.0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0.3228937178826cm 14.5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0.3228937178826cm 15.0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9.48898601090522cm 14.4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9.48802859677551cm 14.8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8.65316347566845cm 14.2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8.65316347566845cm 14.7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0.2622574896676cm 14.3513515967061cm)" svg:viewBox="0 0 248 820" draw:points="120,39 167,0 248,96 141,745 51,820 0,759">
              <text:p/>
            </draw:polygon>
            <draw:polygon draw:style-name="gr3" draw:text-style-name="P3" draw:layer="layout" svg:width="0.212cm" svg:height="0.663cm" draw:transform="rotate (-1.5707963267949) translate (10.1346022723729cm 14.6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0.2325776516466cm 14.8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0.1317300299838cm 14.8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0.258746971192cm 15.2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9.39771253053954cm 15.0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9.37728769577239cm 14.8768944321034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9.39771253053954cm 14.6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9.37728769577239cm 14.3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9.39771253053954cm 14.2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8.67773710499767cm 15.3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3.2493603569895cm 12.5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3.0422397669289cm 13.0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3.0422397669289cm 13.4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2.2083320599515cm 12.8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2.2073746458218cm 13.3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1.3725095247148cm 12.7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1.3725095247148cm 13.1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2.9816035387139cm 12.8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2.8539483214193cm 13.0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2.9519237006929cm 13.2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2.8510760790301cm 13.3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2.9780930202383cm 13.7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2.1170585795859cm 13.5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2.0966337448187cm 13.3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2.1170585795859cm 13.1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2.0966337448187cm 12.8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2.1170585795859cm 12.6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1.397083154044cm 13.8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3.2493603569895cm 14.0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3.0422397669289cm 14.5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3.0422397669289cm 15.0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2.2083320599515cm 14.4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2.2073746458218cm 14.8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1.3725095247148cm 14.2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1.3725095247148cm 14.7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2.9816035387139cm 14.3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2.8539483214193cm 14.6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2.9519237006929cm 14.8255830940204cm)" svg:viewBox="0 0 213 786" draw:points="77,70 158,0 213,67 137,524 23,786 0,522">
              <text:p/>
            </draw:polygon>
            <draw:polygon draw:style-name="gr3" draw:text-style-name="P3" draw:layer="layout" svg:width="0.42cm" svg:height="0.665cm" draw:transform="rotate (-1.5707963267949) translate (12.8510760790301cm 14.8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2.9780930202383cm 15.2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2.1170585795859cm 15.0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2.0966337448187cm 14.8768944321034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2.1170585795859cm 14.6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2.0966337448187cm 14.3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2.1170585795859cm 14.2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1.397083154044cm 15.3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5.9687064060358cm 12.5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5.7615858159752cm 13.0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5.7615858159752cm 13.4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4.9276781089979cm 12.8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4.9267206948682cm 13.3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4.0918555737611cm 12.7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4.0918555737611cm 13.1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5.7009495877602cm 12.8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5.5732943704656cm 13.0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5.6712697497392cm 13.2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5.5704221280765cm 13.3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5.6974390692846cm 13.7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4.8364046286322cm 13.5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4.815979793865cm 13.3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4.8364046286322cm 13.1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4.815979793865cm 12.8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4.8364046286322cm 12.6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4.1164292030903cm 13.8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5.9687064060358cm 14.0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5.7615858159752cm 14.5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5.7615858159752cm 15.0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4.9276781089979cm 14.4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4.9267206948682cm 14.8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4.0918555737611cm 14.2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4.0918555737611cm 14.7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5.7009495877602cm 14.3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5.5732943704656cm 14.6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5.6712697497392cm 14.8255830940204cm)" svg:viewBox="0 0 213 786" draw:points="77,70 158,0 213,67 137,524 23,786 0,522">
              <text:p/>
            </draw:polygon>
            <draw:polygon draw:style-name="gr3" draw:text-style-name="P3" draw:layer="layout" svg:width="0.42cm" svg:height="0.665cm" draw:transform="rotate (-1.5707963267949) translate (15.5704221280765cm 14.8870929589274cm)" svg:viewBox="0 0 421 666" draw:points="269,128 421,0 392,169 139,586 0,666 147,327">
              <text:p/>
            </draw:polygon>
            <draw:polygon draw:style-name="gr3" draw:text-style-name="P3" draw:layer="layout" svg:width="0.255cm" svg:height="0.815cm" draw:transform="rotate (-1.5707963267949) translate (15.6974390692846cm 15.2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4.8364046286322cm 15.0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4.815979793865cm 14.8768944321034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4.8364046286322cm 14.6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4.815979793865cm 14.3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4.8364046286322cm 14.2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4.1164292030903cm 15.3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8.6880524550821cm 12.5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8.4809318650215cm 13.0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8.4809318650215cm 13.4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7.6470241580442cm 12.8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7.6460667439145cm 13.3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6.8112016228074cm 12.7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6.8112016228074cm 13.1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8.4202956368066cm 12.8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8.2926404195119cm 13.0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8.3906157987856cm 13.2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8.2897681771228cm 13.3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8.416785118331cm 13.7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7.5557506776785cm 13.5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7.5353258429114cm 13.3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7.5557506776785cm 13.1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7.5353258429114cm 12.8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7.5557506776785cm 12.6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6.8357752521366cm 13.8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8.6880524550821cm 14.0842776755035cm)" svg:viewBox="0 0 1524 2223" draw:points="0,0 1524,0 1524,2223 0,2223">
              <text:p/>
            </draw:polygon>
            <draw:polygon draw:style-name="gr3" draw:text-style-name="P3" draw:layer="layout" svg:width="0.419cm" svg:height="0.135cm" draw:transform="rotate (-1.5707963267949) translate (18.4809318650215cm 14.5432113825819cm)" svg:viewBox="0 0 420 136" draw:points="47,0 365,0 420,66 338,136 81,136 0,40">
              <text:p/>
            </draw:polygon>
            <draw:polygon draw:style-name="gr3" draw:text-style-name="P3" draw:layer="layout" svg:width="0.429cm" svg:height="0.135cm" draw:transform="rotate (-1.5707963267949) translate (18.4809318650215cm 15.0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7.6470241580442cm 14.4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7.6460667439145cm 14.8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6.8112016228074cm 14.2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6.8112016228074cm 14.7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8.4202956368066cm 14.3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8.2926404195119cm 14.6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8.3906157987856cm 14.8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8.2897681771228cm 14.8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8.416785118331cm 15.2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7.5557506776785cm 15.0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7.5353258429114cm 14.8768944321034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7.5557506776785cm 14.6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7.5353258429114cm 14.3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7.5557506776785cm 14.2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6.8357752521366cm 15.3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21.4073985041284cm 12.5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1.2002779140678cm 13.0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1.2002779140678cm 13.4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0.3663702070905cm 12.8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0.3654127929608cm 13.3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9.5305476718537cm 12.7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9.5305476718537cm 13.1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1.1396416858529cm 12.8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1.0119864685582cm 13.0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1.1099618478319cm 13.2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1.0091142261691cm 13.3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1.1361311673773cm 13.7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0.2750967267248cm 13.5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0.2546718919577cm 13.3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0.2750967267248cm 13.1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0.2546718919577cm 12.8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0.2750967267248cm 12.6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9.555121301183cm 13.8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21.4073985041284cm 14.0842776755035cm)" svg:viewBox="0 0 1524 2223" draw:points="0,0 1524,0 1524,2223 0,2223">
              <text:p/>
            </draw:polygon>
            <draw:polygon draw:style-name="gr3" draw:text-style-name="P3" draw:layer="layout" svg:width="0.419cm" svg:height="0.135cm" draw:transform="rotate (-1.5707963267949) translate (21.2002779140678cm 14.5432113825819cm)" svg:viewBox="0 0 420 136" draw:points="47,0 365,0 420,66 338,136 81,136 0,40">
              <text:p/>
            </draw:polygon>
            <draw:polygon draw:style-name="gr3" draw:text-style-name="P3" draw:layer="layout" svg:width="0.429cm" svg:height="0.135cm" draw:transform="rotate (-1.5707963267949) translate (21.2002779140678cm 15.0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0.3663702070905cm 14.4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0.3654127929608cm 14.8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9.5305476718537cm 14.2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9.5305476718537cm 14.7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1.1396416858529cm 14.3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1.0119864685582cm 14.6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1.1099618478319cm 14.8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1.0091142261691cm 14.8870929589274cm)" svg:viewBox="0 0 421 666" draw:points="269,128 421,0 392,169 139,586 0,666 147,327">
              <text:p/>
            </draw:polygon>
            <draw:polygon draw:style-name="gr3" draw:text-style-name="P3" draw:layer="layout" svg:width="0.255cm" svg:height="0.815cm" draw:transform="rotate (-1.5707963267949) translate (21.1361311673773cm 15.2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0.2750967267248cm 15.0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0.2546718919577cm 14.8768944321034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0.2750967267248cm 14.6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0.2546718919577cm 14.3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0.2750967267248cm 14.2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9.555121301183cm 15.3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24.1267445531748cm 12.5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3.9196239631142cm 13.0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3.9196239631142cm 13.4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3.0857162561368cm 12.8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3.0847588420071cm 13.3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22.2498937209001cm 12.7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22.2498937209001cm 13.1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3.8589877348992cm 12.8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3.7313325176046cm 13.0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3.8293078968782cm 13.2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3.7284602752154cm 13.3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3.8554772164236cm 13.7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2.9944427757711cm 13.5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2.974017941004cm 13.3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2.9944427757711cm 13.1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2.974017941004cm 12.8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2.9944427757711cm 12.6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2.2744673502293cm 13.8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24.1267445531748cm 14.0842776755035cm)" svg:viewBox="0 0 1524 2223" draw:points="0,0 1524,0 1524,2223 0,2223">
              <text:p/>
            </draw:polygon>
            <draw:polygon draw:style-name="gr3" draw:text-style-name="P3" draw:layer="layout" svg:width="0.419cm" svg:height="0.135cm" draw:transform="rotate (-1.5707963267949) translate (23.9196239631142cm 14.5432113825819cm)" svg:viewBox="0 0 420 136" draw:points="47,0 365,0 420,66 338,136 81,136 0,40">
              <text:p/>
            </draw:polygon>
            <draw:polygon draw:style-name="gr3" draw:text-style-name="P3" draw:layer="layout" svg:width="0.429cm" svg:height="0.135cm" draw:transform="rotate (-1.5707963267949) translate (23.9196239631142cm 15.0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3.0857162561368cm 14.4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3.0847588420071cm 14.8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22.2498937209001cm 14.2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22.2498937209001cm 14.7267848654132cm)" svg:viewBox="0 0 424 140" draw:points="84,0 342,0 424,99 376,140 56,140 0,72">
              <text:p/>
            </draw:polygon>
            <draw:polygon draw:style-name="gr3" draw:text-style-name="P3" draw:layer="layout" svg:width="0.247cm" svg:height="0.819cm" draw:transform="rotate (-1.5707963267949) translate (23.8589877348992cm 14.3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3.7313325176046cm 14.6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3.8293078968782cm 14.8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3.7284602752154cm 14.8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3.8554772164236cm 15.2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2.9944427757711cm 15.0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2.974017941004cm 14.8768944321034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2.9944427757711cm 14.6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2.974017941004cm 14.3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2.9944427757711cm 14.2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2.2744673502293cm 15.3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26.8450006839649cm 12.5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6.6378800939044cm 13.0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6.6378800939044cm 13.4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5.803972386927cm 12.8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5.8030149727973cm 13.3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24.9681498516902cm 12.7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24.9681498516902cm 13.1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6.5772438656894cm 12.8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6.4495886483947cm 13.0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6.5475640276684cm 13.2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6.4467164060056cm 13.3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6.5737333472138cm 13.7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5.7126989065613cm 13.5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5.6922740717942cm 13.3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5.7126989065613cm 13.1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5.6922740717942cm 12.8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5.7126989065613cm 12.6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4.9927234810195cm 13.8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26.8450006839649cm 14.0842776755035cm)" svg:viewBox="0 0 1524 2223" draw:points="0,0 1524,0 1524,2223 0,2223">
              <text:p/>
            </draw:polygon>
            <draw:polygon draw:style-name="gr3" draw:text-style-name="P3" draw:layer="layout" svg:width="0.419cm" svg:height="0.135cm" draw:transform="rotate (-1.5707963267949) translate (26.6378800939044cm 14.5432113825819cm)" svg:viewBox="0 0 420 136" draw:points="47,0 365,0 420,66 338,136 81,136 0,40">
              <text:p/>
            </draw:polygon>
            <draw:polygon draw:style-name="gr3" draw:text-style-name="P3" draw:layer="layout" svg:width="0.429cm" svg:height="0.135cm" draw:transform="rotate (-1.5707963267949) translate (26.6378800939044cm 15.0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5.803972386927cm 14.4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5.8030149727973cm 14.8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24.9681498516902cm 14.2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24.9681498516902cm 14.7267848654132cm)" svg:viewBox="0 0 424 140" draw:points="84,0 342,0 424,99 376,140 56,140 0,72">
              <text:p/>
            </draw:polygon>
            <draw:polygon draw:style-name="gr3" draw:text-style-name="P3" draw:layer="layout" svg:width="0.247cm" svg:height="0.819cm" draw:transform="rotate (-1.5707963267949) translate (26.5772438656894cm 14.3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6.4495886483947cm 14.6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6.5475640276684cm 14.8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6.4467164060056cm 14.8870929589274cm)" svg:viewBox="0 0 421 666" draw:points="269,128 421,0 392,169 139,586 0,666 147,327">
              <text:p/>
            </draw:polygon>
            <draw:polygon draw:style-name="gr3" draw:text-style-name="P3" draw:layer="layout" svg:width="0.255cm" svg:height="0.815cm" draw:transform="rotate (-1.5707963267949) translate (26.5737333472138cm 15.2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5.7126989065613cm 15.0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5.6922740717942cm 14.8768944321034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5.7126989065613cm 14.6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5.6922740717942cm 14.3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5.7126989065613cm 14.2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4.9927234810195cm 15.3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5.0793222098505cm 16.4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4.87220161978992cm 16.9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4.87220161978992cm 17.3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4.03829391281257cm 16.7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4.03733649868286cm 17.2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3.2024713775758cm 16.6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3.2024713775758cm 17.0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4.81156539157496cm 16.7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4.6839101742803cm 16.9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4.78188555355395cm 17.1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4.68103793189117cm 17.2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4.80805487309936cm 17.6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3.94702043244689cm 17.4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3.92659559767975cm 17.2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3.94702043244689cm 17.0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3.92659559767975cm 16.7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3.94702043244689cm 16.5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3.22704500690503cm 17.7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5.0793222098505cm 17.9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4.87220161978992cm 18.4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4.87220161978992cm 18.9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4.03829391281257cm 18.3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4.03733649868286cm 18.7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3.2024713775758cm 18.1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3.2024713775758cm 18.6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4.81156539157496cm 18.2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4.6839101742803cm 18.5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4.78188555355395cm 18.7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4.68103793189117cm 18.7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4.80805487309936cm 19.1354363907584cm)" svg:viewBox="0 0 256 816" draw:points="110,95 223,0 256,39 137,753 62,816 0,744">
              <text:p/>
            </draw:polygon>
            <draw:polygon draw:style-name="gr3" draw:text-style-name="P3" draw:layer="layout" svg:width="0.249cm" svg:height="0.821cm" draw:transform="rotate (-1.5707963267949) translate (3.94702043244689cm 18.9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3.92659559767975cm 18.7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3.94702043244689cm 18.5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3.92659559767975cm 18.2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3.94702043244689cm 18.1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3.22704500690503cm 19.2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7.81066825889683cm 16.4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7.60354766883624cm 16.9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7.60354766883624cm 17.3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6.7696399618589cm 16.7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6.76868254772919cm 17.2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5.93381742662213cm 16.6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5.93381742662213cm 17.0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7.54291144062128cm 16.7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7.41525622332662cm 16.9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7.51323160260028cm 17.1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7.41238398093749cm 17.2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7.53940092214568cm 17.6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6.67836648149322cm 17.4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6.65794164672607cm 17.2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6.67836648149322cm 17.0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6.65794164672607cm 16.7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6.67836648149322cm 16.5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5.95839105595135cm 17.7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7.81066825889683cm 17.9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7.60354766883624cm 18.4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7.60354766883624cm 18.9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6.7696399618589cm 18.3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6.76868254772919cm 18.7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5.93381742662213cm 18.1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5.93381742662213cm 18.6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7.54291144062128cm 18.2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7.41525622332662cm 18.5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7.51323160260028cm 18.7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7.41238398093749cm 18.7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7.53940092214568cm 19.1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6.67836648149322cm 18.9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6.65794164672607cm 18.7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6.67836648149322cm 18.5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6.65794164672607cm 18.2886399604062cm)" svg:viewBox="0 0 413 672" draw:points="135,558 0,672 29,497 281,77 413,0 272,335">
              <text:p/>
            </draw:polygon>
            <draw:polygon draw:style-name="gr3" draw:text-style-name="P3" draw:layer="layout" svg:width="0.255cm" svg:height="0.818cm" draw:transform="rotate (-1.5707963267949) translate (6.67836648149322cm 18.1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5.95839105595135cm 19.2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0.5300143079431cm 16.4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0.3228937178826cm 16.9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0.3228937178826cm 17.3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9.48898601090522cm 16.7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9.48802859677551cm 17.2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8.65316347566845cm 16.6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8.65316347566845cm 17.0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0.2622574896676cm 16.7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0.1346022723729cm 16.9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0.2325776516466cm 17.1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0.1317300299838cm 17.2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0.258746971192cm 17.6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9.39771253053954cm 17.4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9.37728769577239cm 17.2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9.39771253053954cm 17.0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9.37728769577239cm 16.7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9.39771253053954cm 16.5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8.67773710499767cm 17.7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0.5300143079431cm 17.9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0.3228937178826cm 18.4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0.3228937178826cm 18.9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9.48898601090522cm 18.3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9.48802859677551cm 18.7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8.65316347566845cm 18.1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8.65316347566845cm 18.6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0.2622574896676cm 18.2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0.1346022723729cm 18.5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0.2325776516466cm 18.7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0.1317300299838cm 18.7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0.258746971192cm 19.1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9.39771253053954cm 18.9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9.37728769577239cm 18.7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9.39771253053954cm 18.549658506307cm)" svg:viewBox="0 0 216 792" draw:points="141,720 57,792 0,724 78,264 194,0 216,265">
              <text:p/>
            </draw:polygon>
            <draw:polygon draw:style-name="gr3" draw:text-style-name="P3" draw:layer="layout" svg:width="0.412cm" svg:height="0.671cm" draw:transform="rotate (-1.5707963267949) translate (9.37728769577239cm 18.2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9.39771253053954cm 18.1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8.67773710499767cm 19.2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3.2493603569895cm 16.4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3.0422397669289cm 16.9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3.0422397669289cm 17.3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2.2083320599515cm 16.7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2.2073746458218cm 17.2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1.3725095247148cm 16.6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1.3725095247148cm 17.0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2.9816035387139cm 16.7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2.8539483214193cm 16.9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2.9519237006929cm 17.1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2.8510760790301cm 17.2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2.9780930202383cm 17.6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2.1170585795859cm 17.4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2.0966337448187cm 17.2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2.1170585795859cm 17.0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2.0966337448187cm 16.7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2.1170585795859cm 16.5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1.397083154044cm 17.7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3.2493603569895cm 17.9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3.0422397669289cm 18.4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3.0422397669289cm 18.9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2.2083320599515cm 18.3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2.2073746458218cm 18.7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1.3725095247148cm 18.1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1.3725095247148cm 18.6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2.9816035387139cm 18.2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2.8539483214193cm 18.5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2.9519237006929cm 18.7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2.8510760790301cm 18.7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2.9780930202383cm 19.1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2.1170585795859cm 18.9939318310759cm)" svg:viewBox="0 0 250 822" draw:points="129,783 82,822 0,725 109,75 199,0 250,61">
              <text:p/>
            </draw:polygon>
            <draw:polygon draw:style-name="gr3" draw:text-style-name="P3" draw:layer="layout" svg:width="0.215cm" svg:height="0.672cm" draw:transform="rotate (-1.5707963267949) translate (12.0966337448187cm 18.7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2.1170585795859cm 18.5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2.0966337448187cm 18.2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2.1170585795859cm 18.1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1.397083154044cm 19.2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5.9687064060358cm 16.4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5.7615858159752cm 16.9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5.7615858159752cm 17.3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4.9276781089979cm 16.7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4.9267206948682cm 17.2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4.0918555737611cm 16.6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4.0918555737611cm 17.0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5.7009495877602cm 16.7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5.5732943704656cm 16.9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5.6712697497392cm 17.1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5.5704221280765cm 17.2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5.6974390692846cm 17.6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4.8364046286322cm 17.4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4.815979793865cm 17.2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4.8364046286322cm 17.0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4.815979793865cm 16.7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4.8364046286322cm 16.5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4.1164292030903cm 17.7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5.9687064060358cm 17.9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5.7615858159752cm 18.4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5.7615858159752cm 18.9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4.9276781089979cm 18.3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4.9267206948682cm 18.7676520171692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4.0918555737611cm 18.1582900394374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4.0918555737611cm 18.6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5.7009495877602cm 18.2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5.5732943704656cm 18.5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5.6712697497392cm 18.7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5.5704221280765cm 18.7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5.6974390692846cm 19.1354363907584cm)" svg:viewBox="0 0 256 816" draw:points="110,95 223,0 256,39 137,753 62,816 0,744">
              <text:p/>
            </draw:polygon>
            <draw:polygon draw:style-name="gr3" draw:text-style-name="P3" draw:layer="layout" svg:width="0.249cm" svg:height="0.821cm" draw:transform="rotate (-1.5707963267949) translate (14.8364046286322cm 18.9939318310759cm)" svg:viewBox="0 0 250 822" draw:points="129,783 82,822 0,725 109,75 199,0 250,61">
              <text:p/>
            </draw:polygon>
            <draw:polygon draw:style-name="gr3" draw:text-style-name="P3" draw:layer="layout" svg:width="0.215cm" svg:height="0.672cm" draw:transform="rotate (-1.5707963267949) translate (14.815979793865cm 18.7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4.8364046286322cm 18.5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4.815979793865cm 18.2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4.8364046286322cm 18.1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4.1164292030903cm 19.2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18.6880524550821cm 16.454180940793cm)" svg:viewBox="0 0 1524 2223" draw:points="0,0 1524,0 1524,2223 0,2223">
              <text:p/>
            </draw:polygon>
            <draw:polygon draw:style-name="gr2" draw:text-style-name="P2" draw:layer="layout" svg:width="0.419cm" svg:height="0.116cm" draw:transform="rotate (-1.5707963267949) translate (18.4809413838788cm 16.9131146478714cm)" svg:viewBox="0 0 420 117" draw:points="47,0 365,0 420,57 338,117 81,117 0,34">
              <text:p/>
            </draw:polygon>
            <draw:polygon draw:style-name="gr2" draw:text-style-name="P2" draw:layer="layout" svg:width="0.429cm" svg:height="0.135cm" draw:transform="rotate (-1.5707963267949) translate (18.4809318650215cm 17.3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7.6470241580442cm 16.7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7.6460667439145cm 17.2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6.8112016228074cm 16.6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6.8112016228074cm 17.0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8.4202956368066cm 16.7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8.2926404195119cm 16.9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8.3906157987856cm 17.1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8.2897681771228cm 17.2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8.416785118331cm 17.6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7.5557506776785cm 17.4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7.5353258429114cm 17.2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7.5557506776785cm 17.0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7.5353258429114cm 16.7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7.5557506776785cm 16.5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6.8357752521366cm 17.7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18.6880524550821cm 17.9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18.4809318650215cm 18.4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18.4809318650215cm 18.9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17.6470241580442cm 18.3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17.6460667439145cm 18.7676520171692cm)" svg:viewBox="0 0 405 139" draw:points="124,0 349,0 405,66 318,139 80,139 0,71">
              <text:p/>
            </draw:polygon>
            <draw:polygon draw:style-name="gr3" draw:text-style-name="P3" draw:layer="layout" svg:width="0.423cm" svg:height="0.139cm" draw:transform="rotate (-1.5707963267949) translate (16.8112016228074cm 18.1582900394374cm)" svg:viewBox="0 0 424 140" draw:points="117,0 368,0 424,68 340,140 34,140 0,99">
              <text:p/>
            </draw:polygon>
            <draw:polygon draw:style-name="gr3" draw:text-style-name="P3" draw:layer="layout" svg:width="0.423cm" svg:height="0.139cm" draw:transform="rotate (-1.5707963267949) translate (16.8112016228074cm 18.6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18.4202956368066cm 18.2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18.2926404195119cm 18.5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18.3906157987856cm 18.7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18.2897681771228cm 18.7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18.416785118331cm 19.1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17.5557506776785cm 18.9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17.5353258429114cm 18.7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17.5557506776785cm 18.5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17.5353258429114cm 18.2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17.5557506776785cm 18.1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6.8357752521366cm 19.2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21.4073985041284cm 16.4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1.2002779140678cm 16.9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1.2002779140678cm 17.3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0.3663702070905cm 16.7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0.3654127929608cm 17.2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19.5305476718537cm 16.6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19.5305476718537cm 17.0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1.1396416858529cm 16.7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1.0119864685582cm 16.9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1.1099618478319cm 17.1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1.0091142261691cm 17.2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1.1361311673773cm 17.6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0.2750967267248cm 17.4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0.2546718919577cm 17.2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0.2750967267248cm 17.0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0.2546718919577cm 16.7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0.2750967267248cm 16.5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9.555121301183cm 17.7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21.4073985041284cm 17.9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1.2002779140678cm 18.4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1.2002779140678cm 18.9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0.3663702070905cm 18.3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0.3654127929608cm 18.7676520171692cm)" svg:viewBox="0 0 405 139" draw:points="124,0 349,0 405,66 318,139 80,139 0,71">
              <text:p/>
            </draw:polygon>
            <draw:polygon draw:style-name="gr3" draw:text-style-name="P3" draw:layer="layout" svg:width="0.423cm" svg:height="0.139cm" draw:transform="rotate (-1.5707963267949) translate (19.5305476718537cm 18.1582900394374cm)" svg:viewBox="0 0 424 140" draw:points="117,0 368,0 424,68 340,140 34,140 0,99">
              <text:p/>
            </draw:polygon>
            <draw:polygon draw:style-name="gr3" draw:text-style-name="P3" draw:layer="layout" svg:width="0.423cm" svg:height="0.139cm" draw:transform="rotate (-1.5707963267949) translate (19.5305476718537cm 18.6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1.1396416858529cm 18.2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1.0119864685582cm 18.5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1.1099618478319cm 18.7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1.0091142261691cm 18.7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1.1361311673773cm 19.1354363907584cm)" svg:viewBox="0 0 256 816" draw:points="110,95 223,0 256,39 137,753 62,816 0,744">
              <text:p/>
            </draw:polygon>
            <draw:polygon draw:style-name="gr3" draw:text-style-name="P3" draw:layer="layout" svg:width="0.249cm" svg:height="0.821cm" draw:transform="rotate (-1.5707963267949) translate (20.2750967267248cm 18.9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0.2546718919577cm 18.7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0.2750967267248cm 18.5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0.2546718919577cm 18.2886399604062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0.2750967267248cm 18.1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19.555121301183cm 19.2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24.1267445531748cm 16.4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3.9196239631142cm 16.9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3.9196239631142cm 17.3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3.0857162561368cm 16.7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3.0847588420071cm 17.2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22.2498937209001cm 16.6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22.2498937209001cm 17.0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3.8589877348992cm 16.7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3.7313325176046cm 16.9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3.8293078968782cm 17.1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3.7284602752154cm 17.2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3.8554772164236cm 17.6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2.9944427757711cm 17.4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2.974017941004cm 17.2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2.9944427757711cm 17.0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2.974017941004cm 16.7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2.9944427757711cm 16.5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2.2744673502293cm 17.7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24.1267445531748cm 17.9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3.9196239631142cm 18.4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3.9196239631142cm 18.9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3.0857162561368cm 18.3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3.0847588420071cm 18.7676520171692cm)" svg:viewBox="0 0 405 139" draw:points="124,0 349,0 405,66 318,139 80,139 0,71">
              <text:p/>
            </draw:polygon>
            <draw:polygon draw:style-name="gr3" draw:text-style-name="P3" draw:layer="layout" svg:width="0.423cm" svg:height="0.139cm" draw:transform="rotate (-1.5707963267949) translate (22.2498937209001cm 18.1582900394374cm)" svg:viewBox="0 0 424 140" draw:points="117,0 368,0 424,68 340,140 34,140 0,99">
              <text:p/>
            </draw:polygon>
            <draw:polygon draw:style-name="gr3" draw:text-style-name="P3" draw:layer="layout" svg:width="0.423cm" svg:height="0.139cm" draw:transform="rotate (-1.5707963267949) translate (22.2498937209001cm 18.6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3.8589877348992cm 18.2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3.7313325176046cm 18.5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3.8293078968782cm 18.7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3.7284602752154cm 18.7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3.8554772164236cm 19.1354363907584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2.9944427757711cm 18.9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2.974017941004cm 18.7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2.9944427757711cm 18.5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2.974017941004cm 18.2886399604062cm)" svg:viewBox="0 0 413 672" draw:points="135,558 0,672 29,497 281,77 413,0 272,335">
              <text:p/>
            </draw:polygon>
            <draw:polygon draw:style-name="gr3" draw:text-style-name="P3" draw:layer="layout" svg:width="0.255cm" svg:height="0.818cm" draw:transform="rotate (-1.5707963267949) translate (22.9944427757711cm 18.1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2.2744673502293cm 19.2358281391818cm)" svg:viewBox="0 0 175 176" svg:d="M175 88c0 48-39 88-87 88-49 0-88-40-88-88 0-49 39-88 88-88 48 0 87 39 87 88z">
              <text:p/>
            </draw:path>
          </draw:g>
          <draw:g>
            <draw:polygon draw:style-name="gr1" draw:text-style-name="P1" draw:layer="layout" svg:width="1.523cm" svg:height="2.222cm" draw:transform="rotate (-1.5707963267949) translate (26.8450006839649cm 16.454180940793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6.6378800939044cm 16.9131146478714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6.6378800939044cm 17.3781037302515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5.803972386927cm 16.7929632537266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5.8030149727973cm 17.2375552824587cm)" svg:viewBox="0 0 405 139" draw:points="124,0 349,0 405,66 318,139 80,139 0,71">
              <text:p/>
            </draw:polygon>
            <draw:polygon draw:style-name="gr2" draw:text-style-name="P2" draw:layer="layout" svg:width="0.423cm" svg:height="0.139cm" draw:transform="rotate (-1.5707963267949) translate (24.9681498516902cm 16.6281933047269cm)" svg:viewBox="0 0 424 140" draw:points="117,0 368,0 424,68 340,140 34,140 0,99">
              <text:p/>
            </draw:polygon>
            <draw:polygon draw:style-name="gr2" draw:text-style-name="P2" draw:layer="layout" svg:width="0.423cm" svg:height="0.139cm" draw:transform="rotate (-1.5707963267949) translate (24.9681498516902cm 17.0966881307027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6.5772438656894cm 16.7212548619956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6.4495886483947cm 16.9701626572929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6.5475640276684cm 17.1954863593099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6.4467164060056cm 17.2569962242169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6.5737333472138cm 17.6053396560479cm)" svg:viewBox="0 0 256 816" draw:points="110,95 223,0 256,39 137,753 62,816 0,744">
              <text:p/>
            </draw:polygon>
            <draw:polygon draw:style-name="gr2" draw:text-style-name="P2" draw:layer="layout" svg:width="0.249cm" svg:height="0.821cm" draw:transform="rotate (-1.5707963267949) translate (25.7126989065613cm 17.4638350963654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5.6922740717942cm 17.2467976973929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5.7126989065613cm 17.0195617715965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5.6922740717942cm 16.7585432256957cm)" svg:viewBox="0 0 413 672" draw:points="135,558 0,672 29,497 281,77 413,0 272,335">
              <text:p/>
            </draw:polygon>
            <draw:polygon draw:style-name="gr2" draw:text-style-name="P2" draw:layer="layout" svg:width="0.255cm" svg:height="0.818cm" draw:transform="rotate (-1.5707963267949) translate (25.7126989065613cm 16.5743323349378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4.9927234810195cm 17.7057314044713cm)" svg:viewBox="0 0 175 176" svg:d="M175 88c0 48-39 88-87 88-49 0-88-40-88-88 0-49 39-88 88-88 48 0 87 39 87 88z">
              <text:p/>
            </draw:path>
            <draw:polygon draw:style-name="gr1" draw:text-style-name="P1" draw:layer="layout" svg:width="1.523cm" svg:height="2.222cm" draw:transform="rotate (-1.5707963267949) translate (26.8450006839649cm 17.9842776755035cm)" svg:viewBox="0 0 1524 2223" draw:points="0,0 1524,0 1524,2223 0,2223">
              <text:p/>
            </draw:polygon>
            <draw:polygon draw:style-name="gr2" draw:text-style-name="P2" draw:layer="layout" svg:width="0.419cm" svg:height="0.135cm" draw:transform="rotate (-1.5707963267949) translate (26.6378800939044cm 18.4432113825819cm)" svg:viewBox="0 0 420 136" draw:points="47,0 365,0 420,66 338,136 81,136 0,40">
              <text:p/>
            </draw:polygon>
            <draw:polygon draw:style-name="gr2" draw:text-style-name="P2" draw:layer="layout" svg:width="0.429cm" svg:height="0.135cm" draw:transform="rotate (-1.5707963267949) translate (26.6378800939044cm 18.908200464962cm)" svg:viewBox="0 0 430 136" draw:points="82,0 396,0 430,40 316,136 55,136 0,70">
              <text:p/>
            </draw:polygon>
            <draw:polygon draw:style-name="gr3" draw:text-style-name="P3" draw:layer="layout" svg:width="0.399cm" svg:height="0.139cm" draw:transform="rotate (-1.5707963267949) translate (25.803972386927cm 18.3230599884371cm)" svg:viewBox="0 0 400 140" draw:points="84,0 320,0 400,68 276,140 59,140 0,71">
              <text:p/>
            </draw:polygon>
            <draw:polygon draw:style-name="gr3" draw:text-style-name="P3" draw:layer="layout" svg:width="0.404cm" svg:height="0.138cm" draw:transform="rotate (-1.5707963267949) translate (25.8030149727973cm 18.7676520171692cm)" svg:viewBox="0 0 405 139" draw:points="124,0 349,0 405,66 318,139 80,139 0,71">
              <text:p/>
            </draw:polygon>
            <draw:polygon draw:style-name="gr3" draw:text-style-name="P3" draw:layer="layout" svg:width="0.423cm" svg:height="0.139cm" draw:transform="rotate (-1.5707963267949) translate (24.9681498516902cm 18.1582900394374cm)" svg:viewBox="0 0 424 140" draw:points="117,0 368,0 424,68 340,140 34,140 0,99">
              <text:p/>
            </draw:polygon>
            <draw:polygon draw:style-name="gr3" draw:text-style-name="P3" draw:layer="layout" svg:width="0.423cm" svg:height="0.139cm" draw:transform="rotate (-1.5707963267949) translate (24.9681498516902cm 18.6267848654132cm)" svg:viewBox="0 0 424 140" draw:points="84,0 342,0 424,99 376,140 56,140 0,72">
              <text:p/>
            </draw:polygon>
            <draw:polygon draw:style-name="gr2" draw:text-style-name="P2" draw:layer="layout" svg:width="0.247cm" svg:height="0.819cm" draw:transform="rotate (-1.5707963267949) translate (26.5772438656894cm 18.2513515967061cm)" svg:viewBox="0 0 248 820" draw:points="120,39 167,0 248,96 141,745 51,820 0,759">
              <text:p/>
            </draw:polygon>
            <draw:polygon draw:style-name="gr2" draw:text-style-name="P2" draw:layer="layout" svg:width="0.212cm" svg:height="0.663cm" draw:transform="rotate (-1.5707963267949) translate (26.4495886483947cm 18.5002593920034cm)" svg:viewBox="0 0 213 664" draw:points="26,0 119,111 185,340 213,664 126,590 0,155">
              <text:p/>
            </draw:polygon>
            <draw:polygon draw:style-name="gr2" draw:text-style-name="P2" draw:layer="layout" svg:width="0.212cm" svg:height="0.785cm" draw:transform="rotate (-1.5707963267949) translate (26.5475640276684cm 18.7255830940204cm)" svg:viewBox="0 0 213 786" draw:points="77,70 158,0 213,67 137,524 23,786 0,522">
              <text:p/>
            </draw:polygon>
            <draw:polygon draw:style-name="gr2" draw:text-style-name="P2" draw:layer="layout" svg:width="0.42cm" svg:height="0.665cm" draw:transform="rotate (-1.5707963267949) translate (26.4467164060056cm 18.7870929589274cm)" svg:viewBox="0 0 421 666" draw:points="269,128 421,0 392,169 139,586 0,666 147,327">
              <text:p/>
            </draw:polygon>
            <draw:polygon draw:style-name="gr2" draw:text-style-name="P2" draw:layer="layout" svg:width="0.255cm" svg:height="0.815cm" draw:transform="rotate (-1.5707963267949) translate (26.5737333472138cm 19.1354363907584cm)" svg:viewBox="0 0 256 816" draw:points="110,95 223,0 256,39 137,753 62,816 0,744">
              <text:p/>
            </draw:polygon>
            <draw:polygon draw:style-name="gr3" draw:text-style-name="P3" draw:layer="layout" svg:width="0.249cm" svg:height="0.821cm" draw:transform="rotate (-1.5707963267949) translate (25.7126989065613cm 18.9939318310759cm)" svg:viewBox="0 0 250 822" draw:points="129,783 82,822 0,725 109,75 199,0 250,61">
              <text:p/>
            </draw:polygon>
            <draw:polygon draw:style-name="gr2" draw:text-style-name="P2" draw:layer="layout" svg:width="0.215cm" svg:height="0.672cm" draw:transform="rotate (-1.5707963267949) translate (25.6922740717942cm 18.7768944321035cm)" svg:viewBox="0 0 216 673" draw:points="190,673 100,567 28,318 0,0 84,70 216,521">
              <text:p/>
            </draw:polygon>
            <draw:polygon draw:style-name="gr2" draw:text-style-name="P2" draw:layer="layout" svg:width="0.215cm" svg:height="0.791cm" draw:transform="rotate (-1.5707963267949) translate (25.7126989065613cm 18.549658506307cm)" svg:viewBox="0 0 216 792" draw:points="141,720 57,792 0,724 78,264 194,0 216,265">
              <text:p/>
            </draw:polygon>
            <draw:polygon draw:style-name="gr2" draw:text-style-name="P2" draw:layer="layout" svg:width="0.412cm" svg:height="0.671cm" draw:transform="rotate (-1.5707963267949) translate (25.6922740717942cm 18.2886399604062cm)" svg:viewBox="0 0 413 672" draw:points="135,558 0,672 29,497 281,77 413,0 272,335">
              <text:p/>
            </draw:polygon>
            <draw:polygon draw:style-name="gr3" draw:text-style-name="P3" draw:layer="layout" svg:width="0.255cm" svg:height="0.818cm" draw:transform="rotate (-1.5707963267949) translate (25.7126989065613cm 18.1044290696484cm)" svg:viewBox="0 0 256 819" draw:points="147,723 33,819 0,777 119,64 194,0 256,73">
              <text:p/>
            </draw:polygon>
            <draw:path draw:style-name="gr2" draw:text-style-name="P2" draw:layer="layout" svg:width="0.174cm" svg:height="0.175cm" draw:transform="rotate (-1.5707963267949) translate (24.9927234810195cm 19.2358281391818cm)" svg:viewBox="0 0 175 176" svg:d="M175 88c0 48-39 88-87 88-49 0-88-40-88-88 0-49 39-88 88-88 48 0 87 39 87 88z">
              <text:p/>
            </draw:path>
          </draw:g>
          <draw:frame draw:style-name="gr11" draw:text-style-name="P7" draw:layer="layout" svg:width="0.756cm" svg:height="0.764cm" svg:x="14.479cm" svg:y="3.936cm">
            <draw:text-box>
              <text:p text:style-name="P6"><text:span text:style-name="T1">0</text:span></text:p>
            </draw:text-box>
          </draw:frame>
        </draw:g>
      </draw:page>
      <draw:page draw:name="page2" draw:style-name="dp1" draw:master-page-name="Padrão">
        <draw:g>
          <draw:frame draw:style-name="gr12" draw:text-style-name="P8" draw:layer="layout" svg:width="11.43cm" svg:height="7.62cm" draw:transform="rotate (-1.5707963267949) translate (8.77cm 1cm)">
            <draw:image xlink:href="Pictures/10000200000008CB000005DDFA6F9DF75F6C4B40.png" xlink:type="simple" xlink:show="embed" xlink:actuate="onLoad" loext:mime-type="image/png">
              <text:p/>
            </draw:image>
          </draw:frame>
          <draw:g>
            <draw:polygon draw:style-name="gr1" draw:text-style-name="P1" draw:layer="layout" svg:width="4.779cm" svg:height="6.965cm" draw:transform="rotate (-1.5707963267949) translate (8.44300214285714cm 1.29999688538206cm)" svg:viewBox="0 0 4780 6966" draw:points="0,0 4780,0 4780,6966 0,6966">
              <text:p/>
            </draw:polygon>
            <draw:polygon draw:style-name="gr2" draw:text-style-name="P2" draw:layer="layout" svg:width="1.318cm" svg:height="0.425cm" draw:transform="rotate (-1.5707963267949) translate (7.79409485714285cm 2.7396978820598cm)" svg:viewBox="0 0 1319 426" draw:points="147,0 1146,0 1319,207 1061,426 255,426 0,125">
              <text:p/>
            </draw:polygon>
            <draw:polygon draw:style-name="gr2" draw:text-style-name="P2" draw:layer="layout" svg:width="1.349cm" svg:height="0.425cm" draw:transform="rotate (-1.5707963267949) translate (7.79409485714285cm 4.19839493355482cm)" svg:viewBox="0 0 1350 426" draw:points="257,0 1242,0 1350,125 991,426 172,426 0,219">
              <text:p/>
            </draw:polygon>
            <draw:polygon draw:style-name="gr13" draw:text-style-name="P9" draw:layer="layout" svg:width="1.253cm" svg:height="0.437cm" draw:transform="rotate (-1.5707963267949) translate (5.18146814285714cm 2.3627761627907cm)" svg:viewBox="0 0 1254 438" draw:points="264,0 1003,0 1254,213 866,438 185,438 0,222">
              <text:p/>
            </draw:polygon>
            <draw:polygon draw:style-name="gr13" draw:text-style-name="P9" draw:layer="layout" svg:width="1.27cm" svg:height="0.434cm" draw:transform="rotate (-1.5707963267949) translate (5.17846857142857cm 3.75748650332226cm)" svg:viewBox="0 0 1271 435" draw:points="388,0 1095,0 1271,207 999,435 251,435 0,222">
              <text:p/>
            </draw:polygon>
            <draw:polygon draw:style-name="gr2" draw:text-style-name="P2" draw:layer="layout" svg:width="1.329cm" svg:height="0.437cm" draw:transform="rotate (-1.5707963267949) translate (2.56284228571428cm 1.84588351328904cm)" svg:viewBox="0 0 1330 438" draw:points="368,0 1155,0 1330,213 1067,438 108,438 0,309">
              <text:p/>
            </draw:polygon>
            <draw:polygon draw:style-name="gr2" draw:text-style-name="P2" draw:layer="layout" svg:width="1.329cm" svg:height="0.437cm" draw:transform="rotate (-1.5707963267949) translate (2.56284228571428cm 3.3155782807309cm)" svg:viewBox="0 0 1330 438" draw:points="263,0 1073,0 1330,309 1178,438 176,438 0,225">
              <text:p/>
            </draw:polygon>
            <draw:polygon draw:style-name="gr2" draw:text-style-name="P2" draw:layer="layout" svg:width="0.777cm" svg:height="2.568cm" draw:transform="rotate (-1.5707963267949) translate (7.604122cm 2.1378228820598cm)" svg:viewBox="0 0 778 2569" draw:points="377,122 524,0 778,301 442,2335 161,2569 0,2379">
              <text:p/>
            </draw:polygon>
            <draw:polygon draw:style-name="gr2" draw:text-style-name="P2" draw:layer="layout" svg:width="0.668cm" svg:height="2.08cm" draw:transform="rotate (-1.5707963267949) translate (7.20417914285714cm 2.91866071428571cm)" svg:viewBox="0 0 669 2081" draw:points="82,0 374,348 581,1064 669,2081 394,1850 0,485">
              <text:p/>
            </draw:polygon>
            <draw:polygon draw:style-name="gr2" draw:text-style-name="P2" draw:layer="layout" svg:width="0.668cm" svg:height="2.46cm" draw:transform="rotate (-1.5707963267949) translate (7.51113528571429cm 3.62551391196013cm)" svg:viewBox="0 0 669 2461" draw:points="240,219 497,0 669,211 430,1643 73,2461 0,1634">
              <text:p/>
            </draw:polygon>
            <draw:polygon draw:style-name="gr2" draw:text-style-name="P2" draw:layer="layout" svg:width="1.32cm" svg:height="2.086cm" draw:transform="rotate (-1.5707963267949) translate (7.19518042857142cm 3.8184738372093cm)" svg:viewBox="0 0 1321 2087" draw:points="845,400 1321,0 1230,529 435,1835 0,2087 462,1026">
              <text:p/>
            </draw:polygon>
            <draw:polygon draw:style-name="gr2" draw:text-style-name="P2" draw:layer="layout" svg:width="0.803cm" svg:height="2.557cm" draw:transform="rotate (-1.5707963267949) translate (7.59312357142857cm 4.91124688538206cm)" svg:viewBox="0 0 804 2558" draw:points="345,298 701,0 804,123 430,2359 193,2558 0,2330">
              <text:p/>
            </draw:polygon>
            <draw:polygon draw:style-name="gr2" draw:text-style-name="P2" draw:layer="layout" svg:width="0.782cm" svg:height="2.574cm" draw:transform="rotate (-1.5707963267949) translate (4.895509cm 4.46733907807309cm)" svg:viewBox="0 0 783 2575" draw:points="406,2452 257,2575 0,2271 342,234 625,0 783,190">
              <text:p/>
            </draw:polygon>
            <draw:polygon draw:style-name="gr2" draw:text-style-name="P2" draw:layer="layout" svg:width="0.677cm" svg:height="2.107cm" draw:transform="rotate (-1.5707963267949) translate (4.83151814285714cm 3.78648048172757cm)" svg:viewBox="0 0 678 2108" draw:points="596,2108 315,1775 87,997 0,0 263,220 678,1631">
              <text:p/>
            </draw:polygon>
            <draw:polygon draw:style-name="gr2" draw:text-style-name="P2" draw:layer="layout" svg:width="0.677cm" svg:height="2.481cm" draw:transform="rotate (-1.5707963267949) translate (4.895509cm 3.07362852990033cm)" svg:viewBox="0 0 678 2482" draw:points="441,2257 178,2482 0,2268 245,827 608,0 678,830">
              <text:p/>
            </draw:polygon>
            <draw:polygon draw:style-name="gr2" draw:text-style-name="P2" draw:layer="layout" svg:width="1.294cm" svg:height="2.104cm" draw:transform="rotate (-1.5707963267949) translate (4.83151814285714cm 2.25479858803987cm)" svg:viewBox="0 0 1295 2105" draw:points="424,1748 0,2105 91,1558 880,240 1295,0 854,1050">
              <text:p/>
            </draw:polygon>
            <draw:polygon draw:style-name="gr2" draw:text-style-name="P2" draw:layer="layout" svg:width="0.802cm" svg:height="2.565cm" draw:transform="rotate (-1.5707963267949) translate (4.895509cm 1.67691860465116cm)" svg:viewBox="0 0 803 2566" draw:points="461,2265 105,2566 0,2435 374,199 610,0 803,228">
              <text:p/>
            </draw:polygon>
            <draw:path draw:style-name="gr2" draw:text-style-name="P2" draw:layer="layout" svg:width="0.549cm" svg:height="0.549cm" draw:transform="rotate (-1.5707963267949) translate (2.63983128571428cm 5.22618147840532cm)" svg:viewBox="0 0 550 550" svg:d="M550 275c0 152-123 275-275 275s-275-123-275-275 123-275 275-275 275 123 275 275z">
              <text:p/>
            </draw:path>
          </draw:g>
          <draw:g>
            <draw:polygon draw:style-name="gr1" draw:text-style-name="P1" draw:layer="layout" svg:width="4.779cm" svg:height="6.965cm" draw:transform="rotate (-1.5707963267949) translate (8.44300214285714cm 6.09999688538206cm)" svg:viewBox="0 0 4780 6966" draw:points="0,0 4780,0 4780,6966 0,6966">
              <text:p/>
            </draw:polygon>
            <draw:polygon draw:style-name="gr2" draw:text-style-name="P2" draw:layer="layout" svg:width="1.318cm" svg:height="0.425cm" draw:transform="rotate (-1.5707963267949) translate (7.79409485714285cm 7.5396978820598cm)" svg:viewBox="0 0 1319 426" draw:points="147,0 1146,0 1319,207 1061,426 255,426 0,125">
              <text:p/>
            </draw:polygon>
            <draw:polygon draw:style-name="gr2" draw:text-style-name="P2" draw:layer="layout" svg:width="1.349cm" svg:height="0.425cm" draw:transform="rotate (-1.5707963267949) translate (7.79409485714285cm 8.9983949335548cm)" svg:viewBox="0 0 1350 426" draw:points="257,0 1242,0 1350,125 991,426 172,426 0,219">
              <text:p/>
            </draw:polygon>
            <draw:polygon draw:style-name="gr13" draw:text-style-name="P9" draw:layer="layout" svg:width="1.253cm" svg:height="0.437cm" draw:transform="rotate (-1.5707963267949) translate (5.18146814285714cm 7.1627761627907cm)" svg:viewBox="0 0 1254 438" draw:points="264,0 1003,0 1254,213 866,438 185,438 0,222">
              <text:p/>
            </draw:polygon>
            <draw:polygon draw:style-name="gr13" draw:text-style-name="P9" draw:layer="layout" svg:width="1.27cm" svg:height="0.434cm" draw:transform="rotate (-1.5707963267949) translate (5.17846857142857cm 8.5574865033223cm)" svg:viewBox="0 0 1271 435" draw:points="388,0 1095,0 1271,207 999,435 251,435 0,222">
              <text:p/>
            </draw:polygon>
            <draw:polygon draw:style-name="gr2" draw:text-style-name="P2" draw:layer="layout" svg:width="1.329cm" svg:height="0.437cm" draw:transform="rotate (-1.5707963267949) translate (2.56284228571428cm 6.64588351328904cm)" svg:viewBox="0 0 1330 438" draw:points="368,0 1155,0 1330,213 1067,438 108,438 0,309">
              <text:p/>
            </draw:polygon>
            <draw:polygon draw:style-name="gr2" draw:text-style-name="P2" draw:layer="layout" svg:width="1.329cm" svg:height="0.437cm" draw:transform="rotate (-1.5707963267949) translate (2.56284228571428cm 8.1155782807309cm)" svg:viewBox="0 0 1330 438" draw:points="263,0 1073,0 1330,309 1178,438 176,438 0,225">
              <text:p/>
            </draw:polygon>
            <draw:polygon draw:style-name="gr2" draw:text-style-name="P2" draw:layer="layout" svg:width="0.777cm" svg:height="2.568cm" draw:transform="rotate (-1.5707963267949) translate (7.604122cm 6.9378228820598cm)" svg:viewBox="0 0 778 2569" draw:points="377,122 524,0 778,301 442,2335 161,2569 0,2379">
              <text:p/>
            </draw:polygon>
            <draw:polygon draw:style-name="gr2" draw:text-style-name="P2" draw:layer="layout" svg:width="0.668cm" svg:height="2.08cm" draw:transform="rotate (-1.5707963267949) translate (7.20417914285714cm 7.71866071428571cm)" svg:viewBox="0 0 669 2081" draw:points="82,0 374,348 581,1064 669,2081 394,1850 0,485">
              <text:p/>
            </draw:polygon>
            <draw:polygon draw:style-name="gr2" draw:text-style-name="P2" draw:layer="layout" svg:width="0.668cm" svg:height="2.46cm" draw:transform="rotate (-1.5707963267949) translate (7.51113528571429cm 8.4255139119601cm)" svg:viewBox="0 0 669 2461" draw:points="240,219 497,0 669,211 430,1643 73,2461 0,1634">
              <text:p/>
            </draw:polygon>
            <draw:polygon draw:style-name="gr2" draw:text-style-name="P2" draw:layer="layout" svg:width="1.32cm" svg:height="2.086cm" draw:transform="rotate (-1.5707963267949) translate (7.19518042857142cm 8.6184738372093cm)" svg:viewBox="0 0 1321 2087" draw:points="845,400 1321,0 1230,529 435,1835 0,2087 462,1026">
              <text:p/>
            </draw:polygon>
            <draw:polygon draw:style-name="gr2" draw:text-style-name="P2" draw:layer="layout" svg:width="0.803cm" svg:height="2.557cm" draw:transform="rotate (-1.5707963267949) translate (7.59312357142857cm 9.7112468853821cm)" svg:viewBox="0 0 804 2558" draw:points="345,298 701,0 804,123 430,2359 193,2558 0,2330">
              <text:p/>
            </draw:polygon>
            <draw:polygon draw:style-name="gr2" draw:text-style-name="P2" draw:layer="layout" svg:width="0.782cm" svg:height="2.574cm" draw:transform="rotate (-1.5707963267949) translate (4.895509cm 9.2673390780731cm)" svg:viewBox="0 0 783 2575" draw:points="406,2452 257,2575 0,2271 342,234 625,0 783,190">
              <text:p/>
            </draw:polygon>
            <draw:polygon draw:style-name="gr2" draw:text-style-name="P2" draw:layer="layout" svg:width="0.677cm" svg:height="2.107cm" draw:transform="rotate (-1.5707963267949) translate (4.83151814285714cm 8.5864804817276cm)" svg:viewBox="0 0 678 2108" draw:points="596,2108 315,1775 87,997 0,0 263,220 678,1631">
              <text:p/>
            </draw:polygon>
            <draw:polygon draw:style-name="gr2" draw:text-style-name="P2" draw:layer="layout" svg:width="0.677cm" svg:height="2.481cm" draw:transform="rotate (-1.5707963267949) translate (4.895509cm 7.8736285299003cm)" svg:viewBox="0 0 678 2482" draw:points="441,2257 178,2482 0,2268 245,827 608,0 678,830">
              <text:p/>
            </draw:polygon>
            <draw:polygon draw:style-name="gr2" draw:text-style-name="P2" draw:layer="layout" svg:width="1.294cm" svg:height="2.104cm" draw:transform="rotate (-1.5707963267949) translate (4.83151814285714cm 7.05479858803986cm)" svg:viewBox="0 0 1295 2105" draw:points="424,1748 0,2105 91,1558 880,240 1295,0 854,1050">
              <text:p/>
            </draw:polygon>
            <draw:polygon draw:style-name="gr2" draw:text-style-name="P2" draw:layer="layout" svg:width="0.802cm" svg:height="2.565cm" draw:transform="rotate (-1.5707963267949) translate (4.895509cm 6.47691860465116cm)" svg:viewBox="0 0 803 2566" draw:points="461,2265 105,2566 0,2435 374,199 610,0 803,228">
              <text:p/>
            </draw:polygon>
            <draw:path draw:style-name="gr2" draw:text-style-name="P2" draw:layer="layout" svg:width="0.549cm" svg:height="0.549cm" draw:transform="rotate (-1.5707963267949) translate (2.63983128571428cm 10.0261814784053cm)" svg:viewBox="0 0 550 550" svg:d="M550 275c0 152-123 275-275 275s-275-123-275-275 123-275 275-275 275 123 275 275z">
              <text:p/>
            </draw:path>
          </draw:g>
          <draw:frame draw:style-name="gr12" draw:text-style-name="P8" draw:layer="layout" svg:width="11.43cm" svg:height="7.62cm" draw:transform="rotate (-1.5707963267949) translate (8.771cm 1.001cm)">
            <draw:image xlink:href="Pictures/10000200000008CB000005DDFA6F9DF75F6C4B40.png" xlink:type="simple" xlink:show="embed" xlink:actuate="onLoad" loext:mime-type="image/png">
              <text:p/>
            </draw:image>
          </draw:frame>
          <draw:g>
            <draw:polygon draw:style-name="gr1" draw:text-style-name="P1" draw:layer="layout" svg:width="4.779cm" svg:height="6.965cm" draw:transform="rotate (-1.5707963267949) translate (8.44400214285714cm 1.30099688538206cm)" svg:viewBox="0 0 4780 6966" draw:points="0,0 4780,0 4780,6966 0,6966">
              <text:p/>
            </draw:polygon>
            <draw:polygon draw:style-name="gr13" draw:text-style-name="P9" draw:layer="layout" svg:width="1.318cm" svg:height="0.425cm" draw:transform="rotate (-1.5707963267949) translate (7.79509485714285cm 2.7406978820598cm)" svg:viewBox="0 0 1319 426" draw:points="147,0 1146,0 1319,207 1061,426 255,426 0,125">
              <text:p/>
            </draw:polygon>
            <draw:polygon draw:style-name="gr13" draw:text-style-name="P9" draw:layer="layout" svg:width="1.349cm" svg:height="0.425cm" draw:transform="rotate (-1.5707963267949) translate (7.79509485714285cm 4.19939493355482cm)" svg:viewBox="0 0 1350 426" draw:points="257,0 1242,0 1350,125 991,426 172,426 0,219">
              <text:p/>
            </draw:polygon>
            <draw:polygon draw:style-name="gr13" draw:text-style-name="P9" draw:layer="layout" svg:width="1.253cm" svg:height="0.437cm" draw:transform="rotate (-1.5707963267949) translate (5.18246814285714cm 2.3637761627907cm)" svg:viewBox="0 0 1254 438" draw:points="264,0 1003,0 1254,213 866,438 185,438 0,222">
              <text:p/>
            </draw:polygon>
            <draw:polygon draw:style-name="gr13" draw:text-style-name="P9" draw:layer="layout" svg:width="1.27cm" svg:height="0.434cm" draw:transform="rotate (-1.5707963267949) translate (5.17946857142857cm 3.75848650332226cm)" svg:viewBox="0 0 1271 435" draw:points="388,0 1095,0 1271,207 999,435 251,435 0,222">
              <text:p/>
            </draw:polygon>
            <draw:polygon draw:style-name="gr2" draw:text-style-name="P2" draw:layer="layout" svg:width="1.329cm" svg:height="0.437cm" draw:transform="rotate (-1.5707963267949) translate (2.56384228571428cm 1.84688351328904cm)" svg:viewBox="0 0 1330 438" draw:points="368,0 1155,0 1330,213 1067,438 108,438 0,309">
              <text:p/>
            </draw:polygon>
            <draw:polygon draw:style-name="gr2" draw:text-style-name="P2" draw:layer="layout" svg:width="1.329cm" svg:height="0.437cm" draw:transform="rotate (-1.5707963267949) translate (2.56384228571428cm 3.3165782807309cm)" svg:viewBox="0 0 1330 438" draw:points="263,0 1073,0 1330,309 1178,438 176,438 0,225">
              <text:p/>
            </draw:polygon>
            <draw:polygon draw:style-name="gr2" draw:text-style-name="P2" draw:layer="layout" svg:width="0.777cm" svg:height="2.568cm" draw:transform="rotate (-1.5707963267949) translate (7.60512199999999cm 2.1388228820598cm)" svg:viewBox="0 0 778 2569" draw:points="377,122 524,0 778,301 442,2335 161,2569 0,2379">
              <text:p/>
            </draw:polygon>
            <draw:polygon draw:style-name="gr2" draw:text-style-name="P2" draw:layer="layout" svg:width="0.668cm" svg:height="2.08cm" draw:transform="rotate (-1.5707963267949) translate (7.20517914285714cm 2.91966071428571cm)" svg:viewBox="0 0 669 2081" draw:points="82,0 374,348 581,1064 669,2081 394,1850 0,485">
              <text:p/>
            </draw:polygon>
            <draw:polygon draw:style-name="gr2" draw:text-style-name="P2" draw:layer="layout" svg:width="0.668cm" svg:height="2.46cm" draw:transform="rotate (-1.5707963267949) translate (7.51213528571429cm 3.62651391196013cm)" svg:viewBox="0 0 669 2461" draw:points="240,219 497,0 669,211 430,1643 73,2461 0,1634">
              <text:p/>
            </draw:polygon>
            <draw:polygon draw:style-name="gr2" draw:text-style-name="P2" draw:layer="layout" svg:width="1.32cm" svg:height="2.086cm" draw:transform="rotate (-1.5707963267949) translate (7.19618042857143cm 3.8194738372093cm)" svg:viewBox="0 0 1321 2087" draw:points="845,400 1321,0 1230,529 435,1835 0,2087 462,1026">
              <text:p/>
            </draw:polygon>
            <draw:polygon draw:style-name="gr2" draw:text-style-name="P2" draw:layer="layout" svg:width="0.803cm" svg:height="2.557cm" draw:transform="rotate (-1.5707963267949) translate (7.59412357142857cm 4.91224688538206cm)" svg:viewBox="0 0 804 2558" draw:points="345,298 701,0 804,123 430,2359 193,2558 0,2330">
              <text:p/>
            </draw:polygon>
            <draw:polygon draw:style-name="gr2" draw:text-style-name="P2" draw:layer="layout" svg:width="0.782cm" svg:height="2.574cm" draw:transform="rotate (-1.5707963267949) translate (4.896509cm 4.46833907807309cm)" svg:viewBox="0 0 783 2575" draw:points="406,2452 257,2575 0,2271 342,234 625,0 783,190">
              <text:p/>
            </draw:polygon>
            <draw:polygon draw:style-name="gr13" draw:text-style-name="P9" draw:layer="layout" svg:width="0.677cm" svg:height="2.107cm" draw:transform="rotate (-1.5707963267949) translate (4.83251814285714cm 3.78748048172757cm)" svg:viewBox="0 0 678 2108" draw:points="596,2108 315,1775 87,997 0,0 263,220 678,1631">
              <text:p/>
            </draw:polygon>
            <draw:polygon draw:style-name="gr2" draw:text-style-name="P2" draw:layer="layout" svg:width="0.677cm" svg:height="2.481cm" draw:transform="rotate (-1.5707963267949) translate (4.896509cm 3.07462852990033cm)" svg:viewBox="0 0 678 2482" draw:points="441,2257 178,2482 0,2268 245,827 608,0 678,830">
              <text:p/>
            </draw:polygon>
            <draw:polygon draw:style-name="gr2" draw:text-style-name="P2" draw:layer="layout" svg:width="1.294cm" svg:height="2.104cm" draw:transform="rotate (-1.5707963267949) translate (4.83251814285714cm 2.25579858803987cm)" svg:viewBox="0 0 1295 2105" draw:points="424,1748 0,2105 91,1558 880,240 1295,0 854,1050">
              <text:p/>
            </draw:polygon>
            <draw:polygon draw:style-name="gr2" draw:text-style-name="P2" draw:layer="layout" svg:width="0.802cm" svg:height="2.565cm" draw:transform="rotate (-1.5707963267949) translate (4.896509cm 1.67791860465116cm)" svg:viewBox="0 0 803 2566" draw:points="461,2265 105,2566 0,2435 374,199 610,0 803,228">
              <text:p/>
            </draw:polygon>
            <draw:path draw:style-name="gr2" draw:text-style-name="P2" draw:layer="layout" svg:width="0.549cm" svg:height="0.549cm" draw:transform="rotate (-1.5707963267949) translate (2.64083128571428cm 5.22718147840532cm)" svg:viewBox="0 0 550 550" svg:d="M550 275c0 152-123 275-275 275s-275-123-275-275 123-275 275-275 275 123 275 275z">
              <text:p/>
            </draw:path>
          </draw:g>
          <draw:g>
            <draw:polygon draw:style-name="gr1" draw:text-style-name="P1" draw:layer="layout" svg:width="4.779cm" svg:height="6.965cm" draw:transform="rotate (-1.5707963267949) translate (8.44400214285714cm 6.10099688538206cm)" svg:viewBox="0 0 4780 6966" draw:points="0,0 4780,0 4780,6966 0,6966">
              <text:p/>
            </draw:polygon>
            <draw:polygon draw:style-name="gr13" draw:text-style-name="P9" draw:layer="layout" svg:width="1.318cm" svg:height="0.425cm" draw:transform="rotate (-1.5707963267949) translate (7.79509485714285cm 7.5406978820598cm)" svg:viewBox="0 0 1319 426" draw:points="147,0 1146,0 1319,207 1061,426 255,426 0,125">
              <text:p/>
            </draw:polygon>
            <draw:polygon draw:style-name="gr13" draw:text-style-name="P9" draw:layer="layout" svg:width="1.349cm" svg:height="0.425cm" draw:transform="rotate (-1.5707963267949) translate (7.79509485714285cm 8.9993949335548cm)" svg:viewBox="0 0 1350 426" draw:points="257,0 1242,0 1350,125 991,426 172,426 0,219">
              <text:p/>
            </draw:polygon>
            <draw:polygon draw:style-name="gr13" draw:text-style-name="P9" draw:layer="layout" svg:width="1.253cm" svg:height="0.437cm" draw:transform="rotate (-1.5707963267949) translate (5.18246814285714cm 7.1637761627907cm)" svg:viewBox="0 0 1254 438" draw:points="264,0 1003,0 1254,213 866,438 185,438 0,222">
              <text:p/>
            </draw:polygon>
            <draw:polygon draw:style-name="gr13" draw:text-style-name="P9" draw:layer="layout" svg:width="1.27cm" svg:height="0.434cm" draw:transform="rotate (-1.5707963267949) translate (5.17946857142857cm 8.5584865033223cm)" svg:viewBox="0 0 1271 435" draw:points="388,0 1095,0 1271,207 999,435 251,435 0,222">
              <text:p/>
            </draw:polygon>
            <draw:polygon draw:style-name="gr2" draw:text-style-name="P2" draw:layer="layout" svg:width="1.329cm" svg:height="0.437cm" draw:transform="rotate (-1.5707963267949) translate (2.56384228571428cm 6.64688351328904cm)" svg:viewBox="0 0 1330 438" draw:points="368,0 1155,0 1330,213 1067,438 108,438 0,309">
              <text:p/>
            </draw:polygon>
            <draw:polygon draw:style-name="gr2" draw:text-style-name="P2" draw:layer="layout" svg:width="1.329cm" svg:height="0.437cm" draw:transform="rotate (-1.5707963267949) translate (2.56384228571428cm 8.1165782807309cm)" svg:viewBox="0 0 1330 438" draw:points="263,0 1073,0 1330,309 1178,438 176,438 0,225">
              <text:p/>
            </draw:polygon>
            <draw:polygon draw:style-name="gr2" draw:text-style-name="P2" draw:layer="layout" svg:width="0.777cm" svg:height="2.568cm" draw:transform="rotate (-1.5707963267949) translate (7.605122cm 6.9388228820598cm)" svg:viewBox="0 0 778 2569" draw:points="377,122 524,0 778,301 442,2335 161,2569 0,2379">
              <text:p/>
            </draw:polygon>
            <draw:polygon draw:style-name="gr2" draw:text-style-name="P2" draw:layer="layout" svg:width="0.668cm" svg:height="2.08cm" draw:transform="rotate (-1.5707963267949) translate (7.20517914285714cm 7.71966071428571cm)" svg:viewBox="0 0 669 2081" draw:points="82,0 374,348 581,1064 669,2081 394,1850 0,485">
              <text:p/>
            </draw:polygon>
            <draw:polygon draw:style-name="gr2" draw:text-style-name="P2" draw:layer="layout" svg:width="0.668cm" svg:height="2.46cm" draw:transform="rotate (-1.5707963267949) translate (7.51213528571429cm 8.4265139119601cm)" svg:viewBox="0 0 669 2461" draw:points="240,219 497,0 669,211 430,1643 73,2461 0,1634">
              <text:p/>
            </draw:polygon>
            <draw:polygon draw:style-name="gr2" draw:text-style-name="P2" draw:layer="layout" svg:width="1.32cm" svg:height="2.086cm" draw:transform="rotate (-1.5707963267949) translate (7.19618042857142cm 8.6194738372093cm)" svg:viewBox="0 0 1321 2087" draw:points="845,400 1321,0 1230,529 435,1835 0,2087 462,1026">
              <text:p/>
            </draw:polygon>
            <draw:polygon draw:style-name="gr13" draw:text-style-name="P9" draw:layer="layout" svg:width="0.803cm" svg:height="2.557cm" draw:transform="rotate (-1.5707963267949) translate (7.59412357142857cm 9.7122468853821cm)" svg:viewBox="0 0 804 2558" draw:points="345,298 701,0 804,123 430,2359 193,2558 0,2330">
              <text:p/>
            </draw:polygon>
            <draw:polygon draw:style-name="gr13" draw:text-style-name="P9" draw:layer="layout" svg:width="0.782cm" svg:height="2.574cm" draw:transform="rotate (-1.5707963267949) translate (4.896509cm 9.2683390780731cm)" svg:viewBox="0 0 783 2575" draw:points="406,2452 257,2575 0,2271 342,234 625,0 783,190">
              <text:p/>
            </draw:polygon>
            <draw:polygon draw:style-name="gr2" draw:text-style-name="P2" draw:layer="layout" svg:width="0.677cm" svg:height="2.107cm" draw:transform="rotate (-1.5707963267949) translate (4.83251814285714cm 8.5874804817276cm)" svg:viewBox="0 0 678 2108" draw:points="596,2108 315,1775 87,997 0,0 263,220 678,1631">
              <text:p/>
            </draw:polygon>
            <draw:polygon draw:style-name="gr2" draw:text-style-name="P2" draw:layer="layout" svg:width="0.677cm" svg:height="2.481cm" draw:transform="rotate (-1.5707963267949) translate (4.896509cm 7.8746285299003cm)" svg:viewBox="0 0 678 2482" draw:points="441,2257 178,2482 0,2268 245,827 608,0 678,830">
              <text:p/>
            </draw:polygon>
            <draw:polygon draw:style-name="gr2" draw:text-style-name="P2" draw:layer="layout" svg:width="1.294cm" svg:height="2.104cm" draw:transform="rotate (-1.5707963267949) translate (4.83251814285714cm 7.05579858803987cm)" svg:viewBox="0 0 1295 2105" draw:points="424,1748 0,2105 91,1558 880,240 1295,0 854,1050">
              <text:p/>
            </draw:polygon>
            <draw:polygon draw:style-name="gr2" draw:text-style-name="P2" draw:layer="layout" svg:width="0.802cm" svg:height="2.565cm" draw:transform="rotate (-1.5707963267949) translate (4.896509cm 6.47791860465116cm)" svg:viewBox="0 0 803 2566" draw:points="461,2265 105,2566 0,2435 374,199 610,0 803,228">
              <text:p/>
            </draw:polygon>
            <draw:path draw:style-name="gr2" draw:text-style-name="P2" draw:layer="layout" svg:width="0.549cm" svg:height="0.549cm" draw:transform="rotate (-1.5707963267949) translate (2.64083128571428cm 10.0271814784053cm)" svg:viewBox="0 0 550 550" svg:d="M550 275c0 152-123 275-275 275s-275-123-275-275 123-275 275-275 275 123 275 275z">
              <text:p/>
            </draw:path>
          </draw:g>
        </draw:g>
        <draw:g>
          <draw:frame draw:style-name="gr12" draw:text-style-name="P8" draw:layer="layout" svg:width="11.43cm" svg:height="7.62cm" draw:transform="rotate (-1.5707963267949) translate (18.386cm 1cm)">
            <draw:image xlink:href="Pictures/10000200000008CB000005DDFA6F9DF75F6C4B40.png" xlink:type="simple" xlink:show="embed" xlink:actuate="onLoad" loext:mime-type="image/png">
              <text:p/>
            </draw:image>
          </draw:frame>
          <draw:g>
            <draw:polygon draw:style-name="gr1" draw:text-style-name="P1" draw:layer="layout" svg:width="4.779cm" svg:height="6.965cm" draw:transform="rotate (-1.5707963267949) translate (18.0590021428571cm 1.29999688538206cm)" svg:viewBox="0 0 4780 6966" draw:points="0,0 4780,0 4780,6966 0,6966">
              <text:p/>
            </draw:polygon>
            <draw:polygon draw:style-name="gr2" draw:text-style-name="P2" draw:layer="layout" svg:width="1.318cm" svg:height="0.425cm" draw:transform="rotate (-1.5707963267949) translate (17.4100948571429cm 2.7396978820598cm)" svg:viewBox="0 0 1319 426" draw:points="147,0 1146,0 1319,207 1061,426 255,426 0,125">
              <text:p/>
            </draw:polygon>
            <draw:polygon draw:style-name="gr2" draw:text-style-name="P2" draw:layer="layout" svg:width="1.349cm" svg:height="0.425cm" draw:transform="rotate (-1.5707963267949) translate (17.4100948571429cm 4.19839493355482cm)" svg:viewBox="0 0 1350 426" draw:points="257,0 1242,0 1350,125 991,426 172,426 0,219">
              <text:p/>
            </draw:polygon>
            <draw:polygon draw:style-name="gr13" draw:text-style-name="P9" draw:layer="layout" svg:width="1.253cm" svg:height="0.437cm" draw:transform="rotate (-1.5707963267949) translate (14.7974681428571cm 2.3627761627907cm)" svg:viewBox="0 0 1254 438" draw:points="264,0 1003,0 1254,213 866,438 185,438 0,222">
              <text:p/>
            </draw:polygon>
            <draw:polygon draw:style-name="gr13" draw:text-style-name="P9" draw:layer="layout" svg:width="1.27cm" svg:height="0.434cm" draw:transform="rotate (-1.5707963267949) translate (14.7944685714286cm 3.75748650332226cm)" svg:viewBox="0 0 1271 435" draw:points="388,0 1095,0 1271,207 999,435 251,435 0,222">
              <text:p/>
            </draw:polygon>
            <draw:polygon draw:style-name="gr2" draw:text-style-name="P2" draw:layer="layout" svg:width="1.329cm" svg:height="0.437cm" draw:transform="rotate (-1.5707963267949) translate (12.1788422857143cm 1.84588351328904cm)" svg:viewBox="0 0 1330 438" draw:points="368,0 1155,0 1330,213 1067,438 108,438 0,309">
              <text:p/>
            </draw:polygon>
            <draw:polygon draw:style-name="gr2" draw:text-style-name="P2" draw:layer="layout" svg:width="1.329cm" svg:height="0.437cm" draw:transform="rotate (-1.5707963267949) translate (12.1788422857143cm 3.3155782807309cm)" svg:viewBox="0 0 1330 438" draw:points="263,0 1073,0 1330,309 1178,438 176,438 0,225">
              <text:p/>
            </draw:polygon>
            <draw:polygon draw:style-name="gr2" draw:text-style-name="P2" draw:layer="layout" svg:width="0.777cm" svg:height="2.568cm" draw:transform="rotate (-1.5707963267949) translate (17.220122cm 2.1378228820598cm)" svg:viewBox="0 0 778 2569" draw:points="377,122 524,0 778,301 442,2335 161,2569 0,2379">
              <text:p/>
            </draw:polygon>
            <draw:polygon draw:style-name="gr2" draw:text-style-name="P2" draw:layer="layout" svg:width="0.668cm" svg:height="2.08cm" draw:transform="rotate (-1.5707963267949) translate (16.8201791428571cm 2.91866071428571cm)" svg:viewBox="0 0 669 2081" draw:points="82,0 374,348 581,1064 669,2081 394,1850 0,485">
              <text:p/>
            </draw:polygon>
            <draw:polygon draw:style-name="gr2" draw:text-style-name="P2" draw:layer="layout" svg:width="0.668cm" svg:height="2.46cm" draw:transform="rotate (-1.5707963267949) translate (17.1271352857143cm 3.62551391196013cm)" svg:viewBox="0 0 669 2461" draw:points="240,219 497,0 669,211 430,1643 73,2461 0,1634">
              <text:p/>
            </draw:polygon>
            <draw:polygon draw:style-name="gr2" draw:text-style-name="P2" draw:layer="layout" svg:width="1.32cm" svg:height="2.086cm" draw:transform="rotate (-1.5707963267949) translate (16.8111804285714cm 3.8184738372093cm)" svg:viewBox="0 0 1321 2087" draw:points="845,400 1321,0 1230,529 435,1835 0,2087 462,1026">
              <text:p/>
            </draw:polygon>
            <draw:polygon draw:style-name="gr2" draw:text-style-name="P2" draw:layer="layout" svg:width="0.803cm" svg:height="2.557cm" draw:transform="rotate (-1.5707963267949) translate (17.2091235714286cm 4.91124688538206cm)" svg:viewBox="0 0 804 2558" draw:points="345,298 701,0 804,123 430,2359 193,2558 0,2330">
              <text:p/>
            </draw:polygon>
            <draw:polygon draw:style-name="gr2" draw:text-style-name="P2" draw:layer="layout" svg:width="0.782cm" svg:height="2.574cm" draw:transform="rotate (-1.5707963267949) translate (14.511509cm 4.46733907807309cm)" svg:viewBox="0 0 783 2575" draw:points="406,2452 257,2575 0,2271 342,234 625,0 783,190">
              <text:p/>
            </draw:polygon>
            <draw:polygon draw:style-name="gr2" draw:text-style-name="P2" draw:layer="layout" svg:width="0.677cm" svg:height="2.107cm" draw:transform="rotate (-1.5707963267949) translate (14.4475181428571cm 3.78648048172757cm)" svg:viewBox="0 0 678 2108" draw:points="596,2108 315,1775 87,997 0,0 263,220 678,1631">
              <text:p/>
            </draw:polygon>
            <draw:polygon draw:style-name="gr2" draw:text-style-name="P2" draw:layer="layout" svg:width="0.677cm" svg:height="2.481cm" draw:transform="rotate (-1.5707963267949) translate (14.511509cm 3.07362852990033cm)" svg:viewBox="0 0 678 2482" draw:points="441,2257 178,2482 0,2268 245,827 608,0 678,830">
              <text:p/>
            </draw:polygon>
            <draw:polygon draw:style-name="gr2" draw:text-style-name="P2" draw:layer="layout" svg:width="1.294cm" svg:height="2.104cm" draw:transform="rotate (-1.5707963267949) translate (14.4475181428571cm 2.25479858803987cm)" svg:viewBox="0 0 1295 2105" draw:points="424,1748 0,2105 91,1558 880,240 1295,0 854,1050">
              <text:p/>
            </draw:polygon>
            <draw:polygon draw:style-name="gr2" draw:text-style-name="P2" draw:layer="layout" svg:width="0.802cm" svg:height="2.565cm" draw:transform="rotate (-1.5707963267949) translate (14.511509cm 1.67691860465116cm)" svg:viewBox="0 0 803 2566" draw:points="461,2265 105,2566 0,2435 374,199 610,0 803,228">
              <text:p/>
            </draw:polygon>
            <draw:path draw:style-name="gr2" draw:text-style-name="P2" draw:layer="layout" svg:width="0.549cm" svg:height="0.549cm" draw:transform="rotate (-1.5707963267949) translate (12.2558312857143cm 5.22618147840532cm)" svg:viewBox="0 0 550 550" svg:d="M550 275c0 152-123 275-275 275s-275-123-275-275 123-275 275-275 275 123 275 275z">
              <text:p/>
            </draw:path>
          </draw:g>
          <draw:g>
            <draw:polygon draw:style-name="gr1" draw:text-style-name="P1" draw:layer="layout" svg:width="4.779cm" svg:height="6.965cm" draw:transform="rotate (-1.5707963267949) translate (18.0590021428571cm 6.09999688538206cm)" svg:viewBox="0 0 4780 6966" draw:points="0,0 4780,0 4780,6966 0,6966">
              <text:p/>
            </draw:polygon>
            <draw:polygon draw:style-name="gr2" draw:text-style-name="P2" draw:layer="layout" svg:width="1.318cm" svg:height="0.425cm" draw:transform="rotate (-1.5707963267949) translate (17.4100948571429cm 7.5396978820598cm)" svg:viewBox="0 0 1319 426" draw:points="147,0 1146,0 1319,207 1061,426 255,426 0,125">
              <text:p/>
            </draw:polygon>
            <draw:polygon draw:style-name="gr2" draw:text-style-name="P2" draw:layer="layout" svg:width="1.349cm" svg:height="0.425cm" draw:transform="rotate (-1.5707963267949) translate (17.4100948571429cm 8.9983949335548cm)" svg:viewBox="0 0 1350 426" draw:points="257,0 1242,0 1350,125 991,426 172,426 0,219">
              <text:p/>
            </draw:polygon>
            <draw:polygon draw:style-name="gr13" draw:text-style-name="P9" draw:layer="layout" svg:width="1.253cm" svg:height="0.437cm" draw:transform="rotate (-1.5707963267949) translate (14.7974681428571cm 7.1627761627907cm)" svg:viewBox="0 0 1254 438" draw:points="264,0 1003,0 1254,213 866,438 185,438 0,222">
              <text:p/>
            </draw:polygon>
            <draw:polygon draw:style-name="gr13" draw:text-style-name="P9" draw:layer="layout" svg:width="1.27cm" svg:height="0.434cm" draw:transform="rotate (-1.5707963267949) translate (14.7944685714286cm 8.5574865033223cm)" svg:viewBox="0 0 1271 435" draw:points="388,0 1095,0 1271,207 999,435 251,435 0,222">
              <text:p/>
            </draw:polygon>
            <draw:polygon draw:style-name="gr2" draw:text-style-name="P2" draw:layer="layout" svg:width="1.329cm" svg:height="0.437cm" draw:transform="rotate (-1.5707963267949) translate (12.1788422857143cm 6.64588351328904cm)" svg:viewBox="0 0 1330 438" draw:points="368,0 1155,0 1330,213 1067,438 108,438 0,309">
              <text:p/>
            </draw:polygon>
            <draw:polygon draw:style-name="gr2" draw:text-style-name="P2" draw:layer="layout" svg:width="1.329cm" svg:height="0.437cm" draw:transform="rotate (-1.5707963267949) translate (12.1788422857143cm 8.1155782807309cm)" svg:viewBox="0 0 1330 438" draw:points="263,0 1073,0 1330,309 1178,438 176,438 0,225">
              <text:p/>
            </draw:polygon>
            <draw:polygon draw:style-name="gr2" draw:text-style-name="P2" draw:layer="layout" svg:width="0.777cm" svg:height="2.568cm" draw:transform="rotate (-1.5707963267949) translate (17.220122cm 6.9378228820598cm)" svg:viewBox="0 0 778 2569" draw:points="377,122 524,0 778,301 442,2335 161,2569 0,2379">
              <text:p/>
            </draw:polygon>
            <draw:polygon draw:style-name="gr2" draw:text-style-name="P2" draw:layer="layout" svg:width="0.668cm" svg:height="2.08cm" draw:transform="rotate (-1.5707963267949) translate (16.8201791428571cm 7.71866071428571cm)" svg:viewBox="0 0 669 2081" draw:points="82,0 374,348 581,1064 669,2081 394,1850 0,485">
              <text:p/>
            </draw:polygon>
            <draw:polygon draw:style-name="gr2" draw:text-style-name="P2" draw:layer="layout" svg:width="0.668cm" svg:height="2.46cm" draw:transform="rotate (-1.5707963267949) translate (17.1271352857143cm 8.4255139119601cm)" svg:viewBox="0 0 669 2461" draw:points="240,219 497,0 669,211 430,1643 73,2461 0,1634">
              <text:p/>
            </draw:polygon>
            <draw:polygon draw:style-name="gr2" draw:text-style-name="P2" draw:layer="layout" svg:width="1.32cm" svg:height="2.086cm" draw:transform="rotate (-1.5707963267949) translate (16.8111804285714cm 8.6184738372093cm)" svg:viewBox="0 0 1321 2087" draw:points="845,400 1321,0 1230,529 435,1835 0,2087 462,1026">
              <text:p/>
            </draw:polygon>
            <draw:polygon draw:style-name="gr2" draw:text-style-name="P2" draw:layer="layout" svg:width="0.803cm" svg:height="2.557cm" draw:transform="rotate (-1.5707963267949) translate (17.2091235714286cm 9.7112468853821cm)" svg:viewBox="0 0 804 2558" draw:points="345,298 701,0 804,123 430,2359 193,2558 0,2330">
              <text:p/>
            </draw:polygon>
            <draw:polygon draw:style-name="gr2" draw:text-style-name="P2" draw:layer="layout" svg:width="0.782cm" svg:height="2.574cm" draw:transform="rotate (-1.5707963267949) translate (14.511509cm 9.2673390780731cm)" svg:viewBox="0 0 783 2575" draw:points="406,2452 257,2575 0,2271 342,234 625,0 783,190">
              <text:p/>
            </draw:polygon>
            <draw:polygon draw:style-name="gr2" draw:text-style-name="P2" draw:layer="layout" svg:width="0.677cm" svg:height="2.107cm" draw:transform="rotate (-1.5707963267949) translate (14.4475181428571cm 8.5864804817276cm)" svg:viewBox="0 0 678 2108" draw:points="596,2108 315,1775 87,997 0,0 263,220 678,1631">
              <text:p/>
            </draw:polygon>
            <draw:polygon draw:style-name="gr2" draw:text-style-name="P2" draw:layer="layout" svg:width="0.677cm" svg:height="2.481cm" draw:transform="rotate (-1.5707963267949) translate (14.511509cm 7.8736285299003cm)" svg:viewBox="0 0 678 2482" draw:points="441,2257 178,2482 0,2268 245,827 608,0 678,830">
              <text:p/>
            </draw:polygon>
            <draw:polygon draw:style-name="gr2" draw:text-style-name="P2" draw:layer="layout" svg:width="1.294cm" svg:height="2.104cm" draw:transform="rotate (-1.5707963267949) translate (14.4475181428571cm 7.05479858803987cm)" svg:viewBox="0 0 1295 2105" draw:points="424,1748 0,2105 91,1558 880,240 1295,0 854,1050">
              <text:p/>
            </draw:polygon>
            <draw:polygon draw:style-name="gr2" draw:text-style-name="P2" draw:layer="layout" svg:width="0.802cm" svg:height="2.565cm" draw:transform="rotate (-1.5707963267949) translate (14.511509cm 6.47691860465116cm)" svg:viewBox="0 0 803 2566" draw:points="461,2265 105,2566 0,2435 374,199 610,0 803,228">
              <text:p/>
            </draw:polygon>
            <draw:path draw:style-name="gr2" draw:text-style-name="P2" draw:layer="layout" svg:width="0.549cm" svg:height="0.549cm" draw:transform="rotate (-1.5707963267949) translate (12.2558312857143cm 10.0261814784053cm)" svg:viewBox="0 0 550 550" svg:d="M550 275c0 152-123 275-275 275s-275-123-275-275 123-275 275-275 275 123 275 275z">
              <text:p/>
            </draw:path>
          </draw:g>
          <draw:frame draw:style-name="gr12" draw:text-style-name="P8" draw:layer="layout" svg:width="11.43cm" svg:height="7.62cm" draw:transform="rotate (-1.5707963267949) translate (18.387cm 1.001cm)">
            <draw:image xlink:href="Pictures/10000200000008CB000005DDFA6F9DF75F6C4B40.png" xlink:type="simple" xlink:show="embed" xlink:actuate="onLoad" loext:mime-type="image/png">
              <text:p/>
            </draw:image>
          </draw:frame>
          <draw:g>
            <draw:polygon draw:style-name="gr1" draw:text-style-name="P1" draw:layer="layout" svg:width="4.779cm" svg:height="6.965cm" draw:transform="rotate (-1.5707963267949) translate (18.0600021428571cm 1.30099688538206cm)" svg:viewBox="0 0 4780 6966" draw:points="0,0 4780,0 4780,6966 0,6966">
              <text:p/>
            </draw:polygon>
            <draw:polygon draw:style-name="gr2" draw:text-style-name="P2" draw:layer="layout" svg:width="1.318cm" svg:height="0.425cm" draw:transform="rotate (-1.5707963267949) translate (17.4110948571429cm 2.7406978820598cm)" svg:viewBox="0 0 1319 426" draw:points="147,0 1146,0 1319,207 1061,426 255,426 0,125">
              <text:p/>
            </draw:polygon>
            <draw:polygon draw:style-name="gr2" draw:text-style-name="P2" draw:layer="layout" svg:width="1.349cm" svg:height="0.425cm" draw:transform="rotate (-1.5707963267949) translate (17.4110948571429cm 4.19939493355482cm)" svg:viewBox="0 0 1350 426" draw:points="257,0 1242,0 1350,125 991,426 172,426 0,219">
              <text:p/>
            </draw:polygon>
            <draw:polygon draw:style-name="gr13" draw:text-style-name="P9" draw:layer="layout" svg:width="1.253cm" svg:height="0.437cm" draw:transform="rotate (-1.5707963267949) translate (14.7984681428571cm 2.3637761627907cm)" svg:viewBox="0 0 1254 438" draw:points="264,0 1003,0 1254,213 866,438 185,438 0,222">
              <text:p/>
            </draw:polygon>
            <draw:polygon draw:style-name="gr13" draw:text-style-name="P9" draw:layer="layout" svg:width="1.27cm" svg:height="0.434cm" draw:transform="rotate (-1.5707963267949) translate (14.7954685714286cm 3.75848650332226cm)" svg:viewBox="0 0 1271 435" draw:points="388,0 1095,0 1271,207 999,435 251,435 0,222">
              <text:p/>
            </draw:polygon>
            <draw:polygon draw:style-name="gr2" draw:text-style-name="P2" draw:layer="layout" svg:width="1.329cm" svg:height="0.437cm" draw:transform="rotate (-1.5707963267949) translate (12.1798422857143cm 1.84688351328904cm)" svg:viewBox="0 0 1330 438" draw:points="368,0 1155,0 1330,213 1067,438 108,438 0,309">
              <text:p/>
            </draw:polygon>
            <draw:polygon draw:style-name="gr2" draw:text-style-name="P2" draw:layer="layout" svg:width="1.329cm" svg:height="0.437cm" draw:transform="rotate (-1.5707963267949) translate (12.1798422857143cm 3.3165782807309cm)" svg:viewBox="0 0 1330 438" draw:points="263,0 1073,0 1330,309 1178,438 176,438 0,225">
              <text:p/>
            </draw:polygon>
            <draw:polygon draw:style-name="gr2" draw:text-style-name="P2" draw:layer="layout" svg:width="0.777cm" svg:height="2.568cm" draw:transform="rotate (-1.5707963267949) translate (17.221122cm 2.1388228820598cm)" svg:viewBox="0 0 778 2569" draw:points="377,122 524,0 778,301 442,2335 161,2569 0,2379">
              <text:p/>
            </draw:polygon>
            <draw:polygon draw:style-name="gr2" draw:text-style-name="P2" draw:layer="layout" svg:width="0.668cm" svg:height="2.08cm" draw:transform="rotate (-1.5707963267949) translate (16.8211791428571cm 2.91966071428571cm)" svg:viewBox="0 0 669 2081" draw:points="82,0 374,348 581,1064 669,2081 394,1850 0,485">
              <text:p/>
            </draw:polygon>
            <draw:polygon draw:style-name="gr2" draw:text-style-name="P2" draw:layer="layout" svg:width="0.668cm" svg:height="2.46cm" draw:transform="rotate (-1.5707963267949) translate (17.1281352857143cm 3.62651391196013cm)" svg:viewBox="0 0 669 2461" draw:points="240,219 497,0 669,211 430,1643 73,2461 0,1634">
              <text:p/>
            </draw:polygon>
            <draw:polygon draw:style-name="gr2" draw:text-style-name="P2" draw:layer="layout" svg:width="1.32cm" svg:height="2.086cm" draw:transform="rotate (-1.5707963267949) translate (16.8121804285714cm 3.8194738372093cm)" svg:viewBox="0 0 1321 2087" draw:points="845,400 1321,0 1230,529 435,1835 0,2087 462,1026">
              <text:p/>
            </draw:polygon>
            <draw:polygon draw:style-name="gr13" draw:text-style-name="P9" draw:layer="layout" svg:width="0.803cm" svg:height="2.557cm" draw:transform="rotate (-1.5707963267949) translate (17.2101235714286cm 4.91224688538206cm)" svg:viewBox="0 0 804 2558" draw:points="345,298 701,0 804,123 430,2359 193,2558 0,2330">
              <text:p/>
            </draw:polygon>
            <draw:polygon draw:style-name="gr2" draw:text-style-name="P2" draw:layer="layout" svg:width="0.782cm" svg:height="2.574cm" draw:transform="rotate (-1.5707963267949) translate (14.512509cm 4.46833907807309cm)" svg:viewBox="0 0 783 2575" draw:points="406,2452 257,2575 0,2271 342,234 625,0 783,190">
              <text:p/>
            </draw:polygon>
            <draw:polygon draw:style-name="gr2" draw:text-style-name="P2" draw:layer="layout" svg:width="0.677cm" svg:height="2.107cm" draw:transform="rotate (-1.5707963267949) translate (14.4485181428571cm 3.78748048172757cm)" svg:viewBox="0 0 678 2108" draw:points="596,2108 315,1775 87,997 0,0 263,220 678,1631">
              <text:p/>
            </draw:polygon>
            <draw:polygon draw:style-name="gr2" draw:text-style-name="P2" draw:layer="layout" svg:width="0.677cm" svg:height="2.481cm" draw:transform="rotate (-1.5707963267949) translate (14.512509cm 3.07462852990033cm)" svg:viewBox="0 0 678 2482" draw:points="441,2257 178,2482 0,2268 245,827 608,0 678,830">
              <text:p/>
            </draw:polygon>
            <draw:polygon draw:style-name="gr2" draw:text-style-name="P2" draw:layer="layout" svg:width="1.294cm" svg:height="2.104cm" draw:transform="rotate (-1.5707963267949) translate (14.4485181428571cm 2.25579858803987cm)" svg:viewBox="0 0 1295 2105" draw:points="424,1748 0,2105 91,1558 880,240 1295,0 854,1050">
              <text:p/>
            </draw:polygon>
            <draw:polygon draw:style-name="gr2" draw:text-style-name="P2" draw:layer="layout" svg:width="0.802cm" svg:height="2.565cm" draw:transform="rotate (-1.5707963267949) translate (14.512509cm 1.67791860465116cm)" svg:viewBox="0 0 803 2566" draw:points="461,2265 105,2566 0,2435 374,199 610,0 803,228">
              <text:p/>
            </draw:polygon>
            <draw:path draw:style-name="gr2" draw:text-style-name="P2" draw:layer="layout" svg:width="0.549cm" svg:height="0.549cm" draw:transform="rotate (-1.5707963267949) translate (12.2568312857143cm 5.22718147840532cm)" svg:viewBox="0 0 550 550" svg:d="M550 275c0 152-123 275-275 275s-275-123-275-275 123-275 275-275 275 123 275 275z">
              <text:p/>
            </draw:path>
          </draw:g>
          <draw:g>
            <draw:polygon draw:style-name="gr1" draw:text-style-name="P1" draw:layer="layout" svg:width="4.779cm" svg:height="6.965cm" draw:transform="rotate (-1.5707963267949) translate (18.0600021428571cm 6.10099688538206cm)" svg:viewBox="0 0 4780 6966" draw:points="0,0 4780,0 4780,6966 0,6966">
              <text:p/>
            </draw:polygon>
            <draw:polygon draw:style-name="gr13" draw:text-style-name="P9" draw:layer="layout" svg:width="1.318cm" svg:height="0.425cm" draw:transform="rotate (-1.5707963267949) translate (17.4110948571429cm 7.5406978820598cm)" svg:viewBox="0 0 1319 426" draw:points="147,0 1146,0 1319,207 1061,426 255,426 0,125">
              <text:p/>
            </draw:polygon>
            <draw:polygon draw:style-name="gr13" draw:text-style-name="P9" draw:layer="layout" svg:width="1.349cm" svg:height="0.425cm" draw:transform="rotate (-1.5707963267949) translate (17.4110948571429cm 8.9993949335548cm)" svg:viewBox="0 0 1350 426" draw:points="257,0 1242,0 1350,125 991,426 172,426 0,219">
              <text:p/>
            </draw:polygon>
            <draw:polygon draw:style-name="gr13" draw:text-style-name="P9" draw:layer="layout" svg:width="1.253cm" svg:height="0.437cm" draw:transform="rotate (-1.5707963267949) translate (14.7984681428571cm 7.1637761627907cm)" svg:viewBox="0 0 1254 438" draw:points="264,0 1003,0 1254,213 866,438 185,438 0,222">
              <text:p/>
            </draw:polygon>
            <draw:polygon draw:style-name="gr13" draw:text-style-name="P9" draw:layer="layout" svg:width="1.27cm" svg:height="0.434cm" draw:transform="rotate (-1.5707963267949) translate (14.7954685714286cm 8.5584865033223cm)" svg:viewBox="0 0 1271 435" draw:points="388,0 1095,0 1271,207 999,435 251,435 0,222">
              <text:p/>
            </draw:polygon>
            <draw:polygon draw:style-name="gr2" draw:text-style-name="P2" draw:layer="layout" svg:width="1.329cm" svg:height="0.437cm" draw:transform="rotate (-1.5707963267949) translate (12.1798422857143cm 6.64688351328904cm)" svg:viewBox="0 0 1330 438" draw:points="368,0 1155,0 1330,213 1067,438 108,438 0,309">
              <text:p/>
            </draw:polygon>
            <draw:polygon draw:style-name="gr2" draw:text-style-name="P2" draw:layer="layout" svg:width="1.329cm" svg:height="0.437cm" draw:transform="rotate (-1.5707963267949) translate (12.1798422857143cm 8.1165782807309cm)" svg:viewBox="0 0 1330 438" draw:points="263,0 1073,0 1330,309 1178,438 176,438 0,225">
              <text:p/>
            </draw:polygon>
            <draw:polygon draw:style-name="gr13" draw:text-style-name="P9" draw:layer="layout" svg:width="0.777cm" svg:height="2.568cm" draw:transform="rotate (-1.5707963267949) translate (17.221122cm 6.9388228820598cm)" svg:viewBox="0 0 778 2569" draw:points="377,122 524,0 778,301 442,2335 161,2569 0,2379">
              <text:p/>
            </draw:polygon>
            <draw:polygon draw:style-name="gr2" draw:text-style-name="P2" draw:layer="layout" svg:width="0.668cm" svg:height="2.08cm" draw:transform="rotate (-1.5707963267949) translate (16.8211791428571cm 7.71966071428571cm)" svg:viewBox="0 0 669 2081" draw:points="82,0 374,348 581,1064 669,2081 394,1850 0,485">
              <text:p/>
            </draw:polygon>
            <draw:polygon draw:style-name="gr2" draw:text-style-name="P2" draw:layer="layout" svg:width="0.668cm" svg:height="2.46cm" draw:transform="rotate (-1.5707963267949) translate (17.1281352857143cm 8.4265139119601cm)" svg:viewBox="0 0 669 2461" draw:points="240,219 497,0 669,211 430,1643 73,2461 0,1634">
              <text:p/>
            </draw:polygon>
            <draw:polygon draw:style-name="gr2" draw:text-style-name="P2" draw:layer="layout" svg:width="1.32cm" svg:height="2.086cm" draw:transform="rotate (-1.5707963267949) translate (16.8121804285714cm 8.6194738372093cm)" svg:viewBox="0 0 1321 2087" draw:points="845,400 1321,0 1230,529 435,1835 0,2087 462,1026">
              <text:p/>
            </draw:polygon>
            <draw:polygon draw:style-name="gr13" draw:text-style-name="P9" draw:layer="layout" svg:width="0.803cm" svg:height="2.557cm" draw:transform="rotate (-1.5707963267949) translate (17.2101235714286cm 9.7122468853821cm)" svg:viewBox="0 0 804 2558" draw:points="345,298 701,0 804,123 430,2359 193,2558 0,2330">
              <text:p/>
            </draw:polygon>
            <draw:polygon draw:style-name="gr2" draw:text-style-name="P2" draw:layer="layout" svg:width="0.782cm" svg:height="2.574cm" draw:transform="rotate (-1.5707963267949) translate (14.512509cm 9.2683390780731cm)" svg:viewBox="0 0 783 2575" draw:points="406,2452 257,2575 0,2271 342,234 625,0 783,190">
              <text:p/>
            </draw:polygon>
            <draw:polygon draw:style-name="gr2" draw:text-style-name="P2" draw:layer="layout" svg:width="0.677cm" svg:height="2.107cm" draw:transform="rotate (-1.5707963267949) translate (14.4485181428571cm 8.5874804817276cm)" svg:viewBox="0 0 678 2108" draw:points="596,2108 315,1775 87,997 0,0 263,220 678,1631">
              <text:p/>
            </draw:polygon>
            <draw:polygon draw:style-name="gr2" draw:text-style-name="P2" draw:layer="layout" svg:width="0.677cm" svg:height="2.481cm" draw:transform="rotate (-1.5707963267949) translate (14.512509cm 7.8746285299003cm)" svg:viewBox="0 0 678 2482" draw:points="441,2257 178,2482 0,2268 245,827 608,0 678,830">
              <text:p/>
            </draw:polygon>
            <draw:polygon draw:style-name="gr2" draw:text-style-name="P2" draw:layer="layout" svg:width="1.294cm" svg:height="2.104cm" draw:transform="rotate (-1.5707963267949) translate (14.4485181428571cm 7.05579858803987cm)" svg:viewBox="0 0 1295 2105" draw:points="424,1748 0,2105 91,1558 880,240 1295,0 854,1050">
              <text:p/>
            </draw:polygon>
            <draw:polygon draw:style-name="gr2" draw:text-style-name="P2" draw:layer="layout" svg:width="0.802cm" svg:height="2.565cm" draw:transform="rotate (-1.5707963267949) translate (14.512509cm 6.47791860465116cm)" svg:viewBox="0 0 803 2566" draw:points="461,2265 105,2566 0,2435 374,199 610,0 803,228">
              <text:p/>
            </draw:polygon>
            <draw:path draw:style-name="gr13" draw:text-style-name="P9" draw:layer="layout" svg:width="0.549cm" svg:height="0.549cm" draw:transform="rotate (-1.5707963267949) translate (12.2568312857143cm 10.0271814784053cm)" svg:viewBox="0 0 550 550" svg:d="M550 275c0 152-123 275-275 275s-275-123-275-275 123-275 275-275 275 123 275 275z">
              <text:p/>
            </draw:path>
          </draw:g>
        </draw:g>
        <draw:g>
          <draw:frame draw:style-name="gr12" draw:text-style-name="P8" draw:layer="layout" svg:width="11.43cm" svg:height="7.62cm" draw:transform="rotate (-1.5707963267949) translate (28.001cm 1cm)">
            <draw:image xlink:href="Pictures/10000200000008CB000005DDFA6F9DF75F6C4B40.png" xlink:type="simple" xlink:show="embed" xlink:actuate="onLoad" loext:mime-type="image/png">
              <text:p/>
            </draw:image>
          </draw:frame>
          <draw:g>
            <draw:polygon draw:style-name="gr1" draw:text-style-name="P1" draw:layer="layout" svg:width="4.779cm" svg:height="6.965cm" draw:transform="rotate (-1.5707963267949) translate (27.6740021428571cm 1.29999688538206cm)" svg:viewBox="0 0 4780 6966" draw:points="0,0 4780,0 4780,6966 0,6966">
              <text:p/>
            </draw:polygon>
            <draw:polygon draw:style-name="gr2" draw:text-style-name="P2" draw:layer="layout" svg:width="1.318cm" svg:height="0.425cm" draw:transform="rotate (-1.5707963267949) translate (27.0250948571429cm 2.7396978820598cm)" svg:viewBox="0 0 1319 426" draw:points="147,0 1146,0 1319,207 1061,426 255,426 0,125">
              <text:p/>
            </draw:polygon>
            <draw:polygon draw:style-name="gr2" draw:text-style-name="P2" draw:layer="layout" svg:width="1.349cm" svg:height="0.425cm" draw:transform="rotate (-1.5707963267949) translate (27.0250948571429cm 4.19839493355482cm)" svg:viewBox="0 0 1350 426" draw:points="257,0 1242,0 1350,125 991,426 172,426 0,219">
              <text:p/>
            </draw:polygon>
            <draw:polygon draw:style-name="gr13" draw:text-style-name="P9" draw:layer="layout" svg:width="1.253cm" svg:height="0.437cm" draw:transform="rotate (-1.5707963267949) translate (24.4124681428571cm 2.3627761627907cm)" svg:viewBox="0 0 1254 438" draw:points="264,0 1003,0 1254,213 866,438 185,438 0,222">
              <text:p/>
            </draw:polygon>
            <draw:polygon draw:style-name="gr13" draw:text-style-name="P9" draw:layer="layout" svg:width="1.27cm" svg:height="0.434cm" draw:transform="rotate (-1.5707963267949) translate (24.4094685714286cm 3.75748650332226cm)" svg:viewBox="0 0 1271 435" draw:points="388,0 1095,0 1271,207 999,435 251,435 0,222">
              <text:p/>
            </draw:polygon>
            <draw:polygon draw:style-name="gr2" draw:text-style-name="P2" draw:layer="layout" svg:width="1.329cm" svg:height="0.437cm" draw:transform="rotate (-1.5707963267949) translate (21.7938422857143cm 1.84588351328904cm)" svg:viewBox="0 0 1330 438" draw:points="368,0 1155,0 1330,213 1067,438 108,438 0,309">
              <text:p/>
            </draw:polygon>
            <draw:polygon draw:style-name="gr2" draw:text-style-name="P2" draw:layer="layout" svg:width="1.329cm" svg:height="0.437cm" draw:transform="rotate (-1.5707963267949) translate (21.7938422857143cm 3.3155782807309cm)" svg:viewBox="0 0 1330 438" draw:points="263,0 1073,0 1330,309 1178,438 176,438 0,225">
              <text:p/>
            </draw:polygon>
            <draw:polygon draw:style-name="gr2" draw:text-style-name="P2" draw:layer="layout" svg:width="0.777cm" svg:height="2.568cm" draw:transform="rotate (-1.5707963267949) translate (26.835122cm 2.1378228820598cm)" svg:viewBox="0 0 778 2569" draw:points="377,122 524,0 778,301 442,2335 161,2569 0,2379">
              <text:p/>
            </draw:polygon>
            <draw:polygon draw:style-name="gr2" draw:text-style-name="P2" draw:layer="layout" svg:width="0.668cm" svg:height="2.08cm" draw:transform="rotate (-1.5707963267949) translate (26.4351791428571cm 2.91866071428571cm)" svg:viewBox="0 0 669 2081" draw:points="82,0 374,348 581,1064 669,2081 394,1850 0,485">
              <text:p/>
            </draw:polygon>
            <draw:polygon draw:style-name="gr2" draw:text-style-name="P2" draw:layer="layout" svg:width="0.668cm" svg:height="2.46cm" draw:transform="rotate (-1.5707963267949) translate (26.7421352857143cm 3.62551391196013cm)" svg:viewBox="0 0 669 2461" draw:points="240,219 497,0 669,211 430,1643 73,2461 0,1634">
              <text:p/>
            </draw:polygon>
            <draw:polygon draw:style-name="gr2" draw:text-style-name="P2" draw:layer="layout" svg:width="1.32cm" svg:height="2.086cm" draw:transform="rotate (-1.5707963267949) translate (26.4261804285714cm 3.8184738372093cm)" svg:viewBox="0 0 1321 2087" draw:points="845,400 1321,0 1230,529 435,1835 0,2087 462,1026">
              <text:p/>
            </draw:polygon>
            <draw:polygon draw:style-name="gr2" draw:text-style-name="P2" draw:layer="layout" svg:width="0.803cm" svg:height="2.557cm" draw:transform="rotate (-1.5707963267949) translate (26.8241235714286cm 4.91124688538206cm)" svg:viewBox="0 0 804 2558" draw:points="345,298 701,0 804,123 430,2359 193,2558 0,2330">
              <text:p/>
            </draw:polygon>
            <draw:polygon draw:style-name="gr2" draw:text-style-name="P2" draw:layer="layout" svg:width="0.782cm" svg:height="2.574cm" draw:transform="rotate (-1.5707963267949) translate (24.126509cm 4.46733907807309cm)" svg:viewBox="0 0 783 2575" draw:points="406,2452 257,2575 0,2271 342,234 625,0 783,190">
              <text:p/>
            </draw:polygon>
            <draw:polygon draw:style-name="gr2" draw:text-style-name="P2" draw:layer="layout" svg:width="0.677cm" svg:height="2.107cm" draw:transform="rotate (-1.5707963267949) translate (24.0625181428571cm 3.78648048172757cm)" svg:viewBox="0 0 678 2108" draw:points="596,2108 315,1775 87,997 0,0 263,220 678,1631">
              <text:p/>
            </draw:polygon>
            <draw:polygon draw:style-name="gr2" draw:text-style-name="P2" draw:layer="layout" svg:width="0.677cm" svg:height="2.481cm" draw:transform="rotate (-1.5707963267949) translate (24.126509cm 3.07362852990033cm)" svg:viewBox="0 0 678 2482" draw:points="441,2257 178,2482 0,2268 245,827 608,0 678,830">
              <text:p/>
            </draw:polygon>
            <draw:polygon draw:style-name="gr2" draw:text-style-name="P2" draw:layer="layout" svg:width="1.294cm" svg:height="2.104cm" draw:transform="rotate (-1.5707963267949) translate (24.0625181428571cm 2.25479858803987cm)" svg:viewBox="0 0 1295 2105" draw:points="424,1748 0,2105 91,1558 880,240 1295,0 854,1050">
              <text:p/>
            </draw:polygon>
            <draw:polygon draw:style-name="gr2" draw:text-style-name="P2" draw:layer="layout" svg:width="0.802cm" svg:height="2.565cm" draw:transform="rotate (-1.5707963267949) translate (24.126509cm 1.67691860465116cm)" svg:viewBox="0 0 803 2566" draw:points="461,2265 105,2566 0,2435 374,199 610,0 803,228">
              <text:p/>
            </draw:polygon>
            <draw:path draw:style-name="gr2" draw:text-style-name="P2" draw:layer="layout" svg:width="0.549cm" svg:height="0.549cm" draw:transform="rotate (-1.5707963267949) translate (21.8708312857143cm 5.22618147840532cm)" svg:viewBox="0 0 550 550" svg:d="M550 275c0 152-123 275-275 275s-275-123-275-275 123-275 275-275 275 123 275 275z">
              <text:p/>
            </draw:path>
          </draw:g>
          <draw:g>
            <draw:polygon draw:style-name="gr1" draw:text-style-name="P1" draw:layer="layout" svg:width="4.779cm" svg:height="6.965cm" draw:transform="rotate (-1.5707963267949) translate (27.6740021428571cm 6.09999688538206cm)" svg:viewBox="0 0 4780 6966" draw:points="0,0 4780,0 4780,6966 0,6966">
              <text:p/>
            </draw:polygon>
            <draw:polygon draw:style-name="gr2" draw:text-style-name="P2" draw:layer="layout" svg:width="1.318cm" svg:height="0.425cm" draw:transform="rotate (-1.5707963267949) translate (27.0250948571429cm 7.5396978820598cm)" svg:viewBox="0 0 1319 426" draw:points="147,0 1146,0 1319,207 1061,426 255,426 0,125">
              <text:p/>
            </draw:polygon>
            <draw:polygon draw:style-name="gr2" draw:text-style-name="P2" draw:layer="layout" svg:width="1.349cm" svg:height="0.425cm" draw:transform="rotate (-1.5707963267949) translate (27.0250948571429cm 8.9983949335548cm)" svg:viewBox="0 0 1350 426" draw:points="257,0 1242,0 1350,125 991,426 172,426 0,219">
              <text:p/>
            </draw:polygon>
            <draw:polygon draw:style-name="gr13" draw:text-style-name="P9" draw:layer="layout" svg:width="1.253cm" svg:height="0.437cm" draw:transform="rotate (-1.5707963267949) translate (24.4124681428571cm 7.1627761627907cm)" svg:viewBox="0 0 1254 438" draw:points="264,0 1003,0 1254,213 866,438 185,438 0,222">
              <text:p/>
            </draw:polygon>
            <draw:polygon draw:style-name="gr13" draw:text-style-name="P9" draw:layer="layout" svg:width="1.27cm" svg:height="0.434cm" draw:transform="rotate (-1.5707963267949) translate (24.4094685714286cm 8.5574865033223cm)" svg:viewBox="0 0 1271 435" draw:points="388,0 1095,0 1271,207 999,435 251,435 0,222">
              <text:p/>
            </draw:polygon>
            <draw:polygon draw:style-name="gr2" draw:text-style-name="P2" draw:layer="layout" svg:width="1.329cm" svg:height="0.437cm" draw:transform="rotate (-1.5707963267949) translate (21.7938422857143cm 6.64588351328904cm)" svg:viewBox="0 0 1330 438" draw:points="368,0 1155,0 1330,213 1067,438 108,438 0,309">
              <text:p/>
            </draw:polygon>
            <draw:polygon draw:style-name="gr2" draw:text-style-name="P2" draw:layer="layout" svg:width="1.329cm" svg:height="0.437cm" draw:transform="rotate (-1.5707963267949) translate (21.7938422857143cm 8.1155782807309cm)" svg:viewBox="0 0 1330 438" draw:points="263,0 1073,0 1330,309 1178,438 176,438 0,225">
              <text:p/>
            </draw:polygon>
            <draw:polygon draw:style-name="gr2" draw:text-style-name="P2" draw:layer="layout" svg:width="0.777cm" svg:height="2.568cm" draw:transform="rotate (-1.5707963267949) translate (26.835122cm 6.9378228820598cm)" svg:viewBox="0 0 778 2569" draw:points="377,122 524,0 778,301 442,2335 161,2569 0,2379">
              <text:p/>
            </draw:polygon>
            <draw:polygon draw:style-name="gr2" draw:text-style-name="P2" draw:layer="layout" svg:width="0.668cm" svg:height="2.08cm" draw:transform="rotate (-1.5707963267949) translate (26.4351791428571cm 7.71866071428571cm)" svg:viewBox="0 0 669 2081" draw:points="82,0 374,348 581,1064 669,2081 394,1850 0,485">
              <text:p/>
            </draw:polygon>
            <draw:polygon draw:style-name="gr2" draw:text-style-name="P2" draw:layer="layout" svg:width="0.668cm" svg:height="2.46cm" draw:transform="rotate (-1.5707963267949) translate (26.7421352857143cm 8.4255139119601cm)" svg:viewBox="0 0 669 2461" draw:points="240,219 497,0 669,211 430,1643 73,2461 0,1634">
              <text:p/>
            </draw:polygon>
            <draw:polygon draw:style-name="gr2" draw:text-style-name="P2" draw:layer="layout" svg:width="1.32cm" svg:height="2.086cm" draw:transform="rotate (-1.5707963267949) translate (26.4261804285714cm 8.6184738372093cm)" svg:viewBox="0 0 1321 2087" draw:points="845,400 1321,0 1230,529 435,1835 0,2087 462,1026">
              <text:p/>
            </draw:polygon>
            <draw:polygon draw:style-name="gr2" draw:text-style-name="P2" draw:layer="layout" svg:width="0.803cm" svg:height="2.557cm" draw:transform="rotate (-1.5707963267949) translate (26.8241235714286cm 9.7112468853821cm)" svg:viewBox="0 0 804 2558" draw:points="345,298 701,0 804,123 430,2359 193,2558 0,2330">
              <text:p/>
            </draw:polygon>
            <draw:polygon draw:style-name="gr2" draw:text-style-name="P2" draw:layer="layout" svg:width="0.782cm" svg:height="2.574cm" draw:transform="rotate (-1.5707963267949) translate (24.126509cm 9.2673390780731cm)" svg:viewBox="0 0 783 2575" draw:points="406,2452 257,2575 0,2271 342,234 625,0 783,190">
              <text:p/>
            </draw:polygon>
            <draw:polygon draw:style-name="gr2" draw:text-style-name="P2" draw:layer="layout" svg:width="0.677cm" svg:height="2.107cm" draw:transform="rotate (-1.5707963267949) translate (24.0625181428571cm 8.5864804817276cm)" svg:viewBox="0 0 678 2108" draw:points="596,2108 315,1775 87,997 0,0 263,220 678,1631">
              <text:p/>
            </draw:polygon>
            <draw:polygon draw:style-name="gr2" draw:text-style-name="P2" draw:layer="layout" svg:width="0.677cm" svg:height="2.481cm" draw:transform="rotate (-1.5707963267949) translate (24.126509cm 7.8736285299003cm)" svg:viewBox="0 0 678 2482" draw:points="441,2257 178,2482 0,2268 245,827 608,0 678,830">
              <text:p/>
            </draw:polygon>
            <draw:polygon draw:style-name="gr2" draw:text-style-name="P2" draw:layer="layout" svg:width="1.294cm" svg:height="2.104cm" draw:transform="rotate (-1.5707963267949) translate (24.0625181428571cm 7.05479858803986cm)" svg:viewBox="0 0 1295 2105" draw:points="424,1748 0,2105 91,1558 880,240 1295,0 854,1050">
              <text:p/>
            </draw:polygon>
            <draw:polygon draw:style-name="gr2" draw:text-style-name="P2" draw:layer="layout" svg:width="0.802cm" svg:height="2.565cm" draw:transform="rotate (-1.5707963267949) translate (24.126509cm 6.47691860465116cm)" svg:viewBox="0 0 803 2566" draw:points="461,2265 105,2566 0,2435 374,199 610,0 803,228">
              <text:p/>
            </draw:polygon>
            <draw:path draw:style-name="gr2" draw:text-style-name="P2" draw:layer="layout" svg:width="0.549cm" svg:height="0.549cm" draw:transform="rotate (-1.5707963267949) translate (21.8708312857143cm 10.0261814784053cm)" svg:viewBox="0 0 550 550" svg:d="M550 275c0 152-123 275-275 275s-275-123-275-275 123-275 275-275 275 123 275 275z">
              <text:p/>
            </draw:path>
          </draw:g>
          <draw:frame draw:style-name="gr12" draw:text-style-name="P8" draw:layer="layout" svg:width="11.43cm" svg:height="7.62cm" draw:transform="rotate (-1.5707963267949) translate (28.002cm 1.001cm)">
            <draw:image xlink:href="Pictures/10000200000008CB000005DDFA6F9DF75F6C4B40.png" xlink:type="simple" xlink:show="embed" xlink:actuate="onLoad" loext:mime-type="image/png">
              <text:p/>
            </draw:image>
          </draw:frame>
          <draw:g>
            <draw:polygon draw:style-name="gr1" draw:text-style-name="P1" draw:layer="layout" svg:width="4.779cm" svg:height="6.965cm" draw:transform="rotate (-1.5707963267949) translate (27.6750021428571cm 1.30099688538206cm)" svg:viewBox="0 0 4780 6966" draw:points="0,0 4780,0 4780,6966 0,6966">
              <text:p/>
            </draw:polygon>
            <draw:polygon draw:style-name="gr2" draw:text-style-name="P2" draw:layer="layout" svg:width="1.318cm" svg:height="0.425cm" draw:transform="rotate (-1.5707963267949) translate (27.0260948571428cm 2.7406978820598cm)" svg:viewBox="0 0 1319 426" draw:points="147,0 1146,0 1319,207 1061,426 255,426 0,125">
              <text:p/>
            </draw:polygon>
            <draw:polygon draw:style-name="gr2" draw:text-style-name="P2" draw:layer="layout" svg:width="1.349cm" svg:height="0.425cm" draw:transform="rotate (-1.5707963267949) translate (27.0260948571428cm 4.19939493355482cm)" svg:viewBox="0 0 1350 426" draw:points="257,0 1242,0 1350,125 991,426 172,426 0,219">
              <text:p/>
            </draw:polygon>
            <draw:polygon draw:style-name="gr13" draw:text-style-name="P9" draw:layer="layout" svg:width="1.253cm" svg:height="0.437cm" draw:transform="rotate (-1.5707963267949) translate (24.4134681428571cm 2.3637761627907cm)" svg:viewBox="0 0 1254 438" draw:points="264,0 1003,0 1254,213 866,438 185,438 0,222">
              <text:p/>
            </draw:polygon>
            <draw:polygon draw:style-name="gr13" draw:text-style-name="P9" draw:layer="layout" svg:width="1.27cm" svg:height="0.434cm" draw:transform="rotate (-1.5707963267949) translate (24.4104685714286cm 3.75848650332226cm)" svg:viewBox="0 0 1271 435" draw:points="388,0 1095,0 1271,207 999,435 251,435 0,222">
              <text:p/>
            </draw:polygon>
            <draw:polygon draw:style-name="gr2" draw:text-style-name="P2" draw:layer="layout" svg:width="1.329cm" svg:height="0.437cm" draw:transform="rotate (-1.5707963267949) translate (21.7948422857143cm 1.84688351328904cm)" svg:viewBox="0 0 1330 438" draw:points="368,0 1155,0 1330,213 1067,438 108,438 0,309">
              <text:p/>
            </draw:polygon>
            <draw:polygon draw:style-name="gr2" draw:text-style-name="P2" draw:layer="layout" svg:width="1.329cm" svg:height="0.437cm" draw:transform="rotate (-1.5707963267949) translate (21.7948422857143cm 3.3165782807309cm)" svg:viewBox="0 0 1330 438" draw:points="263,0 1073,0 1330,309 1178,438 176,438 0,225">
              <text:p/>
            </draw:polygon>
            <draw:polygon draw:style-name="gr13" draw:text-style-name="P9" draw:layer="layout" svg:width="0.777cm" svg:height="2.568cm" draw:transform="rotate (-1.5707963267949) translate (26.836122cm 2.1388228820598cm)" svg:viewBox="0 0 778 2569" draw:points="377,122 524,0 778,301 442,2335 161,2569 0,2379">
              <text:p/>
            </draw:polygon>
            <draw:polygon draw:style-name="gr2" draw:text-style-name="P2" draw:layer="layout" svg:width="0.668cm" svg:height="2.08cm" draw:transform="rotate (-1.5707963267949) translate (26.4361791428571cm 2.91966071428571cm)" svg:viewBox="0 0 669 2081" draw:points="82,0 374,348 581,1064 669,2081 394,1850 0,485">
              <text:p/>
            </draw:polygon>
            <draw:polygon draw:style-name="gr2" draw:text-style-name="P2" draw:layer="layout" svg:width="0.668cm" svg:height="2.46cm" draw:transform="rotate (-1.5707963267949) translate (26.7431352857143cm 3.62651391196013cm)" svg:viewBox="0 0 669 2461" draw:points="240,219 497,0 669,211 430,1643 73,2461 0,1634">
              <text:p/>
            </draw:polygon>
            <draw:polygon draw:style-name="gr2" draw:text-style-name="P2" draw:layer="layout" svg:width="1.32cm" svg:height="2.086cm" draw:transform="rotate (-1.5707963267949) translate (26.4271804285714cm 3.8194738372093cm)" svg:viewBox="0 0 1321 2087" draw:points="845,400 1321,0 1230,529 435,1835 0,2087 462,1026">
              <text:p/>
            </draw:polygon>
            <draw:polygon draw:style-name="gr2" draw:text-style-name="P2" draw:layer="layout" svg:width="0.803cm" svg:height="2.557cm" draw:transform="rotate (-1.5707963267949) translate (26.8251235714286cm 4.91224688538206cm)" svg:viewBox="0 0 804 2558" draw:points="345,298 701,0 804,123 430,2359 193,2558 0,2330">
              <text:p/>
            </draw:polygon>
            <draw:polygon draw:style-name="gr13" draw:text-style-name="P9" draw:layer="layout" svg:width="0.782cm" svg:height="2.574cm" draw:transform="rotate (-1.5707963267949) translate (24.127509cm 4.46833907807309cm)" svg:viewBox="0 0 783 2575" draw:points="406,2452 257,2575 0,2271 342,234 625,0 783,190">
              <text:p/>
            </draw:polygon>
            <draw:polygon draw:style-name="gr2" draw:text-style-name="P2" draw:layer="layout" svg:width="0.677cm" svg:height="2.107cm" draw:transform="rotate (-1.5707963267949) translate (24.0635181428571cm 3.78748048172757cm)" svg:viewBox="0 0 678 2108" draw:points="596,2108 315,1775 87,997 0,0 263,220 678,1631">
              <text:p/>
            </draw:polygon>
            <draw:polygon draw:style-name="gr2" draw:text-style-name="P2" draw:layer="layout" svg:width="0.677cm" svg:height="2.481cm" draw:transform="rotate (-1.5707963267949) translate (24.127509cm 3.07462852990033cm)" svg:viewBox="0 0 678 2482" draw:points="441,2257 178,2482 0,2268 245,827 608,0 678,830">
              <text:p/>
            </draw:polygon>
            <draw:polygon draw:style-name="gr2" draw:text-style-name="P2" draw:layer="layout" svg:width="1.294cm" svg:height="2.104cm" draw:transform="rotate (-1.5707963267949) translate (24.0635181428571cm 2.25579858803987cm)" svg:viewBox="0 0 1295 2105" draw:points="424,1748 0,2105 91,1558 880,240 1295,0 854,1050">
              <text:p/>
            </draw:polygon>
            <draw:polygon draw:style-name="gr2" draw:text-style-name="P2" draw:layer="layout" svg:width="0.802cm" svg:height="2.565cm" draw:transform="rotate (-1.5707963267949) translate (24.127509cm 1.67791860465116cm)" svg:viewBox="0 0 803 2566" draw:points="461,2265 105,2566 0,2435 374,199 610,0 803,228">
              <text:p/>
            </draw:polygon>
            <draw:path draw:style-name="gr13" draw:text-style-name="P9" draw:layer="layout" svg:width="0.549cm" svg:height="0.549cm" draw:transform="rotate (-1.5707963267949) translate (21.8718312857143cm 5.22718147840532cm)" svg:viewBox="0 0 550 550" svg:d="M550 275c0 152-123 275-275 275s-275-123-275-275 123-275 275-275 275 123 275 275z">
              <text:p/>
            </draw:path>
          </draw:g>
          <draw:g>
            <draw:polygon draw:style-name="gr1" draw:text-style-name="P1" draw:layer="layout" svg:width="4.779cm" svg:height="6.965cm" draw:transform="rotate (-1.5707963267949) translate (27.6750021428571cm 6.10099688538206cm)" svg:viewBox="0 0 4780 6966" draw:points="0,0 4780,0 4780,6966 0,6966">
              <text:p/>
            </draw:polygon>
            <draw:polygon draw:style-name="gr2" draw:text-style-name="P2" draw:layer="layout" svg:width="1.318cm" svg:height="0.425cm" draw:transform="rotate (-1.5707963267949) translate (27.0260948571428cm 7.5406978820598cm)" svg:viewBox="0 0 1319 426" draw:points="147,0 1146,0 1319,207 1061,426 255,426 0,125">
              <text:p/>
            </draw:polygon>
            <draw:polygon draw:style-name="gr2" draw:text-style-name="P2" draw:layer="layout" svg:width="1.349cm" svg:height="0.425cm" draw:transform="rotate (-1.5707963267949) translate (27.0260948571428cm 8.9993949335548cm)" svg:viewBox="0 0 1350 426" draw:points="257,0 1242,0 1350,125 991,426 172,426 0,219">
              <text:p/>
            </draw:polygon>
            <draw:polygon draw:style-name="gr13" draw:text-style-name="P9" draw:layer="layout" svg:width="1.253cm" svg:height="0.437cm" draw:transform="rotate (-1.5707963267949) translate (24.4134681428571cm 7.1637761627907cm)" svg:viewBox="0 0 1254 438" draw:points="264,0 1003,0 1254,213 866,438 185,438 0,222">
              <text:p/>
            </draw:polygon>
            <draw:polygon draw:style-name="gr13" draw:text-style-name="P9" draw:layer="layout" svg:width="1.27cm" svg:height="0.434cm" draw:transform="rotate (-1.5707963267949) translate (24.4104685714286cm 8.5584865033223cm)" svg:viewBox="0 0 1271 435" draw:points="388,0 1095,0 1271,207 999,435 251,435 0,222">
              <text:p/>
            </draw:polygon>
            <draw:polygon draw:style-name="gr2" draw:text-style-name="P2" draw:layer="layout" svg:width="1.329cm" svg:height="0.437cm" draw:transform="rotate (-1.5707963267949) translate (21.7948422857143cm 6.64688351328904cm)" svg:viewBox="0 0 1330 438" draw:points="368,0 1155,0 1330,213 1067,438 108,438 0,309">
              <text:p/>
            </draw:polygon>
            <draw:polygon draw:style-name="gr2" draw:text-style-name="P2" draw:layer="layout" svg:width="1.329cm" svg:height="0.437cm" draw:transform="rotate (-1.5707963267949) translate (21.7948422857143cm 8.1165782807309cm)" svg:viewBox="0 0 1330 438" draw:points="263,0 1073,0 1330,309 1178,438 176,438 0,225">
              <text:p/>
            </draw:polygon>
            <draw:polygon draw:style-name="gr2" draw:text-style-name="P2" draw:layer="layout" svg:width="0.777cm" svg:height="2.568cm" draw:transform="rotate (-1.5707963267949) translate (26.836122cm 6.9388228820598cm)" svg:viewBox="0 0 778 2569" draw:points="377,122 524,0 778,301 442,2335 161,2569 0,2379">
              <text:p/>
            </draw:polygon>
            <draw:polygon draw:style-name="gr2" draw:text-style-name="P2" draw:layer="layout" svg:width="0.668cm" svg:height="2.08cm" draw:transform="rotate (-1.5707963267949) translate (26.4361791428571cm 7.71966071428571cm)" svg:viewBox="0 0 669 2081" draw:points="82,0 374,348 581,1064 669,2081 394,1850 0,485">
              <text:p/>
            </draw:polygon>
            <draw:polygon draw:style-name="gr2" draw:text-style-name="P2" draw:layer="layout" svg:width="0.668cm" svg:height="2.46cm" draw:transform="rotate (-1.5707963267949) translate (26.7431352857143cm 8.4265139119601cm)" svg:viewBox="0 0 669 2461" draw:points="240,219 497,0 669,211 430,1643 73,2461 0,1634">
              <text:p/>
            </draw:polygon>
            <draw:polygon draw:style-name="gr2" draw:text-style-name="P2" draw:layer="layout" svg:width="1.32cm" svg:height="2.086cm" draw:transform="rotate (-1.5707963267949) translate (26.4271804285714cm 8.6194738372093cm)" svg:viewBox="0 0 1321 2087" draw:points="845,400 1321,0 1230,529 435,1835 0,2087 462,1026">
              <text:p/>
            </draw:polygon>
            <draw:polygon draw:style-name="gr2" draw:text-style-name="P2" draw:layer="layout" svg:width="0.803cm" svg:height="2.557cm" draw:transform="rotate (-1.5707963267949) translate (26.8251235714286cm 9.7122468853821cm)" svg:viewBox="0 0 804 2558" draw:points="345,298 701,0 804,123 430,2359 193,2558 0,2330">
              <text:p/>
            </draw:polygon>
            <draw:polygon draw:style-name="gr2" draw:text-style-name="P2" draw:layer="layout" svg:width="0.782cm" svg:height="2.574cm" draw:transform="rotate (-1.5707963267949) translate (24.127509cm 9.2683390780731cm)" svg:viewBox="0 0 783 2575" draw:points="406,2452 257,2575 0,2271 342,234 625,0 783,190">
              <text:p/>
            </draw:polygon>
            <draw:polygon draw:style-name="gr2" draw:text-style-name="P2" draw:layer="layout" svg:width="0.677cm" svg:height="2.107cm" draw:transform="rotate (-1.5707963267949) translate (24.0635181428571cm 8.5874804817276cm)" svg:viewBox="0 0 678 2108" draw:points="596,2108 315,1775 87,997 0,0 263,220 678,1631">
              <text:p/>
            </draw:polygon>
            <draw:polygon draw:style-name="gr2" draw:text-style-name="P2" draw:layer="layout" svg:width="0.677cm" svg:height="2.481cm" draw:transform="rotate (-1.5707963267949) translate (24.127509cm 7.8746285299003cm)" svg:viewBox="0 0 678 2482" draw:points="441,2257 178,2482 0,2268 245,827 608,0 678,830">
              <text:p/>
            </draw:polygon>
            <draw:polygon draw:style-name="gr2" draw:text-style-name="P2" draw:layer="layout" svg:width="1.294cm" svg:height="2.104cm" draw:transform="rotate (-1.5707963267949) translate (24.0635181428571cm 7.05579858803987cm)" svg:viewBox="0 0 1295 2105" draw:points="424,1748 0,2105 91,1558 880,240 1295,0 854,1050">
              <text:p/>
            </draw:polygon>
            <draw:polygon draw:style-name="gr13" draw:text-style-name="P9" draw:layer="layout" svg:width="0.802cm" svg:height="2.565cm" draw:transform="rotate (-1.5707963267949) translate (24.127509cm 6.47791860465116cm)" svg:viewBox="0 0 803 2566" draw:points="461,2265 105,2566 0,2435 374,199 610,0 803,228">
              <text:p/>
            </draw:polygon>
            <draw:path draw:style-name="gr2" draw:text-style-name="P2" draw:layer="layout" svg:width="0.549cm" svg:height="0.549cm" draw:transform="rotate (-1.5707963267949) translate (21.8718312857143cm 10.0271814784053cm)" svg:viewBox="0 0 550 550" svg:d="M550 275c0 152-123 275-275 275s-275-123-275-275 123-275 275-275 275 123 275 275z">
              <text:p/>
            </draw:path>
          </draw:g>
        </draw:g>
        <draw:frame draw:style-name="gr14" draw:text-style-name="P10" draw:layer="layout" svg:width="3.825cm" svg:height="0.962cm" svg:x="2.902cm" svg:y="13.214cm">
          <draw:text-box>
            <text:p>Time: 17:36</text:p>
          </draw:text-box>
        </draw:frame>
        <draw:frame draw:style-name="gr15" draw:text-style-name="P10" draw:layer="layout" svg:width="7.127cm" svg:height="0.962cm" svg:x="10.902cm" svg:y="13.114cm">
          <draw:text-box>
            <text:p>Day/Month: 09/february</text:p>
          </draw:text-box>
        </draw:frame>
        <draw:frame draw:style-name="gr16" draw:text-style-name="P10" draw:layer="layout" svg:width="4.091cm" svg:height="0.962cm" svg:x="22.211cm" svg:y="13.214cm">
          <draw:text-box>
            <text:p>Year: 2021</text:p>
          </draw:text-box>
        </draw:frame>
        <draw:custom-shape draw:style-name="gr17" draw:text-style-name="P12" draw:layer="layout" svg:width="2cm" svg:height="1.14cm" svg:x="7.5cm" svg:y="16.9cm">
          <text:p text:style-name="P11"><text:span text:style-name="T2">Show </text:span></text:p>
          <text:p text:style-name="P11"><text:span text:style-name="T2">D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cm" svg:height="1.14cm" svg:x="9.5cm" svg:y="16.9cm">
          <text:p text:style-name="P11"><text:span text:style-name="T2">Show </text:span></text:p>
          <text:p text:style-name="P1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0.7cm" svg:height="1.14cm" svg:x="11.5cm" svg:y="16.9cm">
          <text:p text:style-name="P11"><text:span text:style-name="T2">Show </text:span></text:p>
          <text:p text:style-name="P11"><text:span text:style-name="T2">Time</text:span></text:p>
          <draw:enhanced-geometry svg:viewBox="0 0 21600 21600" draw:type="rectangle" draw:enhanced-path="M 0 0 L 21600 0 21600 21600 0 21600 0 0 Z N"/>
        </draw:custom-shape>
        <draw:measure draw:style-name="gr20" draw:text-style-name="P11" draw:layer="layout" svg:x1="7.5cm" svg:y1="16.9cm" svg:x2="9.5cm" svg:y2="16.9cm">
          <text:p text:style-name="P15"><text:span text:style-name="T3">5s</text:span><text:span text:style-name="T3"><text:measure text:kind="gap"/></text:span></text:p>
        </draw:measure>
        <draw:measure draw:style-name="gr20" draw:text-style-name="P11" draw:layer="layout" svg:x1="9.5cm" svg:y1="16.9cm" svg:x2="11.5cm" svg:y2="16.9cm">
          <text:p text:style-name="P15"><text:span text:style-name="T3">5s</text:span><text:span text:style-name="T3"><text:measure text:kind="gap"/></text:span></text:p>
        </draw:measure>
        <draw:measure draw:style-name="gr20" draw:text-style-name="P11" draw:layer="layout" svg:x1="11.5cm" svg:y1="16.9cm" svg:x2="22.2cm" svg:y2="16.9cm">
          <text:p text:style-name="P15"><text:span text:style-name="T3">50s</text:span></text:p>
        </draw:measure>
        <draw:line draw:style-name="gr21" draw:text-style-name="P16" draw:layer="layout" svg:x1="19.6cm" svg:y1="15.8cm" svg:x2="19cm" svg:y2="18.2cm">
          <text:p/>
        </draw:line>
        <draw:line draw:style-name="gr22" draw:text-style-name="P16" draw:layer="layout" svg:x1="19.439cm" svg:y1="15.8cm" svg:x2="18.839cm" svg:y2="18.2cm">
          <text:p/>
        </draw:line>
        <draw:line draw:style-name="gr22" draw:text-style-name="P16" draw:layer="layout" svg:x1="19.752cm" svg:y1="15.8cm" svg:x2="19.152cm" svg:y2="18.2cm">
          <text:p/>
        </draw:line>
      </draw:page>
      <draw:page draw:name="page3" draw:style-name="dp1" draw:master-page-name="Padrão">
        <draw:g>
          <draw:g>
            <draw:custom-shape draw:style-name="gr23" draw:text-style-name="P17" draw:layer="layout" svg:width="2.123cm" svg:height="2.963cm" svg:x="3.08cm" svg:y="4.97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0.279cm" svg:height="0.279cm" svg:x="3.164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3.583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4.002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4.421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8cm" svg:height="0.279cm" svg:x="4.839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3.164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3.583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4.002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4.421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4.839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3.164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3.583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4.002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4.421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4.839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3.164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3.583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4.002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4.421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4.839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3.164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3.583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4.002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4.421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4.839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3.164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3.583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4.002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4.421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4.839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3.164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3.583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4.002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4.421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4.839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5.757cm" svg:y="4.97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0.28cm" svg:height="0.279cm" svg:x="5.841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6.26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6.679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7.098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7.516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5.841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6.26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6.679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7.098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7.516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5.841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6.26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6.679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7.098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8cm" svg:height="0.28cm" svg:x="7.516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5.841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6.26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6.679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7.098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7.516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5.841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6.26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6.679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7.098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7.516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5.841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6.26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6.679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7.098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7.516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5.841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6.26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6.679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7.098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7.516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8.435cm" svg:y="4.97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0.28cm" svg:height="0.279cm" svg:x="8.519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8.938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9.357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9.776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0.194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8.519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8.938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9.357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9.776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0.194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8.519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8.938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9.357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9.776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8cm" svg:height="0.28cm" svg:x="10.194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8.519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8.938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9.357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9.776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0.194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8.519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8.938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9.357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9.776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0.194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8.519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8.938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9.357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9.776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0.194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8.519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8.938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9.357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9.776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0.194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11.112cm" svg:y="4.97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0.28cm" svg:height="0.279cm" svg:x="11.196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1.615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12.034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2.453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12.872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1.196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1.615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12.034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12.453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2.872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1.196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1.615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12.034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2.453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2.872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1.196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1.615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12.034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2.453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2.872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1.196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1.615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12.034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2.453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2.872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1.196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1.615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12.034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2.453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2.872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1.196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1.615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12.034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2.453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2.872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13.785cm" svg:y="4.97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0.279cm" svg:height="0.279cm" svg:x="13.87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4.288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79cm" svg:x="14.708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8cm" svg:height="0.279cm" svg:x="15.126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15.545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3.87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4.288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79cm" svg:x="14.708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8cm" svg:height="0.279cm" svg:x="15.126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5.545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3.87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4.288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14.708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5.126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5.545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3.87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4.288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14.708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5.126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5.545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3.87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4.288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14.708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5.126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5.545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3.87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4.288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79cm" svg:x="14.708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5.126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5.545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3.87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4.288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14.708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5.126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5.545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6" draw:text-style-name="P17" draw:layer="layout" svg:width="2.122cm" svg:height="2.963cm" svg:x="16.467cm" svg:y="4.97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0.279cm" svg:height="0.279cm" svg:x="16.551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6.969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79cm" svg:x="17.389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7.807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18.226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6.551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6.969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79cm" svg:x="17.389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7.807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18.226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6.551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6.969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17.389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7.807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18.226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6.551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6.969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17.389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7.807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8.226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6.551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6.969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17.389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7.807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8.226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6.551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6.969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79cm" svg:x="17.389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7.807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8.226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6.551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6.969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17.389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7.807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8.226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6" draw:text-style-name="P17" draw:layer="layout" svg:width="2.122cm" svg:height="2.963cm" svg:x="19.145cm" svg:y="4.97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0.279cm" svg:height="0.279cm" svg:x="19.229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9.647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79cm" svg:x="20.067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8cm" svg:height="0.279cm" svg:x="20.485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20.904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9.229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9.647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79cm" svg:x="20.067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20.485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20.904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9.229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9.647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20.067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20.485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20.904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9.229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9.647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20.067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20.485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0.904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9.229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9.647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20.067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20.485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0.904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9.229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9.647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79cm" svg:x="20.067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20.485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20.904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9.229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9.647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20.067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20.485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0.904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24.497cm" svg:y="4.97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0.28cm" svg:height="0.279cm" svg:x="24.581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25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25.419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25.838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26.257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24.581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25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25.419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25.838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26.257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24.581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5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25.419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25.838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26.257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24.581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5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25.419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5.838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6.257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24.581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5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25.419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5.838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6.257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24.581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25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25.419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25.838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26.257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24.581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5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25.419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5.838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6.257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21.822cm" svg:y="4.97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0.279cm" svg:height="0.279cm" svg:x="21.906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22.324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79cm" svg:x="22.744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23.163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23.581cm" svg:y="5.0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21.906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22.324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79cm" svg:x="22.744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23.163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23.581cm" svg:y="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1.906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22.324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22.744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23.163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23.581cm" svg:y="5.8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1.906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22.324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22.744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3.163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3.581cm" svg:y="6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1.906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22.324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22.744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3.163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3.581cm" svg:y="6.7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21.906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22.324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79cm" svg:x="22.744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23.163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23.581cm" svg:y="7.1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1.906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22.324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8cm" svg:height="0.28cm" svg:x="22.744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3.163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23.581cm" svg:y="7.5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13.785cm" svg:y="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0.28cm" svg:height="0.279cm" svg:x="13.869cm" svg:y="1.0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4.288cm" svg:y="1.0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14.707cm" svg:y="1.0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5.126cm" svg:y="1.0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5.544cm" svg:y="1.0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3.869cm" svg:y="1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4.288cm" svg:y="1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14.707cm" svg:y="1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5.126cm" svg:y="1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5.544cm" svg:y="1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3.869cm" svg:y="1.9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4.288cm" svg:y="1.9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14.707cm" svg:y="1.9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5.126cm" svg:y="1.9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5.544cm" svg:y="1.9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3.869cm" svg:y="2.3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4.288cm" svg:y="2.3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14.707cm" svg:y="2.3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5.126cm" svg:y="2.3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5.544cm" svg:y="2.3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3.869cm" svg:y="2.7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4.288cm" svg:y="2.7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14.707cm" svg:y="2.7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5.126cm" svg:y="2.7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5.544cm" svg:y="2.7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3.869cm" svg:y="3.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4.288cm" svg:y="3.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8cm" svg:x="14.707cm" svg:y="3.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8cm" svg:x="15.126cm" svg:y="3.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8cm" svg:x="15.544cm" svg:y="3.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3.869cm" svg:y="3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4.288cm" svg:y="3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9" draw:layer="layout" svg:width="0.279cm" svg:height="0.279cm" svg:x="14.707cm" svg:y="3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79cm" svg:height="0.279cm" svg:x="15.126cm" svg:y="3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28cm" svg:height="0.279cm" svg:x="15.544cm" svg:y="3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3.079cm" svg:y="8.795cm">
              <text:p/>
              <draw:enhanced-geometry svg:viewBox="0 0 21600 21600" draw:mirror-horizontal="true" draw:type="rectangle" draw:enhanced-path="M 0 0 L 21600 0 21600 21600 0 21600 0 0 Z N"/>
            </draw:custom-shape>
            <draw:g>
              <draw:custom-shape draw:style-name="gr27" draw:text-style-name="P18" draw:layer="layout" svg:width="0.28cm" svg:height="0.28cm" svg:x="4.839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4.42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4.001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3.582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3.163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4.839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4.42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4.001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3.582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3.163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4.839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4.42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4.001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3.582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3.163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4.839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4.42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4.001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3.582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3.163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4.839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4.42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4.001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3.582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3.163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4.839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4.42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4.001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3.582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3.163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4.839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4.42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4.001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3.582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3.163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5.756cm" svg:y="8.795cm">
              <text:p/>
              <draw:enhanced-geometry svg:viewBox="0 0 21600 21600" draw:mirror-horizontal="true" draw:type="rectangle" draw:enhanced-path="M 0 0 L 21600 0 21600 21600 0 21600 0 0 Z N"/>
            </draw:custom-shape>
            <draw:g>
              <draw:custom-shape draw:style-name="gr27" draw:text-style-name="P18" draw:layer="layout" svg:width="0.28cm" svg:height="0.28cm" svg:x="7.516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7.097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6.678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6.259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5.841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7.516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7.097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6.678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6.259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5.841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7.516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7.097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6.678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6.259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8cm" svg:height="0.28cm" svg:x="5.841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7.516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7.097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6.678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6.259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5.841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7.516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7.097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6.678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6.259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5.841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7.516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7.097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6.678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6.259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5.841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7.516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7.097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6.678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6.259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5.841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8.434cm" svg:y="8.795cm">
              <text:p/>
              <draw:enhanced-geometry svg:viewBox="0 0 21600 21600" draw:mirror-horizontal="true" draw:type="rectangle" draw:enhanced-path="M 0 0 L 21600 0 21600 21600 0 21600 0 0 Z N"/>
            </draw:custom-shape>
            <draw:g>
              <draw:custom-shape draw:style-name="gr27" draw:text-style-name="P18" draw:layer="layout" svg:width="0.28cm" svg:height="0.28cm" svg:x="10.194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9.775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9.356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8.937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8.519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0.194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9.775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9.356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8.937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8.519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0.194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9.775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9.356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8.937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8cm" svg:height="0.28cm" svg:x="8.519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0.194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9.775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9.356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8.937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8.519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0.194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9.775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9.356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8.937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8.519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0.194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9.775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9.356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8.937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8.519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0.194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9.775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9.356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8.937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8.519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11.111cm" svg:y="8.795cm">
              <text:p/>
              <draw:enhanced-geometry svg:viewBox="0 0 21600 21600" draw:mirror-horizontal="true" draw:type="rectangle" draw:enhanced-path="M 0 0 L 21600 0 21600 21600 0 21600 0 0 Z N"/>
            </draw:custom-shape>
            <draw:g>
              <draw:custom-shape draw:style-name="gr27" draw:text-style-name="P18" draw:layer="layout" svg:width="0.279cm" svg:height="0.28cm" svg:x="12.871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2.452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12.033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1.614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8cm" svg:height="0.28cm" svg:x="11.196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2.871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2.452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12.033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11.614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1.196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2.871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2.452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12.033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1.614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1.196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2.871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2.452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12.033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1.614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1.196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2.871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2.452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12.033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1.614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1.196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2.871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2.452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12.033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1.614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1.196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2.871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2.452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12.033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1.614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1.196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13.784cm" svg:y="8.795cm">
              <text:p/>
              <draw:enhanced-geometry svg:viewBox="0 0 21600 21600" draw:mirror-horizontal="true" draw:type="rectangle" draw:enhanced-path="M 0 0 L 21600 0 21600 21600 0 21600 0 0 Z N"/>
            </draw:custom-shape>
            <draw:g>
              <draw:custom-shape draw:style-name="gr27" draw:text-style-name="P18" draw:layer="layout" svg:width="0.279cm" svg:height="0.28cm" svg:x="15.544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5.126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14.708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8cm" svg:height="0.28cm" svg:x="14.288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13.869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5.544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5.126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8cm" svg:height="0.279cm" svg:x="14.708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8cm" svg:height="0.279cm" svg:x="14.288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3.869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5.544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5.126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14.708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4.288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3.869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5.544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5.126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14.708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4.288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3.869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5.544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5.126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14.708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4.288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3.869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5.544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5.126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8cm" svg:height="0.279cm" svg:x="14.708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4.288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3.869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5.544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5.126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8cm" svg:height="0.279cm" svg:x="14.708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4.288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3.869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</draw:g>
          </draw:g>
          <draw:g>
            <draw:custom-shape draw:style-name="gr26" draw:text-style-name="P17" draw:layer="layout" svg:width="2.122cm" svg:height="2.963cm" svg:x="16.467cm" svg:y="8.795cm">
              <text:p/>
              <draw:enhanced-geometry svg:viewBox="0 0 21600 21600" draw:mirror-horizontal="true" draw:type="rectangle" draw:enhanced-path="M 0 0 L 21600 0 21600 21600 0 21600 0 0 Z N"/>
            </draw:custom-shape>
            <draw:g>
              <draw:custom-shape draw:style-name="gr27" draw:text-style-name="P18" draw:layer="layout" svg:width="0.279cm" svg:height="0.28cm" svg:x="18.225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7.807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17.389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6.969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16.55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8.225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7.807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8cm" svg:height="0.279cm" svg:x="17.389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6.969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16.55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8.225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7.807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17.389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6.969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16.55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8.225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7.807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17.389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6.969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6.55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8.225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7.807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17.389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6.969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6.55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8.225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7.807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8cm" svg:height="0.279cm" svg:x="17.389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6.969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6.55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8.225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7.807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8cm" svg:height="0.279cm" svg:x="17.389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6.969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6.55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</draw:g>
          </draw:g>
          <draw:g>
            <draw:custom-shape draw:style-name="gr26" draw:text-style-name="P17" draw:layer="layout" svg:width="2.122cm" svg:height="2.963cm" svg:x="19.145cm" svg:y="8.795cm">
              <text:p/>
              <draw:enhanced-geometry svg:viewBox="0 0 21600 21600" draw:mirror-horizontal="true" draw:type="rectangle" draw:enhanced-path="M 0 0 L 21600 0 21600 21600 0 21600 0 0 Z N"/>
            </draw:custom-shape>
            <draw:g>
              <draw:custom-shape draw:style-name="gr27" draw:text-style-name="P18" draw:layer="layout" svg:width="0.279cm" svg:height="0.28cm" svg:x="20.903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20.485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20.067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8cm" svg:height="0.28cm" svg:x="19.647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19.228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0.903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20.485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8cm" svg:height="0.279cm" svg:x="20.067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9.647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19.228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0.903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20.485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20.067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9.647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19.228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0.903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20.485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20.067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9.647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9.228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0.903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20.485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20.067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19.647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19.228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0.903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20.485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8cm" svg:height="0.279cm" svg:x="20.067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9.647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9.228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0.903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20.485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8cm" svg:height="0.279cm" svg:x="20.067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19.647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19.228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24.496cm" svg:y="8.795cm">
              <text:p/>
              <draw:enhanced-geometry svg:viewBox="0 0 21600 21600" draw:mirror-horizontal="true" draw:type="rectangle" draw:enhanced-path="M 0 0 L 21600 0 21600 21600 0 21600 0 0 Z N"/>
            </draw:custom-shape>
            <draw:g>
              <draw:custom-shape draw:style-name="gr27" draw:text-style-name="P18" draw:layer="layout" svg:width="0.279cm" svg:height="0.28cm" svg:x="26.256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5.837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25.418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24.999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8cm" svg:height="0.28cm" svg:x="24.581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6.256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5.837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25.418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4.999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8cm" svg:height="0.279cm" svg:x="24.581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6.256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5.837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25.418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24.999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8cm" svg:height="0.28cm" svg:x="24.581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6.256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5.837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25.418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4.999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24.581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6.256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5.837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25.418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4.999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24.581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6.256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5.837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25.418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4.999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24.581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6.256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5.837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25.418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4.999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24.581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21.821cm" svg:y="8.795cm">
              <text:p/>
              <draw:enhanced-geometry svg:viewBox="0 0 21600 21600" draw:mirror-horizontal="true" draw:type="rectangle" draw:enhanced-path="M 0 0 L 21600 0 21600 21600 0 21600 0 0 Z N"/>
            </draw:custom-shape>
            <draw:g>
              <draw:custom-shape draw:style-name="gr27" draw:text-style-name="P18" draw:layer="layout" svg:width="0.279cm" svg:height="0.28cm" svg:x="23.58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3.162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22.744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22.324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21.905cm" svg:y="8.87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3.58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3.162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8cm" svg:height="0.279cm" svg:x="22.744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22.324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9cm" svg:height="0.279cm" svg:x="21.905cm" svg:y="9.29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3.58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3.162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22.744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8cm" svg:height="0.28cm" svg:x="22.324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9cm" svg:height="0.28cm" svg:x="21.905cm" svg:y="9.71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3.58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3.162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22.744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22.324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1.905cm" svg:y="10.13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3.58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3.162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8" draw:text-style-name="P19" draw:layer="layout" svg:width="0.278cm" svg:height="0.28cm" svg:x="22.744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8cm" svg:height="0.28cm" svg:x="22.324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7" draw:text-style-name="P18" draw:layer="layout" svg:width="0.279cm" svg:height="0.28cm" svg:x="21.905cm" svg:y="10.55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3.58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3.162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8cm" svg:height="0.279cm" svg:x="22.744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22.324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1.905cm" svg:y="10.97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3.58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3.162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30" draw:text-style-name="P19" draw:layer="layout" svg:width="0.278cm" svg:height="0.279cm" svg:x="22.744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8cm" svg:height="0.279cm" svg:x="22.324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custom-shape draw:style-name="gr29" draw:text-style-name="P18" draw:layer="layout" svg:width="0.279cm" svg:height="0.279cm" svg:x="21.905cm" svg:y="11.39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3.08cm" svg:y="12.61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79cm" svg:height="0.279cm" svg:x="3.164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3.583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4.002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4.421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8cm" svg:height="0.279cm" svg:x="4.839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3.164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3.583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4.002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4.421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4.839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3.164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3.583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4.002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4.421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4.839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3.164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3.583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4.002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4.421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4.839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3.164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3.583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4.002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4.421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4.839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3.164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3.583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4.002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4.421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4.839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3.164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3.583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4.002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4.421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4.839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5.757cm" svg:y="12.61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8cm" svg:height="0.279cm" svg:x="5.841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6.26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6.679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7.098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7.516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5.841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6.26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6.679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7.098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7.516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5.841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6.26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6.679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7.098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8cm" svg:height="0.279cm" svg:x="7.516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5.841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6.26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6.679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7.098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7.516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5.841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6.26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6.679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7.098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7.516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5.841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6.26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6.679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7.098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7.516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5.841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6.26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6.679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7.098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7.516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8.435cm" svg:y="12.61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8cm" svg:height="0.279cm" svg:x="8.519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8.938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9.357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9.776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0.194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8.519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8.938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9.357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9.776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0.194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8.519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8.938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9.357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9.776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8cm" svg:height="0.279cm" svg:x="10.194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8.519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8.938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9.357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9.776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0.194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8.519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8.938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9.357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9.776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0.194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8.519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8.938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9.357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9.776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0.194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8.519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8.938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9.357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9.776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0.194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11.112cm" svg:y="12.61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8cm" svg:height="0.279cm" svg:x="11.196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1.615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2.034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453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2.872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1.196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1.615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12.034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12.453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2.872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1.196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1.615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2.034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453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872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1.196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1.615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12.034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2.453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2.872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1.196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1.615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2.034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453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872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1.196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1.615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2.034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453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872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1.196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1.615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2.034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453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872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13.785cm" svg:y="12.61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79cm" svg:height="0.279cm" svg:x="13.87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4.288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4.708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8cm" svg:height="0.279cm" svg:x="15.126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5.545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3.87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4.288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14.708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8cm" svg:height="0.28cm" svg:x="15.126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5.545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3.87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4.288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4.708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5.126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5.545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3.87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4.288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14.708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5.126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5.545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3.87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4.288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4.708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5.126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5.545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3.87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4.288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4.708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5.126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5.545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3.87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4.288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4.708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5.126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5.545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</draw:g>
          </draw:g>
          <draw:g>
            <draw:custom-shape draw:style-name="gr26" draw:text-style-name="P17" draw:layer="layout" svg:width="2.122cm" svg:height="2.963cm" svg:x="16.467cm" svg:y="12.61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79cm" svg:height="0.279cm" svg:x="16.551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6.969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7.389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7.807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8.226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6.551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6.969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17.389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7.807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18.226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6.551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6.969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7.389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7.807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8.226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6.551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6.969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17.389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7.807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8.226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6.551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6.969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7.389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7.807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8.226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6.551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6.969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7.389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7.807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8.226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6.551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6.969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7.389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7.807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8.226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</draw:g>
          </draw:g>
          <draw:g>
            <draw:custom-shape draw:style-name="gr26" draw:text-style-name="P17" draw:layer="layout" svg:width="2.122cm" svg:height="2.963cm" svg:x="19.145cm" svg:y="12.61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79cm" svg:height="0.279cm" svg:x="19.229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9.647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0.067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8cm" svg:height="0.279cm" svg:x="20.485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0.904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9.229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9.647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20.067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20.485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20.904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9.229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9.647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0.067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0.485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0.904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9.229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9.647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20.067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20.485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0.904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9.229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9.647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0.067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0.485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0.904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9.229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9.647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0.067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0.485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0.904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9.229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9.647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0.067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0.485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0.904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24.497cm" svg:y="12.61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8cm" svg:height="0.279cm" svg:x="24.581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5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5.419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5.838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6.257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24.581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5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25.419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5.838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26.257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4.581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5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5.419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5.838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6.257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24.581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5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25.419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5.838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6.257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4.581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5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5.419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5.838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6.257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4.581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5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5.419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5.838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6.257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4.581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5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5.419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5.838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6.257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21.822cm" svg:y="12.61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79cm" svg:height="0.279cm" svg:x="21.906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2.324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2.744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3.163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3.581cm" svg:y="15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1.906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22.324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22.744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3.163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23.581cm" svg:y="14.7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1.906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2.324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2.744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3.163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3.581cm" svg:y="14.37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1.906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22.324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22.744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3.163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3.581cm" svg:y="13.95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1.906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2.324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2.744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3.163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3.581cm" svg:y="13.5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1.906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2.324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2.744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3.163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3.581cm" svg:y="13.1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1.906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2.324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2.744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3.163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3.581cm" svg:y="12.6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3.079cm" svg:y="16.436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8cm" svg:height="0.279cm" svg:x="4.839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4.42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4.001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3.582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3.163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4.839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4.42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4.001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3.582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3.163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4.839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4.42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4.001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3.582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3.163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4.839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4.42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4.001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3.582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3.163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4.839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4.42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4.001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3.582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3.163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4.839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4.42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4.001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3.582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3.163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4.839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4.42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4.001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3.582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3.163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5.756cm" svg:y="16.436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8cm" svg:height="0.279cm" svg:x="7.516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7.097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6.678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6.259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5.841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7.516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7.097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6.678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6.259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5.841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7.516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7.097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6.678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6.259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8cm" svg:height="0.279cm" svg:x="5.841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7.516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7.097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6.678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6.259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5.841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7.516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7.097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6.678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6.259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5.841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7.516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7.097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6.678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6.259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5.841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7.516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7.097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6.678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6.259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5.841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8.434cm" svg:y="16.436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8cm" svg:height="0.279cm" svg:x="10.194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9.775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9.356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8.937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8.519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0.194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9.775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9.356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8.937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8.519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0.194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9.775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9.356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8.937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8cm" svg:height="0.279cm" svg:x="8.519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0.194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9.775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9.356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8.937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8.519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0.194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9.775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9.356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8.937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8.519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0.194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9.775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9.356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8.937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8.519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0.194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9.775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9.356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8.937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8.519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11.111cm" svg:y="16.436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79cm" svg:height="0.279cm" svg:x="12.871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452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2.033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1.614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8cm" svg:height="0.279cm" svg:x="11.196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2.871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2.452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12.033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11.614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1.196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871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452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2.033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1.614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1.196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2.871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2.452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12.033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1.614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1.196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871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452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2.033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1.614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1.196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2.871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2.452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12.033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1.614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1.196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871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2.452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2.033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1.614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1.196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13.784cm" svg:y="16.436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79cm" svg:height="0.279cm" svg:x="15.544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5.126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4.708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8cm" svg:height="0.279cm" svg:x="14.288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3.869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5.544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5.126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14.708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8cm" svg:height="0.28cm" svg:x="14.288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3.869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5.544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5.126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4.708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4.288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3.869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5.544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5.126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14.708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4.288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3.869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5.544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5.126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4.708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4.288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3.869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5.544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5.126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14.708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4.288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3.869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5.544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5.126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4.708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4.288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3.869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</draw:g>
          </draw:g>
          <draw:g>
            <draw:custom-shape draw:style-name="gr26" draw:text-style-name="P17" draw:layer="layout" svg:width="2.122cm" svg:height="2.963cm" svg:x="16.467cm" svg:y="16.436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79cm" svg:height="0.279cm" svg:x="18.225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7.807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7.389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6.969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6.55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8.225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7.807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17.389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6.969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16.55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8.225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7.807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7.389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6.969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6.55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8.225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7.807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17.389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6.969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6.55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8.225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7.807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7.389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6.969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6.55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8.225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7.807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17.389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6.969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6.55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8.225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7.807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17.389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6.969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6.55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</draw:g>
          </draw:g>
          <draw:g>
            <draw:custom-shape draw:style-name="gr26" draw:text-style-name="P17" draw:layer="layout" svg:width="2.122cm" svg:height="2.963cm" svg:x="19.145cm" svg:y="16.436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79cm" svg:height="0.279cm" svg:x="20.903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0.485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0.067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8cm" svg:height="0.279cm" svg:x="19.647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9.228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0.903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20.485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20.067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9.647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19.228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0.903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0.485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0.067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9.647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19.228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0.903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20.485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20.067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9.647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9.228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0.903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0.485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0.067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9.647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9.228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0.903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20.485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20.067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19.647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19.228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0.903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0.485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0.067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19.647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19.228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24.496cm" svg:y="16.436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79cm" svg:height="0.279cm" svg:x="26.256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5.837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5.418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4.999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8cm" svg:height="0.279cm" svg:x="24.581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6.256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5.837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25.418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4.999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8cm" svg:height="0.28cm" svg:x="24.581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6.256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5.837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5.418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4.999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8cm" svg:height="0.279cm" svg:x="24.581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6.256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5.837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25.418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4.999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24.581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6.256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5.837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5.418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4.999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4.581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6.256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5.837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25.418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4.999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24.581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6.256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5.837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5.418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4.999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4.581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</draw:g>
          </draw:g>
          <draw:g>
            <draw:custom-shape draw:style-name="gr23" draw:text-style-name="P17" draw:layer="layout" svg:width="2.123cm" svg:height="2.963cm" svg:x="21.821cm" svg:y="16.436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9" draw:text-style-name="P18" draw:layer="layout" svg:width="0.279cm" svg:height="0.279cm" svg:x="23.58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3.162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2.744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2.324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1.905cm" svg:y="19.036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3.58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3.162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22.744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22.324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9cm" svg:height="0.28cm" svg:x="21.905cm" svg:y="18.61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3.58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3.162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2.744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8cm" svg:height="0.279cm" svg:x="22.324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9cm" svg:height="0.279cm" svg:x="21.905cm" svg:y="18.1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3.58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3.162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22.744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22.324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1.905cm" svg:y="17.778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3.58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3.162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2.744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2.324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1.905cm" svg:y="17.35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3.58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3.162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8" draw:text-style-name="P19" draw:layer="layout" svg:width="0.278cm" svg:height="0.28cm" svg:x="22.744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8cm" svg:height="0.28cm" svg:x="22.324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7" draw:text-style-name="P18" draw:layer="layout" svg:width="0.279cm" svg:height="0.28cm" svg:x="21.905cm" svg:y="16.94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3.58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3.162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30" draw:text-style-name="P19" draw:layer="layout" svg:width="0.278cm" svg:height="0.279cm" svg:x="22.744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8cm" svg:height="0.279cm" svg:x="22.324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  <draw:custom-shape draw:style-name="gr29" draw:text-style-name="P18" draw:layer="layout" svg:width="0.279cm" svg:height="0.279cm" svg:x="21.905cm" svg:y="16.5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  </draw:custom-shape>
            </draw:g>
          </draw:g>
          <draw:frame draw:style-name="gr31" draw:text-style-name="P20" draw:layer="layout" svg:width="1.518cm" svg:height="0.763cm" svg:x="3.382cm" svg:y="19.437cm">
            <draw:text-box>
              <text:p text:style-name="P11"><text:span text:style-name="T1">1000</text:span></text:p>
            </draw:text-box>
          </draw:frame>
          <draw:frame draw:style-name="gr31" draw:text-style-name="P20" draw:layer="layout" svg:width="1.518cm" svg:height="0.763cm" svg:x="6.059cm" svg:y="19.437cm">
            <draw:text-box>
              <text:p text:style-name="P11"><text:span text:style-name="T1">2000</text:span></text:p>
            </draw:text-box>
          </draw:frame>
          <draw:frame draw:style-name="gr31" draw:text-style-name="P20" draw:layer="layout" svg:width="1.518cm" svg:height="0.763cm" svg:x="8.737cm" svg:y="19.437cm">
            <draw:text-box>
              <text:p text:style-name="P11"><text:span text:style-name="T1">3000</text:span></text:p>
            </draw:text-box>
          </draw:frame>
          <draw:frame draw:style-name="gr31" draw:text-style-name="P20" draw:layer="layout" svg:width="1.518cm" svg:height="0.763cm" svg:x="11.414cm" svg:y="19.437cm">
            <draw:text-box>
              <text:p text:style-name="P11"><text:span text:style-name="T1">4000</text:span></text:p>
            </draw:text-box>
          </draw:frame>
          <draw:frame draw:style-name="gr31" draw:text-style-name="P20" draw:layer="layout" svg:width="1.518cm" svg:height="0.763cm" svg:x="14.087cm" svg:y="19.437cm">
            <draw:text-box>
              <text:p text:style-name="P11"><text:span text:style-name="T1">5000</text:span></text:p>
            </draw:text-box>
          </draw:frame>
          <draw:frame draw:style-name="gr31" draw:text-style-name="P20" draw:layer="layout" svg:width="1.518cm" svg:height="0.763cm" svg:x="16.769cm" svg:y="19.437cm">
            <draw:text-box>
              <text:p text:style-name="P11"><text:span text:style-name="T1">6000</text:span></text:p>
            </draw:text-box>
          </draw:frame>
          <draw:frame draw:style-name="gr31" draw:text-style-name="P20" draw:layer="layout" svg:width="1.518cm" svg:height="0.763cm" svg:x="19.447cm" svg:y="19.437cm">
            <draw:text-box>
              <text:p text:style-name="P11"><text:span text:style-name="T1">7000</text:span></text:p>
            </draw:text-box>
          </draw:frame>
          <draw:frame draw:style-name="gr31" draw:text-style-name="P20" draw:layer="layout" svg:width="1.518cm" svg:height="0.763cm" svg:x="22.124cm" svg:y="19.437cm">
            <draw:text-box>
              <text:p text:style-name="P11"><text:span text:style-name="T1">8000</text:span></text:p>
            </draw:text-box>
          </draw:frame>
          <draw:frame draw:style-name="gr31" draw:text-style-name="P20" draw:layer="layout" svg:width="1.518cm" svg:height="0.763cm" svg:x="24.799cm" svg:y="19.437cm">
            <draw:text-box>
              <text:p text:style-name="P11"><text:span text:style-name="T1">9000</text:span></text:p>
            </draw:text-box>
          </draw:frame>
          <draw:frame draw:style-name="gr31" draw:text-style-name="P20" draw:layer="layout" svg:width="1.264cm" svg:height="0.763cm" svg:x="3.509cm" svg:y="15.537cm">
            <draw:text-box>
              <text:p text:style-name="P11"><text:span text:style-name="T1">100</text:span></text:p>
            </draw:text-box>
          </draw:frame>
          <draw:frame draw:style-name="gr31" draw:text-style-name="P20" draw:layer="layout" svg:width="1.264cm" svg:height="0.763cm" svg:x="6.186cm" svg:y="15.537cm">
            <draw:text-box>
              <text:p text:style-name="P11"><text:span text:style-name="T1">200</text:span></text:p>
            </draw:text-box>
          </draw:frame>
          <draw:frame draw:style-name="gr31" draw:text-style-name="P20" draw:layer="layout" svg:width="1.264cm" svg:height="0.763cm" svg:x="8.864cm" svg:y="15.537cm">
            <draw:text-box>
              <text:p text:style-name="P11"><text:span text:style-name="T1">300</text:span></text:p>
            </draw:text-box>
          </draw:frame>
          <draw:frame draw:style-name="gr31" draw:text-style-name="P20" draw:layer="layout" svg:width="1.264cm" svg:height="0.763cm" svg:x="11.541cm" svg:y="15.537cm">
            <draw:text-box>
              <text:p text:style-name="P11"><text:span text:style-name="T1">400</text:span></text:p>
            </draw:text-box>
          </draw:frame>
          <draw:frame draw:style-name="gr31" draw:text-style-name="P20" draw:layer="layout" svg:width="1.264cm" svg:height="0.763cm" svg:x="14.214cm" svg:y="15.537cm">
            <draw:text-box>
              <text:p text:style-name="P11"><text:span text:style-name="T1">500</text:span></text:p>
            </draw:text-box>
          </draw:frame>
          <draw:frame draw:style-name="gr31" draw:text-style-name="P20" draw:layer="layout" svg:width="1.264cm" svg:height="0.763cm" svg:x="16.896cm" svg:y="15.537cm">
            <draw:text-box>
              <text:p text:style-name="P11"><text:span text:style-name="T1">600</text:span></text:p>
            </draw:text-box>
          </draw:frame>
          <draw:frame draw:style-name="gr31" draw:text-style-name="P20" draw:layer="layout" svg:width="1.264cm" svg:height="0.763cm" svg:x="19.574cm" svg:y="15.537cm">
            <draw:text-box>
              <text:p text:style-name="P11"><text:span text:style-name="T1">700</text:span></text:p>
            </draw:text-box>
          </draw:frame>
          <draw:frame draw:style-name="gr31" draw:text-style-name="P20" draw:layer="layout" svg:width="1.264cm" svg:height="0.763cm" svg:x="22.251cm" svg:y="15.537cm">
            <draw:text-box>
              <text:p text:style-name="P11"><text:span text:style-name="T1">800</text:span></text:p>
            </draw:text-box>
          </draw:frame>
          <draw:frame draw:style-name="gr31" draw:text-style-name="P20" draw:layer="layout" svg:width="1.264cm" svg:height="0.763cm" svg:x="24.926cm" svg:y="15.537cm">
            <draw:text-box>
              <text:p text:style-name="P11"><text:span text:style-name="T1">900</text:span></text:p>
            </draw:text-box>
          </draw:frame>
          <draw:frame draw:style-name="gr31" draw:text-style-name="P20" draw:layer="layout" svg:width="1.01cm" svg:height="0.763cm" svg:x="3.636cm" svg:y="11.738cm">
            <draw:text-box>
              <text:p text:style-name="P11"><text:span text:style-name="T1">10</text:span></text:p>
            </draw:text-box>
          </draw:frame>
          <draw:frame draw:style-name="gr31" draw:text-style-name="P20" draw:layer="layout" svg:width="1.01cm" svg:height="0.763cm" svg:x="6.313cm" svg:y="11.738cm">
            <draw:text-box>
              <text:p text:style-name="P11"><text:span text:style-name="T1">20</text:span></text:p>
            </draw:text-box>
          </draw:frame>
          <draw:frame draw:style-name="gr31" draw:text-style-name="P20" draw:layer="layout" svg:width="1.01cm" svg:height="0.763cm" svg:x="8.991cm" svg:y="11.738cm">
            <draw:text-box>
              <text:p text:style-name="P11"><text:span text:style-name="T1">30</text:span></text:p>
            </draw:text-box>
          </draw:frame>
          <draw:frame draw:style-name="gr31" draw:text-style-name="P20" draw:layer="layout" svg:width="1.01cm" svg:height="0.763cm" svg:x="11.668cm" svg:y="11.738cm">
            <draw:text-box>
              <text:p text:style-name="P11"><text:span text:style-name="T1">40</text:span></text:p>
            </draw:text-box>
          </draw:frame>
          <draw:frame draw:style-name="gr31" draw:text-style-name="P20" draw:layer="layout" svg:width="1.01cm" svg:height="0.763cm" svg:x="14.341cm" svg:y="11.738cm">
            <draw:text-box>
              <text:p text:style-name="P11"><text:span text:style-name="T1">50</text:span></text:p>
            </draw:text-box>
          </draw:frame>
          <draw:frame draw:style-name="gr31" draw:text-style-name="P20" draw:layer="layout" svg:width="1.01cm" svg:height="0.763cm" svg:x="17.023cm" svg:y="11.738cm">
            <draw:text-box>
              <text:p text:style-name="P11"><text:span text:style-name="T1">60</text:span></text:p>
            </draw:text-box>
          </draw:frame>
          <draw:frame draw:style-name="gr31" draw:text-style-name="P20" draw:layer="layout" svg:width="1.01cm" svg:height="0.763cm" svg:x="19.701cm" svg:y="11.738cm">
            <draw:text-box>
              <text:p text:style-name="P11"><text:span text:style-name="T1">70</text:span></text:p>
            </draw:text-box>
          </draw:frame>
          <draw:frame draw:style-name="gr31" draw:text-style-name="P20" draw:layer="layout" svg:width="1.01cm" svg:height="0.763cm" svg:x="22.378cm" svg:y="11.738cm">
            <draw:text-box>
              <text:p text:style-name="P11"><text:span text:style-name="T1">80</text:span></text:p>
            </draw:text-box>
          </draw:frame>
          <draw:frame draw:style-name="gr31" draw:text-style-name="P20" draw:layer="layout" svg:width="1.01cm" svg:height="0.763cm" svg:x="25.053cm" svg:y="11.738cm">
            <draw:text-box>
              <text:p text:style-name="P11"><text:span text:style-name="T1">90</text:span></text:p>
            </draw:text-box>
          </draw:frame>
          <draw:frame draw:style-name="gr31" draw:text-style-name="P20" draw:layer="layout" svg:width="0.756cm" svg:height="0.763cm" svg:x="3.763cm" svg:y="7.939cm">
            <draw:text-box>
              <text:p text:style-name="P11"><text:span text:style-name="T1">1</text:span></text:p>
            </draw:text-box>
          </draw:frame>
          <draw:frame draw:style-name="gr31" draw:text-style-name="P20" draw:layer="layout" svg:width="0.756cm" svg:height="0.763cm" svg:x="6.44cm" svg:y="7.939cm">
            <draw:text-box>
              <text:p text:style-name="P11"><text:span text:style-name="T1">2</text:span></text:p>
            </draw:text-box>
          </draw:frame>
          <draw:frame draw:style-name="gr31" draw:text-style-name="P20" draw:layer="layout" svg:width="0.756cm" svg:height="0.763cm" svg:x="9.118cm" svg:y="7.939cm">
            <draw:text-box>
              <text:p text:style-name="P11"><text:span text:style-name="T1">3</text:span></text:p>
            </draw:text-box>
          </draw:frame>
          <draw:frame draw:style-name="gr31" draw:text-style-name="P20" draw:layer="layout" svg:width="0.756cm" svg:height="0.763cm" svg:x="11.795cm" svg:y="7.939cm">
            <draw:text-box>
              <text:p text:style-name="P11"><text:span text:style-name="T1">4</text:span></text:p>
            </draw:text-box>
          </draw:frame>
          <draw:frame draw:style-name="gr31" draw:text-style-name="P20" draw:layer="layout" svg:width="0.756cm" svg:height="0.763cm" svg:x="14.468cm" svg:y="7.939cm">
            <draw:text-box>
              <text:p text:style-name="P11"><text:span text:style-name="T1">5</text:span></text:p>
            </draw:text-box>
          </draw:frame>
          <draw:frame draw:style-name="gr31" draw:text-style-name="P20" draw:layer="layout" svg:width="0.756cm" svg:height="0.763cm" svg:x="17.15cm" svg:y="7.939cm">
            <draw:text-box>
              <text:p text:style-name="P11"><text:span text:style-name="T1">6</text:span></text:p>
            </draw:text-box>
          </draw:frame>
          <draw:frame draw:style-name="gr31" draw:text-style-name="P20" draw:layer="layout" svg:width="0.756cm" svg:height="0.763cm" svg:x="19.828cm" svg:y="7.939cm">
            <draw:text-box>
              <text:p text:style-name="P11"><text:span text:style-name="T1">7</text:span></text:p>
            </draw:text-box>
          </draw:frame>
          <draw:frame draw:style-name="gr31" draw:text-style-name="P20" draw:layer="layout" svg:width="0.756cm" svg:height="0.763cm" svg:x="22.505cm" svg:y="7.939cm">
            <draw:text-box>
              <text:p text:style-name="P11"><text:span text:style-name="T1">8</text:span></text:p>
            </draw:text-box>
          </draw:frame>
          <draw:frame draw:style-name="gr31" draw:text-style-name="P20" draw:layer="layout" svg:width="0.756cm" svg:height="0.763cm" svg:x="25.18cm" svg:y="7.939cm">
            <draw:text-box>
              <text:p text:style-name="P11"><text:span text:style-name="T1">9</text:span></text:p>
            </draw:text-box>
          </draw:frame>
          <draw:frame draw:style-name="gr31" draw:text-style-name="P20" draw:layer="layout" svg:width="0.756cm" svg:height="0.763cm" svg:x="14.468cm" svg:y="3.94cm">
            <draw:text-box>
              <text:p text:style-name="P11"><text:span text:style-name="T1">0</text:span></text:p>
            </draw:text-box>
          </draw:frame>
        </draw:g>
      </draw:page>
      <draw:page draw:name="page4" draw:style-name="dp1" draw:master-page-name="Padrão">
        <draw:g>
          <draw:custom-shape draw:style-name="gr32" draw:text-style-name="P19" draw:layer="layout" svg:width="7.6cm" svg:height="12.1cm" svg:x="1cm" svg:y="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301.512958821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3" draw:text-style-name="P17" draw:layer="layout" svg:width="7.6cm" svg:height="10.6cm" svg:x="1cm" svg:y="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4" draw:text-style-name="P18" draw:layer="layout" svg:width="1cm" svg:height="1cm" svg:x="1.3cm" svg:y="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.8cm" svg:y="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4.3cm" svg:y="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5.8cm" svg:y="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7.3cm" svg:y="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.3cm" svg:y="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2.8cm" svg:y="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4.3cm" svg:y="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5.8cm" svg:y="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7.3cm" svg:y="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1.3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.8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4.3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5.8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7.3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.3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4.3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5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7.3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.3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.8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4.3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5.8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7.3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.3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4.3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5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7.3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1.3cm" svg:y="10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2.8cm" svg:y="10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4.3cm" svg:y="10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5.8cm" svg:y="10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7.3cm" svg:y="10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6" draw:text-style-name="P21" draw:layer="layout" svg:width="1.25cm" svg:height="1.25cm" svg:x="2.525cm" svg:y="11.69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7" draw:text-style-name="P21" draw:layer="layout" svg:width="0.625cm" svg:height="0.625cm" svg:x="2.838cm" svg:y="12.0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6" draw:text-style-name="P21" draw:layer="layout" svg:width="1.25cm" svg:height="1.25cm" svg:x="5.826cm" svg:y="11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7" draw:text-style-name="P21" draw:layer="layout" svg:width="0.625cm" svg:height="0.625cm" svg:x="6.139cm" svg:y="12.01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custom-shape draw:style-name="gr32" draw:text-style-name="P19" draw:layer="layout" svg:width="7.6cm" svg:height="12.1cm" svg:x="10.5cm" svg:y="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301.512958821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3" draw:text-style-name="P17" draw:layer="layout" svg:width="7.6cm" svg:height="10.6cm" svg:x="10.5cm" svg:y="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5" draw:text-style-name="P19" draw:layer="layout" svg:width="1cm" svg:height="1cm" svg:x="10.8cm" svg:y="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12.3cm" svg:y="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3.8cm" svg:y="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5.3cm" svg:y="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6.8cm" svg:y="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10.8cm" svg:y="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12.3cm" svg:y="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3.8cm" svg:y="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5.3cm" svg:y="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6.8cm" svg:y="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10.8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2.3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3.8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5.3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6.8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10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2.3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3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5.3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6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8" draw:text-style-name="P19" draw:layer="layout" svg:width="1cm" svg:height="1cm" svg:x="10.8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2.3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3.8cm" svg:y="7.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34" draw:text-style-name="P18" draw:layer="layout" svg:width="1cm" svg:height="1cm" svg:x="15.3cm" svg:y="7.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34" draw:text-style-name="P18" draw:layer="layout" svg:width="1cm" svg:height="1cm" svg:x="16.8cm" svg:y="7.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35" draw:text-style-name="P19" draw:layer="layout" svg:width="1cm" svg:height="1cm" svg:x="10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2.3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3.8cm" svg:y="8.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34" draw:text-style-name="P18" draw:layer="layout" svg:width="1cm" svg:height="1cm" svg:x="15.3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6.8cm" svg:y="8.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35" draw:text-style-name="P19" draw:layer="layout" svg:width="1cm" svg:height="1cm" svg:x="10.8cm" svg:y="10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2.3cm" svg:y="10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13.8cm" svg:y="10.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34" draw:text-style-name="P18" draw:layer="layout" svg:width="1cm" svg:height="1cm" svg:x="15.3cm" svg:y="10.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34" draw:text-style-name="P18" draw:layer="layout" svg:width="1cm" svg:height="1cm" svg:x="16.8cm" svg:y="10.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g>
            <draw:g>
              <draw:custom-shape draw:style-name="gr36" draw:text-style-name="P21" draw:layer="layout" svg:width="1.25cm" svg:height="1.25cm" svg:x="12.025cm" svg:y="11.69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7" draw:text-style-name="P21" draw:layer="layout" svg:width="0.625cm" svg:height="0.625cm" svg:x="12.338cm" svg:y="12.0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6" draw:text-style-name="P21" draw:layer="layout" svg:width="1.25cm" svg:height="1.25cm" svg:x="15.326cm" svg:y="11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7" draw:text-style-name="P21" draw:layer="layout" svg:width="0.625cm" svg:height="0.625cm" svg:x="15.639cm" svg:y="12.01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custom-shape draw:style-name="gr32" draw:text-style-name="P19" draw:layer="layout" svg:width="7.6cm" svg:height="12.1cm" svg:x="20cm" svg:y="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301.512958821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3" draw:text-style-name="P17" draw:layer="layout" svg:width="7.6cm" svg:height="10.6cm" svg:x="20cm" svg:y="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5" draw:text-style-name="P19" draw:layer="layout" svg:width="1cm" svg:height="1cm" svg:x="20.3cm" svg:y="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1.8cm" svg:y="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23.3cm" svg:y="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4.8cm" svg:y="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26.3cm" svg:y="1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0.3cm" svg:y="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1.8cm" svg:y="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3.3cm" svg:y="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4.8cm" svg:y="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6.3cm" svg:y="2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20.3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1.8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23.3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4.8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26.3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0.3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1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3.3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4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6.3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9" draw:layer="layout" svg:width="1cm" svg:height="1cm" svg:x="20.3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1.8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3.3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4.8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6.3cm" svg:y="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0.3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1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3.3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4.8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6.3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0.3cm" svg:y="10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1.8cm" svg:y="10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3.3cm" svg:y="10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4.8cm" svg:y="10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18" draw:layer="layout" svg:width="1cm" svg:height="1cm" svg:x="26.3cm" svg:y="10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6" draw:text-style-name="P21" draw:layer="layout" svg:width="1.25cm" svg:height="1.25cm" svg:x="21.525cm" svg:y="11.69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7" draw:text-style-name="P21" draw:layer="layout" svg:width="0.625cm" svg:height="0.625cm" svg:x="21.838cm" svg:y="12.0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6" draw:text-style-name="P21" draw:layer="layout" svg:width="1.25cm" svg:height="1.25cm" svg:x="24.826cm" svg:y="11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7" draw:text-style-name="P21" draw:layer="layout" svg:width="0.625cm" svg:height="0.625cm" svg:x="25.139cm" svg:y="12.01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14" draw:text-style-name="P10" draw:layer="layout" svg:width="3.825cm" svg:height="0.962cm" svg:x="2.888cm" svg:y="13.638cm">
          <draw:text-box>
            <text:p>Time: 17:36</text:p>
          </draw:text-box>
        </draw:frame>
        <draw:frame draw:style-name="gr39" draw:text-style-name="P10" draw:layer="layout" svg:width="2.8cm" svg:height="0.962cm" svg:x="12.9cm" svg:y="13.538cm">
          <draw:text-box>
            <text:p>Day: 09</text:p>
          </draw:text-box>
        </draw:frame>
        <draw:frame draw:style-name="gr16" draw:text-style-name="P10" draw:layer="layout" svg:width="4.091cm" svg:height="0.962cm" svg:x="21.909cm" svg:y="13.638cm">
          <draw:text-box>
            <text:p>Month: 07</text:p>
          </draw:text-box>
        </draw:frame>
        <draw:custom-shape draw:style-name="gr17" draw:text-style-name="P12" draw:layer="layout" svg:width="2cm" svg:height="1.14cm" svg:x="6.8cm" svg:y="17.3cm">
          <text:p text:style-name="P11"><text:span text:style-name="T2">Show </text:span></text:p>
          <text:p text:style-name="P11"><text:span text:style-name="T2">D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cm" svg:height="1.14cm" svg:x="8.8cm" svg:y="17.3cm">
          <text:p text:style-name="P11"><text:span text:style-name="T2">Show </text:span></text:p>
          <text:p text:style-name="P1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0.7cm" svg:height="1.14cm" svg:x="10.8cm" svg:y="17.3cm">
          <text:p text:style-name="P11"><text:span text:style-name="T2">Show </text:span></text:p>
          <text:p text:style-name="P11"><text:span text:style-name="T2">Time</text:span></text:p>
          <draw:enhanced-geometry svg:viewBox="0 0 21600 21600" draw:type="rectangle" draw:enhanced-path="M 0 0 L 21600 0 21600 21600 0 21600 0 0 Z N"/>
        </draw:custom-shape>
        <draw:measure draw:style-name="gr20" draw:text-style-name="P11" draw:layer="layout" svg:x1="6.8cm" svg:y1="17.3cm" svg:x2="8.8cm" svg:y2="17.3cm">
          <text:p text:style-name="P15"><text:span text:style-name="T3">5s</text:span><text:span text:style-name="T3"><text:measure text:kind="gap"/></text:span></text:p>
        </draw:measure>
        <draw:measure draw:style-name="gr20" draw:text-style-name="P11" draw:layer="layout" svg:x1="8.8cm" svg:y1="17.3cm" svg:x2="10.8cm" svg:y2="17.3cm">
          <text:p text:style-name="P15"><text:span text:style-name="T3">5s</text:span><text:span text:style-name="T3"><text:measure text:kind="gap"/></text:span></text:p>
        </draw:measure>
        <draw:measure draw:style-name="gr20" draw:text-style-name="P11" draw:layer="layout" svg:x1="10.8cm" svg:y1="17.3cm" svg:x2="21.5cm" svg:y2="17.3cm">
          <text:p text:style-name="P15"><text:span text:style-name="T3">50s</text:span></text:p>
        </draw:measure>
        <draw:line draw:style-name="gr21" draw:text-style-name="P16" draw:layer="layout" svg:x1="18.9cm" svg:y1="16.2cm" svg:x2="18.3cm" svg:y2="18.6cm">
          <text:p/>
        </draw:line>
        <draw:line draw:style-name="gr22" draw:text-style-name="P16" draw:layer="layout" svg:x1="18.739cm" svg:y1="16.2cm" svg:x2="18.139cm" svg:y2="18.6cm">
          <text:p/>
        </draw:line>
        <draw:line draw:style-name="gr22" draw:text-style-name="P16" draw:layer="layout" svg:x1="19.052cm" svg:y1="16.2cm" svg:x2="18.452cm" svg:y2="18.6cm">
          <text:p/>
        </draw:line>
      </draw:page>
      <draw:page draw:name="page5" draw:style-name="dp1" draw:master-page-name="Padrão">
        <draw:g>
          <draw:custom-shape draw:style-name="gr40" draw:text-style-name="P19" draw:layer="layout" svg:width="3.714cm" svg:height="5.917cm" svg:x="1cm" svg:y="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301.512958821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1" draw:text-style-name="P17" draw:layer="layout" svg:width="3.714cm" svg:height="5.183cm" svg:x="1cm" svg:y="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2" draw:text-style-name="P18" draw:layer="layout" svg:width="0.488cm" svg:height="0.489cm" svg:x="1.147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.88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.613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3.346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4.079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.147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.88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.613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3.346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4.079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.147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.88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.613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3.346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4.079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.147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.88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.613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3.346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4.079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19" draw:layer="layout" svg:width="0.488cm" svg:height="0.488cm" svg:x="1.147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19" draw:layer="layout" svg:width="0.488cm" svg:height="0.488cm" svg:x="1.88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19" draw:layer="layout" svg:width="0.489cm" svg:height="0.488cm" svg:x="2.613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8" draw:layer="layout" svg:width="0.489cm" svg:height="0.488cm" svg:x="3.346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8" draw:layer="layout" svg:width="0.489cm" svg:height="0.488cm" svg:x="4.079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.147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.88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2.613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3.346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4.079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.147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.88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6" draw:text-style-name="P19" draw:layer="layout" svg:width="0.489cm" svg:height="0.489cm" svg:x="2.613cm" svg:y="5.547cm">
                <text:p text:style-name="P11"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3.346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4.079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7" draw:text-style-name="P21" draw:layer="layout" svg:width="0.611cm" svg:height="0.611cm" svg:x="1.745cm" svg:y="6.23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8" draw:text-style-name="P21" draw:layer="layout" svg:width="0.306cm" svg:height="0.306cm" svg:x="1.898cm" svg:y="6.3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9" draw:text-style-name="P21" draw:layer="layout" svg:width="0.61cm" svg:height="0.612cm" svg:x="3.359cm" svg:y="6.23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8" draw:text-style-name="P21" draw:layer="layout" svg:width="0.305cm" svg:height="0.305cm" svg:x="3.512cm" svg:y="6.3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custom-shape draw:style-name="gr40" draw:text-style-name="P19" draw:layer="layout" svg:width="3.714cm" svg:height="5.917cm" svg:x="14.9cm" svg:y="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301.512958821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1" draw:text-style-name="P17" draw:layer="layout" svg:width="3.714cm" svg:height="5.183cm" svg:x="14.9cm" svg:y="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5" draw:text-style-name="P19" draw:layer="layout" svg:width="0.489cm" svg:height="0.489cm" svg:x="15.046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5.78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8cm" svg:height="0.489cm" svg:x="16.513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7.246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7.979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15.046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5.78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6.513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7.246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17.979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5.046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5.78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8cm" svg:height="0.489cm" svg:x="16.513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7.246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7.979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15.046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5.78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6.513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7.246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17.979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0" draw:text-style-name="P19" draw:layer="layout" svg:width="0.489cm" svg:height="0.488cm" svg:x="15.046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8" draw:layer="layout" svg:width="0.488cm" svg:height="0.488cm" svg:x="15.78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19" draw:layer="layout" svg:width="0.488cm" svg:height="0.488cm" svg:x="16.513cm" svg:y="4.08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44" draw:text-style-name="P18" draw:layer="layout" svg:width="0.488cm" svg:height="0.488cm" svg:x="17.246cm" svg:y="4.08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43" draw:text-style-name="P19" draw:layer="layout" svg:width="0.489cm" svg:height="0.488cm" svg:x="17.979cm" svg:y="4.08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42" draw:text-style-name="P18" draw:layer="layout" svg:width="0.489cm" svg:height="0.489cm" svg:x="15.046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5.78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6.513cm" svg:y="4.814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42" draw:text-style-name="P18" draw:layer="layout" svg:width="0.488cm" svg:height="0.489cm" svg:x="17.246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17.979cm" svg:y="4.814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45" draw:text-style-name="P19" draw:layer="layout" svg:width="0.489cm" svg:height="0.489cm" svg:x="15.046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5.78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6.513cm" svg:y="5.54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42" draw:text-style-name="P18" draw:layer="layout" svg:width="0.488cm" svg:height="0.489cm" svg:x="17.246cm" svg:y="5.54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42" draw:text-style-name="P18" draw:layer="layout" svg:width="0.489cm" svg:height="0.489cm" svg:x="17.979cm" svg:y="5.54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g>
            <draw:g>
              <draw:custom-shape draw:style-name="gr47" draw:text-style-name="P21" draw:layer="layout" svg:width="0.611cm" svg:height="0.611cm" svg:x="15.645cm" svg:y="6.23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8" draw:text-style-name="P21" draw:layer="layout" svg:width="0.306cm" svg:height="0.306cm" svg:x="15.798cm" svg:y="6.3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1" draw:text-style-name="P21" draw:layer="layout" svg:width="0.611cm" svg:height="0.612cm" svg:x="17.258cm" svg:y="6.23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8" draw:text-style-name="P21" draw:layer="layout" svg:width="0.306cm" svg:height="0.305cm" svg:x="17.411cm" svg:y="6.3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custom-shape draw:style-name="gr40" draw:text-style-name="P19" draw:layer="layout" svg:width="3.714cm" svg:height="5.917cm" svg:x="10.286cm" svg:y="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301.512958821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1" draw:text-style-name="P17" draw:layer="layout" svg:width="3.714cm" svg:height="5.183cm" svg:x="10.286cm" svg:y="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5" draw:text-style-name="P19" draw:layer="layout" svg:width="0.489cm" svg:height="0.489cm" svg:x="10.432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1.165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1.898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8cm" svg:height="0.489cm" svg:x="12.632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3.365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0.432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1.165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1.898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8cm" svg:height="0.489cm" svg:x="12.632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3.365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0.432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1.165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1.898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2.632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3.365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0.432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1.165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1.898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2.632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3.365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19" draw:layer="layout" svg:width="0.489cm" svg:height="0.488cm" svg:x="10.432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19" draw:layer="layout" svg:width="0.489cm" svg:height="0.488cm" svg:x="11.165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19" draw:layer="layout" svg:width="0.489cm" svg:height="0.488cm" svg:x="11.898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8" draw:layer="layout" svg:width="0.488cm" svg:height="0.488cm" svg:x="12.632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8" draw:layer="layout" svg:width="0.488cm" svg:height="0.488cm" svg:x="13.365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0.432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1.165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1.898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2.632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3.365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0.432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1.165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11.898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2.632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3.365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7" draw:text-style-name="P21" draw:layer="layout" svg:width="0.611cm" svg:height="0.611cm" svg:x="11.031cm" svg:y="6.23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8" draw:text-style-name="P21" draw:layer="layout" svg:width="0.305cm" svg:height="0.306cm" svg:x="11.184cm" svg:y="6.3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1" draw:text-style-name="P21" draw:layer="layout" svg:width="0.611cm" svg:height="0.612cm" svg:x="12.644cm" svg:y="6.23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8" draw:text-style-name="P21" draw:layer="layout" svg:width="0.306cm" svg:height="0.305cm" svg:x="12.797cm" svg:y="6.3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52" draw:text-style-name="P22" draw:layer="layout" svg:width="2.932cm" svg:height="0.962cm" svg:x="1.323cm" svg:y="7.18cm">
          <draw:text-box>
            <text:p text:style-name="P6">Hour: 21</text:p>
          </draw:text-box>
        </draw:frame>
        <draw:frame draw:style-name="gr53" draw:text-style-name="P22" draw:layer="layout" svg:width="3.461cm" svg:height="0.962cm" svg:x="5.755cm" svg:y="7.131cm">
          <draw:text-box>
            <text:p text:style-name="P6">Minute: 53</text:p>
          </draw:text-box>
        </draw:frame>
        <draw:frame draw:style-name="gr54" draw:text-style-name="P22" draw:layer="layout" svg:width="3.5cm" svg:height="0.962cm" svg:x="10.4cm" svg:y="7.18cm">
          <draw:text-box>
            <text:p text:style-name="P6">Day: 23</text:p>
          </draw:text-box>
        </draw:frame>
        <draw:frame draw:style-name="gr31" draw:text-style-name="P10" draw:layer="layout" svg:width="2.619cm" svg:height="0.962cm" svg:x="9.6cm" svg:y="17.2cm">
          <draw:text-box>
            <text:p>SETUP</text:p>
          </draw:text-box>
        </draw:frame>
        <draw:g>
          <draw:custom-shape draw:style-name="gr40" draw:text-style-name="P19" draw:layer="layout" svg:width="3.714cm" svg:height="5.917cm" svg:x="5.686cm" svg:y="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301.512958821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1" draw:text-style-name="P17" draw:layer="layout" svg:width="3.714cm" svg:height="5.183cm" svg:x="5.686cm" svg:y="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5" draw:text-style-name="P19" draw:layer="layout" svg:width="0.489cm" svg:height="0.489cm" svg:x="5.832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6.565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7.298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8.032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8.765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5.832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6.565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7.298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8cm" svg:height="0.489cm" svg:x="8.032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8.765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5.832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6.565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7.298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8.032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8cm" svg:height="0.489cm" svg:x="8.765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5.832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6.565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7.298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8.032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8.765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8" draw:layer="layout" svg:width="0.489cm" svg:height="0.488cm" svg:x="5.832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8" draw:layer="layout" svg:width="0.489cm" svg:height="0.488cm" svg:x="6.565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8" draw:layer="layout" svg:width="0.489cm" svg:height="0.488cm" svg:x="7.298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8" draw:layer="layout" svg:width="0.488cm" svg:height="0.488cm" svg:x="8.032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8" draw:layer="layout" svg:width="0.488cm" svg:height="0.488cm" svg:x="8.765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5.832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6.565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7.298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8.032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8.765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5.832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6.565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7.298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8.032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8.765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7" draw:text-style-name="P21" draw:layer="layout" svg:width="0.611cm" svg:height="0.611cm" svg:x="6.431cm" svg:y="6.23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8" draw:text-style-name="P21" draw:layer="layout" svg:width="0.305cm" svg:height="0.306cm" svg:x="6.584cm" svg:y="6.3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1" draw:text-style-name="P21" draw:layer="layout" svg:width="0.611cm" svg:height="0.612cm" svg:x="8.044cm" svg:y="6.23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8" draw:text-style-name="P21" draw:layer="layout" svg:width="0.306cm" svg:height="0.305cm" svg:x="8.197cm" svg:y="6.3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54" draw:text-style-name="P22" draw:layer="layout" svg:width="3.5cm" svg:height="0.962cm" svg:x="15.001cm" svg:y="7.179cm">
          <draw:text-box>
            <text:p text:style-name="P6">Month: 10</text:p>
          </draw:text-box>
        </draw:frame>
        <draw:g>
          <draw:custom-shape draw:style-name="gr40" draw:text-style-name="P19" draw:layer="layout" svg:width="3.714cm" svg:height="5.917cm" svg:x="19.7cm" svg:y="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301.512958821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1" draw:text-style-name="P17" draw:layer="layout" svg:width="3.714cm" svg:height="5.183cm" svg:x="19.7cm" svg:y="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2" draw:text-style-name="P18" draw:layer="layout" svg:width="0.488cm" svg:height="0.489cm" svg:x="19.847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8cm" svg:height="0.489cm" svg:x="20.58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21.313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22.046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2.779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9.847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8cm" svg:height="0.489cm" svg:x="20.58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1.313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2.046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2.779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9.847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8cm" svg:height="0.489cm" svg:x="20.58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21.313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22.046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2.779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9.847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20.58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1.313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2.046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2.779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19" draw:layer="layout" svg:width="0.488cm" svg:height="0.488cm" svg:x="19.847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19" draw:layer="layout" svg:width="0.488cm" svg:height="0.488cm" svg:x="20.58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19" draw:layer="layout" svg:width="0.489cm" svg:height="0.488cm" svg:x="21.313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8" draw:layer="layout" svg:width="0.489cm" svg:height="0.488cm" svg:x="22.046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8" draw:layer="layout" svg:width="0.489cm" svg:height="0.488cm" svg:x="22.779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9.847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20.58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21.313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2.046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2.779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19.847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20.58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6" draw:text-style-name="P19" draw:layer="layout" svg:width="0.489cm" svg:height="0.489cm" svg:x="21.313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2.046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2.779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7" draw:text-style-name="P21" draw:layer="layout" svg:width="0.611cm" svg:height="0.611cm" svg:x="20.445cm" svg:y="6.23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8" draw:text-style-name="P21" draw:layer="layout" svg:width="0.306cm" svg:height="0.306cm" svg:x="20.598cm" svg:y="6.3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9" draw:text-style-name="P21" draw:layer="layout" svg:width="0.61cm" svg:height="0.612cm" svg:x="22.059cm" svg:y="6.23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8" draw:text-style-name="P21" draw:layer="layout" svg:width="0.305cm" svg:height="0.305cm" svg:x="22.212cm" svg:y="6.3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52" draw:text-style-name="P22" draw:layer="layout" svg:width="3.779cm" svg:height="0.962cm" svg:x="20.023cm" svg:y="7.18cm">
          <draw:text-box>
            <text:p text:style-name="P6">Century: 20</text:p>
          </draw:text-box>
        </draw:frame>
        <draw:frame draw:style-name="gr53" draw:text-style-name="P22" draw:layer="layout" svg:width="2.839cm" svg:height="0.962cm" svg:x="24.455cm" svg:y="7.131cm">
          <draw:text-box>
            <text:p text:style-name="P6">Year: 21</text:p>
          </draw:text-box>
        </draw:frame>
        <draw:g>
          <draw:custom-shape draw:style-name="gr40" draw:text-style-name="P19" draw:layer="layout" svg:width="3.714cm" svg:height="5.917cm" svg:x="24.386cm" svg:y="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301.512958821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1" draw:text-style-name="P17" draw:layer="layout" svg:width="3.714cm" svg:height="5.183cm" svg:x="24.386cm" svg:y="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2" draw:text-style-name="P18" draw:layer="layout" svg:width="0.489cm" svg:height="0.489cm" svg:x="24.532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5.265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25.998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8cm" svg:height="0.489cm" svg:x="26.732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8cm" svg:height="0.489cm" svg:x="27.465cm" svg:y="1.1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4.532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5.265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25.998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26.732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27.465cm" svg:y="1.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24.532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25.265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25.998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26.732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27.465cm" svg:y="2.6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4.532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5.265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5.998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26.732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27.465cm" svg:y="3.3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8" draw:layer="layout" svg:width="0.489cm" svg:height="0.488cm" svg:x="24.532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19" draw:layer="layout" svg:width="0.489cm" svg:height="0.488cm" svg:x="25.265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8" draw:layer="layout" svg:width="0.489cm" svg:height="0.488cm" svg:x="25.998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19" draw:layer="layout" svg:width="0.488cm" svg:height="0.488cm" svg:x="26.732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8" draw:layer="layout" svg:width="0.488cm" svg:height="0.488cm" svg:x="27.465cm" svg:y="4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4.532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5.265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25.998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26.732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27.465cm" svg:y="4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4.532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9cm" svg:height="0.489cm" svg:x="25.265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5" draw:text-style-name="P19" draw:layer="layout" svg:width="0.489cm" svg:height="0.489cm" svg:x="25.998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26.732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8" draw:layer="layout" svg:width="0.488cm" svg:height="0.489cm" svg:x="27.465cm" svg:y="5.5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7" draw:text-style-name="P21" draw:layer="layout" svg:width="0.611cm" svg:height="0.611cm" svg:x="25.131cm" svg:y="6.23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8" draw:text-style-name="P21" draw:layer="layout" svg:width="0.305cm" svg:height="0.306cm" svg:x="25.284cm" svg:y="6.3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1" draw:text-style-name="P21" draw:layer="layout" svg:width="0.611cm" svg:height="0.612cm" svg:x="26.744cm" svg:y="6.23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8" draw:text-style-name="P21" draw:layer="layout" svg:width="0.306cm" svg:height="0.305cm" svg:x="26.897cm" svg:y="6.3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</draw:page>
      <draw:page draw:name="page6" draw:style-name="dp1" draw:master-page-name="Padrão">
        <draw:custom-shape draw:style-name="gr17" draw:text-style-name="P12" draw:layer="layout" svg:width="2cm" svg:height="1.14cm" svg:x="1.4cm" svg:y="2.6cm">
          <text:p text:style-name="P23"><text:span text:style-name="T2">Show </text:span></text:p>
          <text:p text:style-name="P23"><text:span text:style-name="T2">Day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cm" svg:height="1.14cm" svg:x="3.4cm" svg:y="2.6cm">
          <text:p text:style-name="P23"><text:span text:style-name="T2">Show </text:span></text:p>
          <text:p text:style-name="P23"><text:span text:style-name="T2">Month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0.7cm" svg:height="1.14cm" svg:x="5.4cm" svg:y="2.6cm">
          <text:p text:style-name="P23"><text:span text:style-name="T2">Show </text:span></text:p>
          <text:p text:style-name="P23"><text:span text:style-name="T2">Time</text:span></text:p>
          <draw:enhanced-geometry svg:viewBox="0 0 21600 21600" draw:type="rectangle" draw:enhanced-path="M 0 0 L 21600 0 21600 21600 0 21600 0 0 Z N"/>
        </draw:custom-shape>
        <draw:measure draw:style-name="gr20" draw:text-style-name="P24" draw:layer="measurelines" svg:x1="1.4cm" svg:y1="2.6cm" svg:x2="3.4cm" svg:y2="2.6cm">
          <text:p text:style-name="P24"><text:span text:style-name="T3">5s</text:span><text:span text:style-name="T3"><text:measure text:kind="gap"/></text:span></text:p>
        </draw:measure>
        <draw:measure draw:style-name="gr20" draw:text-style-name="P24" draw:layer="measurelines" svg:x1="3.4cm" svg:y1="2.6cm" svg:x2="5.4cm" svg:y2="2.6cm">
          <text:p text:style-name="P24"><text:span text:style-name="T3">5s</text:span><text:span text:style-name="T3"><text:measure text:kind="gap"/></text:span></text:p>
        </draw:measure>
        <draw:measure draw:style-name="gr20" draw:text-style-name="P24" draw:layer="measurelines" svg:x1="5.4cm" svg:y1="2.6cm" svg:x2="16.1cm" svg:y2="2.6cm">
          <text:p text:style-name="P24"><text:span text:style-name="T3">50s</text:span></text:p>
        </draw:measure>
        <draw:line draw:style-name="gr21" draw:text-style-name="P16" draw:layer="layout" svg:x1="13.5cm" svg:y1="1.5cm" svg:x2="12.9cm" svg:y2="3.9cm">
          <text:p/>
        </draw:line>
        <draw:line draw:style-name="gr22" draw:text-style-name="P16" draw:layer="layout" svg:x1="13.339cm" svg:y1="1.5cm" svg:x2="12.739cm" svg:y2="3.9cm">
          <text:p/>
        </draw:line>
        <draw:line draw:style-name="gr22" draw:text-style-name="P16" draw:layer="layout" svg:x1="13.652cm" svg:y1="1.5cm" svg:x2="13.052cm" svg:y2="3.9cm">
          <text:p/>
        </draw:line>
        <draw:g>
          <draw:custom-shape draw:style-name="gr33" draw:text-style-name="P17" draw:layer="layout" svg:width="7.6cm" svg:height="10.6cm" svg:x="19.1cm" svg:y="5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4" draw:text-style-name="P18" draw:layer="layout" svg:width="1cm" svg:height="1cm" svg:x="19.4cm" svg:y="6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0.9cm" svg:y="6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2.4cm" svg:y="6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3.9cm" svg:y="6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5.4cm" svg:y="6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19.4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0.9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2.4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3.9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5.4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19.4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0.9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2.4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3.9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5.4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19.4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0.9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2.4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3.9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5.4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19.4cm" svg:y="12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0.9cm" svg:y="12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2.4cm" svg:y="12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3.9cm" svg:y="12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5.4cm" svg:y="12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19.4cm" svg:y="1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0.9cm" svg:y="1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2.4cm" svg:y="1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3.9cm" svg:y="1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5.4cm" svg:y="1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19.4cm" svg:y="15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0.9cm" svg:y="15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2.4cm" svg:y="15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3.9cm" svg:y="15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8" draw:layer="layout" svg:width="1cm" svg:height="1cm" svg:x="25.4cm" svg:y="15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6T09:51:15.150000000</meta:creation-date>
    <dc:date>2021-02-25T02:20:54.392000000</dc:date>
    <meta:editing-duration>PT2H31M9S</meta:editing-duration>
    <meta:editing-cycles>19</meta:editing-cycles>
    <meta:generator>LibreOffice/6.2.8.2$Windows_X86_64 LibreOffice_project/f82ddfca21ebc1e222a662a32b25c0c9d20169ee</meta:generator>
    <meta:document-statistic meta:object-count="3589"/>
  </office:meta>
</office:document-meta>
</file>